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28da0c8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4a1a4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5d166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8da0c8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line-height="100%"/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3" style:family="paragraph" style:parent-style-name="Standard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rsid="000cf346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5" style:family="paragraph" style:parent-style-name="Standard"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officeooo:paragraph-rsid="01aae69a"/>
    </style:style>
    <style:style style:name="P17" style:family="paragraph" style:parent-style-name="Footnote">
      <style:text-properties officeooo:paragraph-rsid="00dfc841"/>
    </style:style>
    <style:style style:name="P18" style:family="paragraph" style:parent-style-name="Footnote">
      <style:text-properties officeooo:rsid="00dfc841" officeooo:paragraph-rsid="00dfc841"/>
    </style:style>
    <style:style style:name="P19" style:family="paragraph" style:parent-style-name="Footnote">
      <style:text-properties fo:font-size="10pt" officeooo:rsid="00dfc841" officeooo:paragraph-rsid="00ad319f" style:font-size-asian="10pt" style:font-size-complex="10pt"/>
    </style:style>
    <style:style style:name="P20" style:family="paragraph" style:parent-style-name="Footnote">
      <style:text-properties officeooo:paragraph-rsid="01af3a40"/>
    </style:style>
    <style:style style:name="P21" style:family="paragraph" style:parent-style-name="Footnote">
      <style:text-properties officeooo:paragraph-rsid="01b753db"/>
    </style:style>
    <style:style style:name="P22" style:family="paragraph" style:parent-style-name="Footnote">
      <style:text-properties officeooo:paragraph-rsid="01bc2e20"/>
    </style:style>
    <style:style style:name="P23" style:family="paragraph" style:parent-style-name="Footnote">
      <style:text-properties officeooo:paragraph-rsid="01c2dd13"/>
    </style:style>
    <style:style style:name="P24" style:family="paragraph" style:parent-style-name="Footnote">
      <style:text-properties officeooo:rsid="016ea4c2" officeooo:paragraph-rsid="018ed41a"/>
    </style:style>
    <style:style style:name="P25" style:family="paragraph" style:parent-style-name="Footnote">
      <style:text-properties officeooo:rsid="016fb856" officeooo:paragraph-rsid="017062b2"/>
    </style:style>
    <style:style style:name="P26" style:family="paragraph" style:parent-style-name="Footnote">
      <style:text-properties officeooo:rsid="016fb856" officeooo:paragraph-rsid="01748224"/>
    </style:style>
    <style:style style:name="P27" style:family="paragraph" style:parent-style-name="Footnote">
      <style:text-properties officeooo:rsid="0277f35d" officeooo:paragraph-rsid="0277f35d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2891bf0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paragraph-rsid="019bfe23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213df71" officeooo:paragraph-rsid="0213df7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font-style="normal" officeooo:paragraph-rsid="01de800b" style:font-size-asian="11pt" style:font-style-asian="normal" style:font-size-complex="11pt" style:font-style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86c506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87ed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1c2cfd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3e2d8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86c50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286c50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299a07d" fo:background-color="transparent" style:language-asian="nl" style:country-asian="NL" style:font-weight-asian="normal" style:font-weight-complex="normal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9a07d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86c506"/>
    </style:style>
    <style:style style:name="P4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37320e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d5f1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17166e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1a72c8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1564d6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d3409"/>
    </style:style>
    <style:style style:name="P5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ba2c"/>
    </style:style>
    <style:style style:name="P5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fo:font-weight="normal" officeooo:paragraph-rsid="0200266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7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font-style="normal" officeooo:paragraph-rsid="0217166e" style:font-size-asian="11pt" style:font-style-asian="normal" style:font-size-complex="11pt" style:font-style-complex="normal"/>
    </style:style>
    <style:style style:name="P59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217166e"/>
    </style:style>
    <style:style style:name="P60" style:family="paragraph" style:parent-style-name="Standard" style:list-style-name="L2"/>
    <style:style style:name="P61" style:family="paragraph" style:parent-style-name="Standard" style:list-style-name="L2">
      <style:text-properties officeooo:paragraph-rsid="0299a07d"/>
    </style:style>
    <style:style style:name="P62" style:family="paragraph" style:parent-style-name="Standard" style:list-style-name="L2">
      <style:text-properties officeooo:paragraph-rsid="0286c506"/>
    </style:style>
    <style:style style:name="P63" style:family="paragraph" style:parent-style-name="Standard" style:list-style-name="L2">
      <style:text-properties officeooo:paragraph-rsid="02214bc4"/>
    </style:style>
    <style:style style:name="P64" style:family="paragraph" style:parent-style-name="Standard" style:list-style-name="L2">
      <style:text-properties officeooo:paragraph-rsid="021ce288"/>
    </style:style>
    <style:style style:name="P65" style:family="paragraph" style:parent-style-name="Standard" style:list-style-name="L2">
      <style:text-properties officeooo:paragraph-rsid="017dba5d"/>
    </style:style>
    <style:style style:name="P66" style:family="paragraph" style:parent-style-name="Standard" style:list-style-name="L2">
      <style:text-properties fo:font-size="11pt" officeooo:paragraph-rsid="00caceeb" style:font-size-asian="11pt" style:font-size-complex="11pt"/>
    </style:style>
    <style:style style:name="P67" style:family="paragraph" style:parent-style-name="Standard" style:list-style-name="L2">
      <style:text-properties fo:font-size="11pt" officeooo:rsid="01c83610" officeooo:paragraph-rsid="00caceeb" style:font-size-asian="11pt" style:font-size-complex="11pt"/>
    </style:style>
    <style:style style:name="P68" style:family="paragraph" style:parent-style-name="Standard" style:list-style-name="L2">
      <style:text-properties fo:color="#000000" style:font-name="Ubuntu3" fo:font-size="11pt" officeooo:paragraph-rsid="00e0c573" style:font-size-asian="11pt" style:font-size-complex="11pt"/>
    </style:style>
    <style:style style:name="P69" style:family="paragraph" style:parent-style-name="Standard" style:list-style-name="L2">
      <style:text-properties fo:color="#000000" style:font-name="Ubuntu3" fo:font-size="11pt" officeooo:paragraph-rsid="00805385" style:font-size-asian="11pt" style:font-size-complex="11pt"/>
    </style:style>
    <style:style style:name="P70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71" style:family="paragraph" style:parent-style-name="Standard" style:list-style-name="L3">
      <style:text-properties fo:color="#000000" style:font-name="Bitstream Vera Sans" fo:font-size="10pt" fo:language="nl" fo:country="NL" fo:font-style="normal" fo:font-weight="normal" officeooo:paragraph-rsid="015874c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2" style:family="paragraph" style:parent-style-name="Standard" style:list-style-name="L2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3" style:family="paragraph" style:parent-style-name="Standard" style:list-style-name="L2">
      <style:text-properties fo:color="#000000" fo:language="nl" fo:country="NL" fo:font-weight="normal" officeooo:paragraph-rsid="0286c506" fo:background-color="transparent" style:language-asian="nl" style:country-asian="NL" style:font-weight-asian="normal" style:font-weight-complex="normal"/>
    </style:style>
    <style:style style:name="P74" style:family="paragraph" style:parent-style-name="Standard" style:list-style-name="L3"/>
    <style:style style:name="P75" style:family="paragraph" style:parent-style-name="Standard" style:list-style-name="L2">
      <style:text-properties fo:font-style="normal" officeooo:paragraph-rsid="0299a07d" style:font-style-asian="normal" style:font-style-complex="normal"/>
    </style:style>
    <style:style style:name="P76" style:family="paragraph" style:parent-style-name="Standard" style:list-style-name="L3">
      <style:text-properties style:font-name="Bitstream Vera Sans" fo:font-size="10pt" fo:language="nl" fo:country="NL" officeooo:paragraph-rsid="01528b86" fo:background-color="transparent" style:font-size-asian="10pt" style:language-asian="nl" style:country-asian="NL" style:font-name-complex="Bitstream Vera Sans" style:font-size-complex="10pt"/>
    </style:style>
    <style:style style:name="P77" style:family="paragraph">
      <style:paragraph-properties fo:text-align="start"/>
      <style:text-properties style:text-line-through-style="none" style:font-name="Ubuntu" fo:font-size="8pt" fo:font-style="normal" style:text-underline-style="none" fo:font-weight="normal"/>
    </style:style>
    <style:style style:name="P7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officeooo:rsid="0016af72" style:font-size-asian="11pt" style:font-size-complex="11pt"/>
    </style:style>
    <style:style style:name="T3" style:family="text">
      <style:text-properties style:font-name="Ubuntu3" fo:font-size="11pt" officeooo:rsid="006eb62a" style:font-size-asian="11pt" style:font-size-complex="11pt"/>
    </style:style>
    <style:style style:name="T4" style:family="text">
      <style:text-properties style:font-name="Ubuntu3" fo:font-size="11pt" officeooo:rsid="0087ff3f" style:font-size-asian="11pt" style:font-size-complex="11pt"/>
    </style:style>
    <style:style style:name="T5" style:family="text">
      <style:text-properties style:font-name="Ubuntu3" fo:font-size="11pt" officeooo:rsid="00885b15" style:font-size-asian="11pt" style:font-size-complex="11pt"/>
    </style:style>
    <style:style style:name="T6" style:family="text">
      <style:text-properties style:font-name="Ubuntu3" fo:font-size="11pt" officeooo:rsid="00e9a617" style:font-size-asian="11pt" style:font-size-complex="11pt"/>
    </style:style>
    <style:style style:name="T7" style:family="text">
      <style:text-properties style:font-name="Ubuntu3" fo:font-size="11pt" officeooo:rsid="00ed7d91" style:font-size-asian="11pt" style:font-size-complex="11pt"/>
    </style:style>
    <style:style style:name="T8" style:family="text">
      <style:text-properties style:font-name="Ubuntu3" fo:font-size="11pt" officeooo:rsid="01bf4eea" style:font-size-asian="11pt" style:font-size-complex="11pt"/>
    </style:style>
    <style:style style:name="T9" style:family="text">
      <style:text-properties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0" style:family="text">
      <style:text-properties style:font-name="Ubuntu3" fo:font-size="11pt" fo:language="nl" fo:country="NL" fo:font-style="normal" style:text-underline-style="none" fo:font-weight="normal" fo:background-color="transparent" style:language-asian="nl" style:country-asian="NL" style:font-style-asian="normal" style:font-weight-asian="normal" style:font-name-complex="Bitstream Vera Sans" style:font-style-complex="normal" style:font-weight-complex="normal" loext:char-shading-value="0"/>
    </style:style>
    <style:style style:name="T11" style:family="text">
      <style:text-properties style:font-name="Ubuntu3" fo:font-size="11pt" fo:language="nl" fo:country="NL" fo:font-style="normal" style:text-underline-style="none" fo:font-weight="normal" officeooo:rsid="0206ba2c" fo:background-color="transparent" style:language-asian="nl" style:country-asian="NL" style:font-style-asian="normal" style:font-weight-asian="normal" style:font-name-complex="Bitstream Vera Sans" style:font-style-complex="normal" style:font-weight-complex="normal" loext:char-shading-value="0"/>
    </style:style>
    <style:style style:name="T12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14" style:family="text">
      <style:text-properties style:font-name="Ubuntu3" fo:font-size="11pt" fo:font-style="normal" style:text-underline-style="none" officeooo:rsid="028cdf4b" style:font-size-asian="11pt" style:font-style-asian="normal" style:font-name-complex="Bitstream Vera Sans" style:font-size-complex="11pt" style:font-style-complex="normal"/>
    </style:style>
    <style:style style:name="T15" style:family="text">
      <style:text-properties style:font-name="Ubuntu3" fo:font-size="10pt" style:font-size-asian="10pt" style:font-size-complex="10pt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8" style:family="text">
      <style:text-properties fo:language="nl" fo:country="NL" officeooo:rsid="019fe3c1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9" style:family="text">
      <style:text-properties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20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1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3379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2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f79ae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3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d9dc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4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dd53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5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f695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6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e364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7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f3a4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8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b18d9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9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cb4d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30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1af832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31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21065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32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33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34442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34" style:family="text">
      <style:text-properties fo:color="#000000" style:text-line-through-style="none" style:font-name="Ubuntu3" fo:font-size="10pt" fo:language="nl" fo:country="NL" fo:font-style="normal" style:text-underline-style="none" officeooo:rsid="01af6950" fo:background-color="transparent" style:font-size-asian="10pt" style:language-asian="nl" style:country-asian="NL" style:font-style-asian="normal" style:font-name-complex="Bitstream Vera Sans" style:font-size-complex="10pt" style:font-style-complex="normal" loext:char-shading-value="0"/>
    </style:style>
    <style:style style:name="T35" style:family="text">
      <style:text-properties fo:color="#000000" style:text-line-through-styl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style:text-line-through-style="none" style:font-name="Ubuntu3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3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14d88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3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278f4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bad96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c8f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499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2ade2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35b03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572a6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4a03b0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7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4e16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4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b7cd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bad9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924c4c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92661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9bbcf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3b104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9df4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7edeb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4b73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4dc02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5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a278b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aef3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ab7958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0304c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046a82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0602aa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3c1ad4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3dd8b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8a4a3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9d263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6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a1f66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9ee70c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c6b38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d02d7d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d67a2c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4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d842e5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1278f4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13df7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2ade2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2c1ac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79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2e773e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80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3223c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81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7718bb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82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83480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83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23d5197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 loext:char-shading-value="0"/>
    </style:style>
    <style:style style:name="T84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 loext:char-shading-value="0"/>
    </style:style>
    <style:style style:name="T85" style:family="text">
      <style:text-properties fo:color="#00000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86" style:family="text">
      <style:text-properties fo:color="#000000" style:text-line-through-style="none" style:font-name="Ubuntu3" fo:font-size="11pt" fo:language="nl" fo:country="NL" fo:font-style="normal" style:text-underline-style="none" fo:font-weight="bold" officeooo:rsid="007bad96" fo:background-color="transparent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87" style:family="text">
      <style:text-properties fo:color="#000000" style:text-line-through-style="none" style:font-name="Ubuntu3" fo:font-size="11pt" fo:language="nl" fo:country="NL" fo:font-style="normal" style:text-underline-style="none" fo:font-weight="bold" officeooo:rsid="022e773e" fo:background-color="transparent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88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89" style:family="text">
      <style:text-properties fo:color="#000000" style:text-line-through-style="none" style:font-name="Ubuntu3" fo:font-size="11pt" fo:language="nl" fo:country="NL" fo:font-style="normal" style:text-underline-style="none" officeooo:rsid="0213df71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90" style:family="text">
      <style:text-properties fo:color="#000000" style:text-line-through-style="none" style:font-name="Ubuntu3" fo:font-size="11pt" fo:language="nl" fo:country="NL" fo:font-style="normal" style:text-underline-style="none" officeooo:rsid="005de20f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91" style:family="text">
      <style:text-properties fo:color="#000000" style:text-line-through-style="none" style:font-name="Ubuntu3" fo:font-size="11pt" fo:language="nl" fo:country="NL" fo:font-style="normal" style:text-underline-style="none" officeooo:rsid="007bad9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92" style:family="text">
      <style:text-properties fo:color="#000000" style:text-line-through-style="none" style:font-name="Ubuntu3" fo:font-size="11pt" fo:language="nl" fo:country="NL" fo:font-style="normal" style:text-underline-style="none" officeooo:rsid="007b7cd9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93" style:family="text">
      <style:text-properties fo:color="#000000" style:text-line-through-style="none" style:font-name="Ubuntu3" fo:font-size="11pt" fo:language="nl" fo:country="NL" fo:font-style="normal" style:text-underline-style="none" officeooo:rsid="023223c1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94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 loext:char-shading-value="0"/>
    </style:style>
    <style:style style:name="T95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96" style:family="text">
      <style:text-properties fo:color="#000000" style:text-line-through-style="none" style:font-name="Ubuntu3" fo:font-size="11pt" fo:language="nl" fo:country="NL" fo:font-style="normal" fo:font-weight="normal" officeooo:rsid="007bad96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97" style:family="text">
      <style:text-properties fo:color="#000000" style:text-line-through-style="none" style:font-name="Ubuntu3" fo:font-size="11pt" fo:language="nl" fo:country="NL" fo:font-style="normal" fo:font-weight="normal" officeooo:rsid="0092661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98" style:family="text">
      <style:text-properties fo:color="#000000" style:text-line-through-style="none" style:font-name="Ubuntu3" fo:font-size="11pt" fo:language="nl" fo:country="NL" fo:font-style="normal" fo:font-weight="normal" officeooo:rsid="022d880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99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 loext:char-shading-value="0"/>
    </style:style>
    <style:style style:name="T100" style:family="text">
      <style:text-properties fo:color="#000000" style:text-line-through-style="none" style:font-name="Ubuntu3" fo:font-size="11pt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01" style:family="text">
      <style:text-properties fo:color="#000000" style:text-line-through-style="none" style:font-name="Ubuntu3" fo:font-size="11pt" fo:language="nl" fo:country="NL" fo:font-style="normal" fo:font-weight="bold" officeooo:rsid="007bad96" fo:background-color="transparent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102" style:family="text">
      <style:text-properties fo:color="#000000" style:text-line-through-style="none" style:font-name="Ubuntu3" fo:font-size="11pt" fo:language="nl" fo:country="NL" fo:font-weight="normal" fo:background-color="transparent" style:font-size-asian="11pt" style:language-asian="nl" style:country-asian="NL" style:font-weight-asian="normal" style:font-size-complex="11pt" style:font-weight-complex="normal" loext:char-shading-value="0"/>
    </style:style>
    <style:style style:name="T103" style:family="text">
      <style:text-properties fo:color="#000000" style:text-line-through-style="none" style:font-name="Ubuntu3" fo:font-size="11pt" fo:language="nl" fo:country="NL" officeooo:rsid="005de20f" fo:background-color="transparent" style:font-size-asian="11pt" style:language-asian="nl" style:country-asian="NL" style:font-size-complex="11pt" loext:char-shading-value="0"/>
    </style:style>
    <style:style style:name="T104" style:family="text">
      <style:text-properties fo:color="#000000" style:text-line-through-style="none" style:font-name="Ubuntu3" fo:font-size="11pt" style:text-underline-style="none" style:font-size-asian="11pt" style:font-size-complex="11pt"/>
    </style:style>
    <style:style style:name="T105" style:family="text">
      <style:text-properties fo:color="#000000" style:text-line-through-style="none" style:font-name="Ubuntu3" fo:font-size="11pt" style:text-underline-style="none" officeooo:rsid="01492873" style:font-size-asian="11pt" style:font-size-complex="11pt"/>
    </style:style>
    <style:style style:name="T106" style:family="text">
      <style:text-properties fo:color="#000000" style:text-line-through-style="none" style:font-name="Ubuntu3" fo:font-size="11pt" style:text-underline-style="none" officeooo:rsid="01657261" style:font-size-asian="11pt" style:font-size-complex="11pt"/>
    </style:style>
    <style:style style:name="T107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08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officeooo:rsid="01046a82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09" style:family="text">
      <style:text-properties fo:color="#000000" style:text-line-through-style="none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0" style:family="text">
      <style:text-properties fo:color="#000000" style:text-line-through-style="none" fo:font-size="11pt" fo:language="nl" fo:country="NL" fo:font-style="normal" style:text-underline-style="none" officeooo:rsid="00153bda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1" style:family="text">
      <style:text-properties fo:color="#000000" style:text-line-through-style="none" fo:font-size="11pt" fo:language="nl" fo:country="NL" fo:font-style="normal" style:text-underline-style="none" officeooo:rsid="008edd2a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2" style:family="text">
      <style:text-properties fo:color="#000000" style:text-line-through-style="none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3" style:family="text">
      <style:text-properties fo:color="#000000" style:text-line-through-style="none" fo:font-size="11pt" fo:language="nl" fo:country="NL" fo:font-style="normal" style:text-underline-style="none" officeooo:rsid="007bad9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4" style:family="text">
      <style:text-properties fo:color="#000000" style:text-line-through-style="none" fo:font-size="11pt" fo:language="nl" fo:country="NL" fo:font-style="normal" style:text-underline-style="none" officeooo:rsid="00a4dc02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5" style:family="text">
      <style:text-properties fo:color="#000000" style:text-line-through-style="none" fo:font-size="11pt" fo:language="nl" fo:country="NL" fo:font-style="normal" style:text-underline-style="none" officeooo:rsid="00aa278b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6" style:family="text">
      <style:text-properties fo:color="#000000" style:text-line-through-style="none" fo:font-size="11pt" fo:language="nl" fo:country="NL" fo:font-style="normal" style:text-underline-style="none" officeooo:rsid="01046a82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7" style:family="text">
      <style:text-properties fo:color="#000000" style:text-line-through-style="none" fo:font-size="11pt" fo:language="nl" fo:country="NL" fo:font-style="normal" style:text-underline-style="none" officeooo:rsid="023223c1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18" style:family="text">
      <style:text-properties fo:color="#000000" style:text-line-through-style="none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19" style:family="text">
      <style:text-properties fo:color="#000000" style:text-line-through-style="none" fo:font-size="11pt" fo:language="nl" fo:country="NL" fo:font-style="normal" style:text-underline-style="none" fo:font-weight="normal" officeooo:rsid="0045edcd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20" style:family="text">
      <style:text-properties fo:color="#000000" style:text-line-through-style="none" fo:font-size="11pt" fo:language="nl" fo:country="NL" fo:font-style="normal" style:text-underline-style="none" fo:font-weight="normal" officeooo:rsid="0046a6e0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21" style:family="text">
      <style:text-properties fo:color="#000000" style:text-line-through-style="none" fo:font-size="11pt" fo:language="nl" fo:country="NL" fo:font-style="normal" style:text-underline-style="none" fo:font-weight="normal" officeooo:rsid="023223c1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22" style:family="text">
      <style:text-properties fo:color="#000000" style:text-line-through-style="none" fo:font-size="11pt" fo:language="nl" fo:country="NL" fo:font-style="normal" style:text-underline-style="none" fo:font-weight="normal" officeooo:rsid="023773a3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23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24" style:family="text">
      <style:text-properties fo:color="#000000" style:text-line-through-style="none" fo:font-size="11pt" fo:language="nl" fo:country="NL" fo:font-weight="normal" officeooo:rsid="00cc2b1b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25" style:family="text">
      <style:text-properties fo:color="#000000" style:text-line-through-style="none" fo:font-size="11pt" fo:language="nl" fo:country="NL" fo:font-weight="normal" officeooo:rsid="00ce23dc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26" style:family="text">
      <style:text-properties fo:color="#000000" style:text-line-through-style="none" fo:font-size="11pt" fo:language="nl" fo:country="NL" fo:font-weight="normal" officeooo:rsid="01fa0eb0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27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 loext:char-shading-value="0"/>
    </style:style>
    <style:style style:name="T128" style:family="text">
      <style:text-properties fo:color="#000000" style:text-line-through-style="none" fo:font-size="11pt" fo:language="nl" fo:country="NL" fo:font-weight="normal" officeooo:rsid="027cb70e" fo:background-color="transparent" style:font-name-asian="DejaVu Sans1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 loext:char-shading-value="0"/>
    </style:style>
    <style:style style:name="T129" style:family="text">
      <style:text-properties fo:color="#000000" style:text-line-through-style="none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30" style:family="text">
      <style:text-properties fo:color="#000000" style:text-line-through-style="none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31" style:family="text">
      <style:text-properties fo:color="#000000" style:text-line-through-style="none" fo:language="nl" fo:country="NL" fo:font-style="normal" style:text-underline-style="none" officeooo:rsid="0064e16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2" style:family="text">
      <style:text-properties fo:color="#000000" style:text-line-through-style="none" fo:language="nl" fo:country="NL" fo:font-style="normal" style:text-underline-style="none" officeooo:rsid="007bad96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3" style:family="text">
      <style:text-properties fo:color="#000000" style:text-line-through-style="none" fo:language="nl" fo:country="NL" fo:font-style="normal" style:text-underline-style="none" officeooo:rsid="00a4b733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4" style:family="text">
      <style:text-properties fo:color="#000000" style:text-line-through-style="none" fo:language="nl" fo:country="NL" fo:font-style="normal" style:text-underline-style="none" officeooo:rsid="00a4dc02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5" style:family="text">
      <style:text-properties fo:color="#000000" style:text-line-through-style="none" fo:language="nl" fo:country="NL" fo:font-style="normal" style:text-underline-style="none" officeooo:rsid="00aaef38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6" style:family="text">
      <style:text-properties fo:color="#000000" style:text-line-through-style="none" fo:language="nl" fo:country="NL" fo:font-style="normal" style:text-underline-style="none" officeooo:rsid="00aa278b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7" style:family="text">
      <style:text-properties fo:color="#000000" style:text-line-through-style="none" fo:language="nl" fo:country="NL" fo:font-style="normal" style:text-underline-style="none" officeooo:rsid="01d67a2c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38" style:family="text">
      <style:text-properties fo:color="#000000" style:text-line-through-style="none" fo:language="nl" fo:country="NL" fo:font-style="normal" style:text-underline-style="none" officeooo:rsid="02106567" fo:background-color="transparent" style:font-size-asian="10pt" style:language-asian="nl" style:country-asian="NL" style:font-style-asian="normal" style:font-name-complex="Bitstream Vera Sans" style:font-size-complex="10pt" style:font-style-complex="normal" loext:char-shading-value="0"/>
    </style:style>
    <style:style style:name="T139" style:family="text">
      <style:text-properties fo:color="#000000" style:text-line-through-style="none" fo:language="nl" fo:country="NL" fo:font-style="normal" style:text-underline-style="none" officeooo:rsid="005572a6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40" style:family="text">
      <style:text-properties fo:color="#000000" style:text-line-through-style="none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41" style:family="text">
      <style:text-properties fo:color="#000000" style:text-line-through-style="none" fo:language="nl" fo:country="NL" fo:font-style="normal" fo:font-weight="normal" officeooo:rsid="00aaf0a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42" style:family="text">
      <style:text-properties fo:color="#000000" style:text-line-through-style="none" fo:language="nl" fo:country="NL" fo:font-style="normal" fo:font-weight="normal" fo:background-color="transparent" style:font-size-asian="11pt" style:language-asian="nl" style:country-asian="NL" style:font-style-asian="normal" style:font-weight-asian="normal" style:font-size-complex="11pt" style:font-style-complex="normal" style:font-weight-complex="normal" loext:char-shading-value="0"/>
    </style:style>
    <style:style style:name="T143" style:family="text">
      <style:text-properties fo:color="#000000" style:text-line-through-style="none" fo:language="nl" fo:country="NL" fo:font-style="normal" fo:font-weight="normal" officeooo:rsid="00aa278b" fo:background-color="transparent" style:font-size-asian="11pt" style:language-asian="nl" style:country-asian="NL" style:font-style-asian="normal" style:font-weight-asian="normal" style:font-size-complex="11pt" style:font-style-complex="normal" style:font-weight-complex="normal" loext:char-shading-value="0"/>
    </style:style>
    <style:style style:name="T144" style:family="text">
      <style:text-properties fo:color="#000000" style:text-line-through-style="none" fo:language="nl" fo:country="NL" fo:font-style="normal" fo:font-weight="normal" officeooo:rsid="00fb8ff6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145" style:family="text">
      <style:text-properties fo:color="#000000" style:text-line-through-style="none" fo:language="nl" fo:country="NL" fo:font-style="normal" fo:font-weight="normal" officeooo:rsid="01f72f01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146" style:family="text">
      <style:text-properties fo:color="#000000" style:text-line-through-style="none" fo:language="nl" fo:country="NL" fo:font-style="normal" fo:font-weight="normal" officeooo:rsid="007bad96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147" style:family="text">
      <style:text-properties fo:color="#000000" style:text-line-through-style="none" fo:language="nl" fo:country="NL" fo:font-style="normal" fo:font-weight="normal" officeooo:rsid="0193e281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148" style:family="text">
      <style:text-properties fo:color="#000000" style:text-line-through-style="none" fo:language="nl" fo:country="NL" fo:font-weight="normal" officeooo:rsid="0064e166" style:font-size-asian="11pt" style:language-asian="nl" style:country-asian="NL" style:font-weight-asian="normal" style:font-size-complex="11pt" style:font-weight-complex="normal"/>
    </style:style>
    <style:style style:name="T149" style:family="text">
      <style:text-properties fo:color="#000000" style:text-line-through-style="none" style:font-name="Ubuntu Mono1" fo:font-size="10pt" fo:language="nl" fo:country="NL" fo:font-style="normal" style:text-underline-style="none" fo:font-weight="bold" officeooo:rsid="01af6950" fo:background-color="transparent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 loext:char-shading-value="0"/>
    </style:style>
    <style:style style:name="T150" style:family="text">
      <style:text-properties fo:color="#000000" style:text-line-through-styl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style:text-line-through-style="none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000000" style:text-line-through-style="none" fo:font-size="10pt" fo:language="nl" fo:country="NL" fo:font-style="normal" fo:font-weight="normal" officeooo:rsid="01add53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000000" style:text-line-through-style="none" fo:font-size="10pt" fo:language="nl" fo:country="NL" fo:font-style="normal" fo:font-weight="normal" officeooo:rsid="010a019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000000" style:text-line-through-style="none" fo:font-size="10pt" fo:language="nl" fo:country="NL" fo:font-style="normal" fo:font-weight="normal" officeooo:rsid="0115f0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000000" style:text-line-through-style="none" fo:font-size="10pt" fo:language="nl" fo:country="NL" fo:font-style="normal" fo:font-weight="bold" officeooo:rsid="01add539" style:font-size-asian="10pt" style:language-asian="nl" style:country-asian="NL" style:font-style-asian="normal" style:font-weight-asian="bold" style:font-size-complex="10pt" style:font-style-complex="normal" style:font-weight-complex="bold"/>
    </style:style>
    <style:style style:name="T156" style:family="text"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57" style:family="text">
      <style:text-properties fo:color="#000000" style:font-name="Ubuntu3" fo:font-size="11pt" fo:language="nl" fo:country="NL" fo:font-weight="normal" officeooo:rsid="004295b6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58" style:family="text">
      <style:text-properties fo:color="#000000" style:font-name="Ubuntu3" fo:font-size="11pt" fo:language="nl" fo:country="NL" fo:font-weight="normal" officeooo:rsid="0051ee42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59" style:family="text">
      <style:text-properties fo:color="#000000" style:font-name="Ubuntu3" fo:font-size="11pt" fo:language="nl" fo:country="NL" fo:font-weight="normal" officeooo:rsid="0053a6e0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0" style:family="text">
      <style:text-properties fo:color="#000000" style:font-name="Ubuntu3" fo:font-size="11pt" fo:language="nl" fo:country="NL" fo:font-weight="normal" officeooo:rsid="011cdded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1" style:family="text">
      <style:text-properties fo:color="#000000" style:font-name="Ubuntu3" fo:font-size="11pt" fo:language="nl" fo:country="NL" fo:font-weight="normal" officeooo:rsid="015b182b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2" style:family="text">
      <style:text-properties fo:color="#000000" style:font-name="Ubuntu3" fo:font-size="11pt" fo:language="nl" fo:country="NL" fo:font-weight="normal" officeooo:rsid="01658672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3" style:family="text">
      <style:text-properties fo:color="#000000" style:font-name="Ubuntu3" fo:font-size="11pt" fo:language="nl" fo:country="NL" fo:font-weight="normal" officeooo:rsid="016772de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4" style:family="text">
      <style:text-properties fo:color="#000000" style:font-name="Ubuntu3" fo:font-size="11pt" fo:language="nl" fo:country="NL" fo:font-weight="normal" officeooo:rsid="0169482e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5" style:family="text">
      <style:text-properties fo:color="#000000" style:font-name="Ubuntu3" fo:font-size="11pt" fo:language="nl" fo:country="NL" fo:font-weight="normal" officeooo:rsid="018ed41a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6" style:family="text">
      <style:text-properties fo:color="#000000" style:font-name="Ubuntu3" fo:font-size="11pt" fo:language="nl" fo:country="NL" fo:font-weight="normal" officeooo:rsid="007b35f5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7" style:family="text">
      <style:text-properties fo:color="#000000" style:font-name="Ubuntu3" fo:font-size="11pt" fo:language="nl" fo:country="NL" fo:font-weight="normal" officeooo:rsid="01a5cf93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8" style:family="text">
      <style:text-properties fo:color="#000000" style:font-name="Ubuntu3" fo:font-size="11pt" fo:language="nl" fo:country="NL" fo:font-weight="normal" officeooo:rsid="02415614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69" style:family="text">
      <style:text-properties fo:color="#000000" style:font-name="Ubuntu3" fo:font-size="11pt" fo:language="nl" fo:country="NL" fo:font-weight="normal" officeooo:rsid="0249b45b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70" style:family="text">
      <style:text-properties fo:color="#000000" style:font-name="Ubuntu3" fo:font-size="11pt" fo:language="nl" fo:country="NL" fo:font-weight="normal" officeooo:rsid="02883ba7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71" style:family="text">
      <style:text-properties fo:color="#000000" style:font-name="Ubuntu3" fo:font-size="11pt" fo:language="nl" fo:country="NL" fo:font-weight="normal" fo:background-color="transparent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 loext:char-shading-value="0"/>
    </style:style>
    <style:style style:name="T172" style:family="text">
      <style:text-properties fo:color="#000000" style:font-name="Ubuntu3" fo:font-size="11pt" fo:language="nl" fo:country="NL" fo:font-weight="normal" officeooo:rsid="00fd0bb2" fo:background-color="transparent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 loext:char-shading-value="0"/>
    </style:style>
    <style:style style:name="T173" style:family="text">
      <style:text-properties fo:color="#000000" style:font-name="Ubuntu3" fo:font-size="11pt" fo:language="nl" fo:country="NL" fo:font-weight="normal" officeooo:rsid="02883ba7" style:font-size-asian="11pt" style:language-asian="nl" style:country-asian="NL" style:font-weight-asian="normal" style:font-size-complex="11pt" style:font-weight-complex="normal"/>
    </style:style>
    <style:style style:name="T174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75" style:family="text">
      <style:text-properties fo:color="#000000" style:font-name="Ubuntu3" fo:font-size="11pt" fo:language="nl" fo:country="NL" fo:font-style="normal" style:text-underline-style="none" fo:font-weight="normal" officeooo:rsid="00ebbf55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76" style:family="text">
      <style:text-properties fo:color="#000000" style:font-name="Ubuntu3" fo:font-size="11pt" fo:language="nl" fo:country="NL" fo:font-style="normal" style:text-underline-style="none" fo:font-weight="normal" officeooo:rsid="01089217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77" style:family="text">
      <style:text-properties fo:color="#000000" style:font-name="Ubuntu3" fo:font-size="11pt" fo:language="nl" fo:country="NL" fo:font-style="normal" style:text-underline-style="none" fo:font-weight="normal" officeooo:rsid="01328f65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78" style:family="text">
      <style:text-properties fo:color="#000000" style:font-name="Ubuntu3" fo:font-size="11pt" fo:language="nl" fo:country="NL" fo:font-style="normal" style:text-underline-style="none" fo:font-weight="normal" officeooo:rsid="019d9f02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79" style:family="text">
      <style:text-properties fo:color="#000000" style:font-name="Ubuntu3" fo:font-size="11pt" fo:language="nl" fo:country="NL" fo:font-style="normal" style:text-underline-style="none" fo:font-weight="normal" officeooo:rsid="019a173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0" style:family="text">
      <style:text-properties fo:color="#000000" style:font-name="Ubuntu3" fo:font-size="11pt" fo:language="nl" fo:country="NL" fo:font-style="normal" style:text-underline-style="none" fo:font-weight="normal" officeooo:rsid="019ee70c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1" style:family="text">
      <style:text-properties fo:color="#000000" style:font-name="Ubuntu3" fo:font-size="11pt" fo:language="nl" fo:country="NL" fo:font-style="normal" style:text-underline-style="none" fo:font-weight="normal" officeooo:rsid="01a1220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2" style:family="text">
      <style:text-properties fo:color="#000000" style:font-name="Ubuntu3" fo:font-size="11pt" fo:language="nl" fo:country="NL" fo:font-style="normal" style:text-underline-style="none" fo:font-weight="normal" officeooo:rsid="0213df7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3" style:family="text">
      <style:text-properties fo:color="#000000" style:font-name="Ubuntu3" fo:font-size="11pt" fo:language="nl" fo:country="NL" fo:font-style="normal" style:text-underline-style="none" fo:font-weight="normal" officeooo:rsid="02854bda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4" style:family="text">
      <style:text-properties fo:color="#000000" style:font-name="Ubuntu3" fo:font-size="11pt" fo:language="nl" fo:country="NL" fo:font-style="normal" style:text-underline-style="none" fo:font-weight="normal" officeooo:rsid="028c8676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5" style:family="text">
      <style:text-properties fo:color="#000000" style:font-name="Ubuntu3" fo:font-size="11pt" fo:language="nl" fo:country="NL" fo:font-style="normal" style:text-underline-style="none" fo:font-weight="normal" officeooo:rsid="028cdf4b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86" style:family="text">
      <style:text-properties fo:color="#000000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 loext:char-shading-value="0"/>
    </style:style>
    <style:style style:name="T187" style:family="text">
      <style:text-properties fo:color="#000000" style:font-name="Ubuntu3" fo:font-size="11pt" fo:language="nl" fo:country="NL" fo:font-style="normal" style:text-underline-style="none" fo:font-weight="normal" officeooo:rsid="00fdcb19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 loext:char-shading-value="0"/>
    </style:style>
    <style:style style:name="T188" style:family="text">
      <style:text-properties fo:color="#000000" style:font-name="Ubuntu3" fo:font-size="11pt" fo:language="nl" fo:country="NL" fo:font-style="normal" style:text-underline-style="none" fo:font-weight="normal" officeooo:rsid="017b3a04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 loext:char-shading-value="0"/>
    </style:style>
    <style:style style:name="T189" style:family="text">
      <style:text-properties fo:color="#000000" style:font-name="Ubuntu3" fo:font-size="11pt" fo:language="nl" fo:country="NL" fo:font-style="normal" style:text-underline-style="none" fo:font-weight="normal" officeooo:rsid="027dacd5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 loext:char-shading-value="0"/>
    </style:style>
    <style:style style:name="T190" style:family="text">
      <style:text-properties fo:color="#000000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191" style:family="text">
      <style:text-properties fo:color="#000000" style:font-name="Ubuntu3" fo:font-size="11pt" fo:language="nl" fo:country="NL" fo:font-style="normal" style:text-underline-style="none" fo:background-color="transparent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 loext:char-shading-value="0"/>
    </style:style>
    <style:style style:name="T192" style:family="text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93" style:family="text">
      <style:text-properties fo:color="#000000" style:font-name="Ubuntu3" fo:font-size="11pt" fo:language="nl" fo:country="NL" fo:font-style="normal" fo:font-weight="normal" officeooo:rsid="028cdf4b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194" style:family="text">
      <style:text-properties fo:color="#000000" style:font-name="Ubuntu3" fo:font-size="11pt" fo:language="nl" fo:country="NL" fo:background-color="transparent" style:font-size-asian="11pt" style:language-asian="nl" style:country-asian="NL" style:font-name-complex="Bitstream Vera Sans" style:font-size-complex="11pt" loext:char-shading-value="0"/>
    </style:style>
    <style:style style:name="T195" style:family="text">
      <style:text-properties fo:color="#000000" style:font-name="Ubuntu3" fo:font-size="11pt" fo:language="nl" fo:country="NL" officeooo:rsid="01658672" fo:background-color="transparent" style:font-size-asian="11pt" style:language-asian="nl" style:country-asian="NL" style:font-name-complex="Bitstream Vera Sans" style:font-size-complex="11pt" loext:char-shading-value="0"/>
    </style:style>
    <style:style style:name="T196" style:family="text">
      <style:text-properties fo:color="#000000" style:font-name="Ubuntu3" fo:font-size="11pt" fo:language="nl" fo:country="NL" officeooo:rsid="02883ba7" fo:background-color="transparent" style:font-size-asian="11pt" style:language-asian="nl" style:country-asian="NL" style:font-name-complex="Bitstream Vera Sans" style:font-size-complex="11pt" loext:char-shading-value="0"/>
    </style:style>
    <style:style style:name="T197" style:family="text">
      <style:text-properties fo:color="#000000" style:font-name="Ubuntu3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98" style:family="text">
      <style:text-properties fo:color="#000000" style:font-name="Ubuntu3" fo:font-size="11pt" fo:language="nl" fo:country="NL" style:text-underline-style="none" fo:font-weight="normal" officeooo:rsid="028cdf4b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199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200" style:family="text">
      <style:text-properties fo:color="#000000" style:font-name="Ubuntu3" fo:font-size="11pt" fo:font-weight="normal" officeooo:rsid="0106d06e" style:font-size-asian="11pt" style:font-weight-asian="normal" style:font-size-complex="11pt" style:font-weight-complex="normal"/>
    </style:style>
    <style:style style:name="T201" style:family="text">
      <style:text-properties fo:color="#000000" style:font-name="Ubuntu3" fo:font-size="11pt" fo:font-weight="normal" officeooo:rsid="0154e886" style:font-size-asian="11pt" style:font-weight-asian="normal" style:font-size-complex="11pt" style:font-weight-complex="normal"/>
    </style:style>
    <style:style style:name="T202" style:family="text">
      <style:text-properties fo:color="#000000" style:font-name="Ubuntu3" fo:font-size="11pt" fo:font-weight="normal" officeooo:rsid="015ab146" style:font-size-asian="11pt" style:font-weight-asian="normal" style:font-size-complex="11pt" style:font-weight-complex="normal"/>
    </style:style>
    <style:style style:name="T203" style:family="text">
      <style:text-properties fo:color="#000000" style:font-name="Ubuntu3" fo:font-size="11pt" fo:font-weight="normal" style:font-size-asian="11pt" style:font-size-complex="11pt"/>
    </style:style>
    <style:style style:name="T204" style:family="text">
      <style:text-properties fo:color="#000000" style:font-name="Ubuntu3" fo:font-size="11pt" fo:font-weight="normal" officeooo:rsid="02883ba7" style:font-size-asian="11pt" style:font-size-complex="11pt"/>
    </style:style>
    <style:style style:name="T205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206" style:family="text">
      <style:text-properties fo:color="#000000" style:font-name="Ubuntu3" fo:font-size="11pt" style:text-underline-style="none" fo:font-weight="normal" officeooo:rsid="00848fa0" style:font-size-asian="11pt" style:font-weight-asian="normal" style:font-size-complex="11pt" style:font-weight-complex="normal"/>
    </style:style>
    <style:style style:name="T207" style:family="text">
      <style:text-properties fo:color="#000000" style:font-name="Ubuntu3" fo:font-size="11pt" style:text-underline-style="none" fo:font-weight="normal" officeooo:rsid="00abba60" style:font-size-asian="11pt" style:font-weight-asian="normal" style:font-size-complex="11pt" style:font-weight-complex="normal"/>
    </style:style>
    <style:style style:name="T208" style:family="text">
      <style:text-properties fo:color="#000000" style:font-name="Ubuntu3" fo:font-size="11pt" style:text-underline-style="none" fo:font-weight="normal" officeooo:rsid="013c1ad4" style:font-size-asian="11pt" style:font-weight-asian="normal" style:font-size-complex="11pt" style:font-weight-complex="normal"/>
    </style:style>
    <style:style style:name="T209" style:family="text">
      <style:text-properties fo:color="#000000" style:font-name="Ubuntu3" fo:font-size="11pt" style:text-underline-style="none" fo:font-weight="normal" officeooo:rsid="01d4a528" style:font-size-asian="11pt" style:font-weight-asian="normal" style:font-size-complex="11pt" style:font-weight-complex="normal"/>
    </style:style>
    <style:style style:name="T210" style:family="text">
      <style:text-properties fo:color="#000000" style:font-name="Ubuntu3" fo:font-size="11pt" style:text-underline-style="none" fo:font-weight="normal" officeooo:rsid="01d5a759" style:font-size-asian="11pt" style:font-weight-asian="normal" style:font-size-complex="11pt" style:font-weight-complex="normal"/>
    </style:style>
    <style:style style:name="T211" style:family="text">
      <style:text-properties fo:color="#000000" style:font-name="Ubuntu3" fo:font-size="11pt" style:text-underline-style="none" fo:font-weight="normal" officeooo:rsid="01d5ece3" style:font-size-asian="11pt" style:font-weight-asian="normal" style:font-size-complex="11pt" style:font-weight-complex="normal"/>
    </style:style>
    <style:style style:name="T212" style:family="text">
      <style:text-properties fo:color="#000000" style:font-name="Ubuntu3" fo:font-size="11pt" style:text-underline-style="none" fo:font-weight="normal" officeooo:rsid="0276b5dd" style:font-size-asian="11pt" style:font-weight-asian="normal" style:font-size-complex="11pt" style:font-weight-complex="normal"/>
    </style:style>
    <style:style style:name="T213" style:family="text">
      <style:text-properties fo:color="#000000" style:font-name="Ubuntu3" fo:font-size="11pt" style:text-underline-style="none" style:font-size-asian="11pt" style:font-size-complex="11pt"/>
    </style:style>
    <style:style style:name="T214" style:family="text">
      <style:text-properties fo:color="#000000" style:font-name="Ubuntu3" fo:font-size="11pt" style:font-size-asian="11pt" style:font-size-complex="11pt"/>
    </style:style>
    <style:style style:name="T215" style:family="text">
      <style:text-properties fo:color="#000000" style:font-name="Ubuntu3" fo:font-size="11pt" officeooo:rsid="004804ae" style:font-size-asian="11pt" style:font-size-complex="11pt"/>
    </style:style>
    <style:style style:name="T216" style:family="text">
      <style:text-properties fo:color="#000000" style:font-name="Ubuntu3" fo:font-size="11pt" officeooo:rsid="008edd2a" style:font-size-asian="11pt" style:font-size-complex="11pt"/>
    </style:style>
    <style:style style:name="T217" style:family="text">
      <style:text-properties fo:color="#000000" style:font-name="Ubuntu3" fo:font-size="11pt" officeooo:rsid="015ab146" style:font-size-asian="11pt" style:font-size-complex="11pt"/>
    </style:style>
    <style:style style:name="T218" style:family="text">
      <style:text-properties fo:color="#000000" style:font-name="Ubuntu3" fo:font-size="11pt" officeooo:rsid="01657261" style:font-size-asian="11pt" style:font-size-complex="11pt"/>
    </style:style>
    <style:style style:name="T219" style:family="text">
      <style:text-properties fo:color="#000000" style:font-name="Ubuntu3" fo:font-size="11pt" officeooo:rsid="0246489c" style:font-size-asian="11pt" style:font-size-complex="11pt"/>
    </style:style>
    <style:style style:name="T220" style:family="text">
      <style:text-properties fo:color="#000000" style:font-name="Ubuntu3" style:font-size-asian="11pt" style:font-size-complex="11pt"/>
    </style:style>
    <style:style style:name="T221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222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223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24" style:family="text">
      <style:text-properties fo:color="#000000" fo:language="nl" fo:country="NL" fo:font-style="normal" style:text-underline-style="none" officeooo:rsid="01089217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225" style:family="text">
      <style:text-properties fo:color="#000000" fo:language="nl" fo:country="NL" fo:font-weight="normal" officeooo:rsid="0213df71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226" style:family="text">
      <style:text-properties fo:color="#000000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227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228" style:family="text">
      <style:text-properties fo:color="#000000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 loext:char-shading-value="0"/>
    </style:style>
    <style:style style:name="T229" style:family="text">
      <style:text-properties fo:color="#000000" fo:font-size="11pt" fo:language="nl" fo:country="NL" fo:background-color="transparent" style:font-size-asian="11pt" style:language-asian="nl" style:country-asian="NL" style:font-name-complex="Bitstream Vera Sans" style:font-size-complex="11pt" loext:char-shading-value="0"/>
    </style:style>
    <style:style style:name="T230" style:family="text">
      <style:text-properties fo:color="#000000" fo:font-size="11pt" style:text-underline-style="none" style:font-size-asian="11pt" style:font-size-complex="11pt"/>
    </style:style>
    <style:style style:name="T231" style:family="text">
      <style:text-properties fo:color="#000000" fo:font-size="11pt" style:text-underline-style="none" officeooo:rsid="01e3e58c" style:font-size-asian="11pt" style:font-size-complex="11pt"/>
    </style:style>
    <style:style style:name="T232" style:family="text">
      <style:text-properties fo:color="#000000" fo:font-size="11pt" style:text-underline-style="none" officeooo:rsid="01f72f01" style:font-size-asian="11pt" style:font-size-complex="11pt"/>
    </style:style>
    <style:style style:name="T233" style:family="text">
      <style:text-properties fo:color="#000000" fo:font-size="11pt" style:text-underline-style="none" officeooo:rsid="0276b5dd" style:font-size-asian="11pt" style:font-size-complex="11pt"/>
    </style:style>
    <style:style style:name="T234" style:family="text">
      <style:text-properties fo:color="#000000" fo:font-size="11pt" style:text-underline-style="none" fo:font-weight="normal" officeooo:rsid="0276b5dd" style:font-size-asian="11pt" style:font-weight-asian="normal" style:font-size-complex="11pt" style:font-weight-complex="normal"/>
    </style:style>
    <style:style style:name="T235" style:family="text">
      <style:text-properties fo:color="#000000" style:font-size-asian="11pt" style:font-size-complex="11pt"/>
    </style:style>
    <style:style style:name="T236" style:family="text">
      <style:text-properties fo:color="#000000" officeooo:rsid="00abba60" style:font-size-asian="11pt" style:font-size-complex="11pt"/>
    </style:style>
    <style:style style:name="T237" style:family="text">
      <style:text-properties fo:color="#000000" fo:font-size="10.5pt" style:font-size-asian="10.5pt" style:font-size-complex="10.5pt"/>
    </style:style>
    <style:style style:name="T238" style:family="text">
      <style:text-properties fo:color="#000000" style:font-size-asian="10.5pt" style:font-size-complex="10.5pt"/>
    </style:style>
    <style:style style:name="T239" style:family="text">
      <style:text-properties fo:color="#000000" officeooo:rsid="01f72f01" style:font-size-asian="10.5pt" style:font-size-complex="10.5pt"/>
    </style:style>
    <style:style style:name="T240" style:family="text">
      <style:text-properties fo:color="#000000" officeooo:rsid="01d4a528" style:font-size-asian="10.5pt" style:font-size-complex="10.5pt"/>
    </style:style>
    <style:style style:name="T241" style:family="text">
      <style:text-properties fo:color="#000000" officeooo:rsid="01e07168" style:font-size-asian="10.5pt" style:font-size-complex="10.5pt"/>
    </style:style>
    <style:style style:name="T242" style:family="text">
      <style:text-properties style:text-line-through-styl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243" style:family="text">
      <style:text-properties style:text-line-through-style="none"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244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245" style:family="text">
      <style:text-properties style:text-line-through-style="none" style:font-name="Ubuntu3" fo:font-size="11pt" fo:font-style="normal" style:text-underline-style="none" officeooo:rsid="001696eb" style:font-name-asian="DejaVu Sans1" style:font-size-asian="11pt" style:font-style-asian="normal" style:font-size-complex="11pt" style:font-style-complex="normal"/>
    </style:style>
    <style:style style:name="T246" style:family="text">
      <style:text-properties style:text-line-through-style="none" style:font-name="Ubuntu3" fo:font-size="11pt" fo:font-style="normal" style:text-underline-style="none" officeooo:rsid="0060a01a" style:font-name-asian="DejaVu Sans1" style:font-size-asian="11pt" style:font-style-asian="normal" style:font-size-complex="11pt" style:font-style-complex="normal"/>
    </style:style>
    <style:style style:name="T247" style:family="text">
      <style:text-properties style:text-line-through-style="none" style:font-name="Ubuntu3" fo:font-size="11pt" fo:font-style="normal" style:text-underline-style="none" officeooo:rsid="006b1045" style:font-name-asian="DejaVu Sans1" style:font-size-asian="11pt" style:font-style-asian="normal" style:font-size-complex="11pt" style:font-style-complex="normal"/>
    </style:style>
    <style:style style:name="T248" style:family="text">
      <style:text-properties style:text-line-through-style="none" style:font-name="Ubuntu3" fo:font-size="11pt" fo:font-style="normal" style:text-underline-style="none" officeooo:rsid="00719532" style:font-name-asian="DejaVu Sans1" style:font-size-asian="11pt" style:font-style-asian="normal" style:font-size-complex="11pt" style:font-style-complex="normal"/>
    </style:style>
    <style:style style:name="T249" style:family="text">
      <style:text-properties style:text-line-through-style="none" style:font-name="Ubuntu3" fo:font-size="11pt" fo:font-style="normal" style:text-underline-style="none" officeooo:rsid="0087ff3f" style:font-name-asian="DejaVu Sans1" style:font-size-asian="11pt" style:font-style-asian="normal" style:font-size-complex="11pt" style:font-style-complex="normal"/>
    </style:style>
    <style:style style:name="T250" style:family="text">
      <style:text-properties style:text-line-through-style="none" style:font-name="Ubuntu3" fo:font-size="11pt" fo:font-style="normal" style:text-underline-style="none" officeooo:rsid="008cc19e" style:font-name-asian="DejaVu Sans1" style:font-size-asian="11pt" style:font-style-asian="normal" style:font-size-complex="11pt" style:font-style-complex="normal"/>
    </style:style>
    <style:style style:name="T251" style:family="text">
      <style:text-properties style:text-line-through-style="none" style:font-name="Ubuntu3" fo:font-size="11pt" fo:font-style="normal" style:text-underline-style="none" officeooo:rsid="00b748f9" style:font-name-asian="DejaVu Sans1" style:font-size-asian="11pt" style:font-style-asian="normal" style:font-size-complex="11pt" style:font-style-complex="normal"/>
    </style:style>
    <style:style style:name="T252" style:family="text">
      <style:text-properties style:text-line-through-style="none" style:font-name="Ubuntu3" fo:font-size="11pt" fo:font-style="normal" style:text-underline-style="none" officeooo:rsid="00b8f4ed" style:font-name-asian="DejaVu Sans1" style:font-size-asian="11pt" style:font-style-asian="normal" style:font-size-complex="11pt" style:font-style-complex="normal"/>
    </style:style>
    <style:style style:name="T253" style:family="text">
      <style:text-properties style:text-line-through-style="none" style:font-name="Ubuntu3" fo:font-size="11pt" fo:font-style="normal" style:text-underline-style="none" officeooo:rsid="00c12843" style:font-name-asian="DejaVu Sans1" style:font-size-asian="11pt" style:font-style-asian="normal" style:font-size-complex="11pt" style:font-style-complex="normal"/>
    </style:style>
    <style:style style:name="T254" style:family="text">
      <style:text-properties style:text-line-through-style="none" style:font-name="Ubuntu3" fo:font-size="11pt" fo:font-style="normal" style:text-underline-style="none" officeooo:rsid="00e9a617" style:font-name-asian="DejaVu Sans1" style:font-size-asian="11pt" style:font-style-asian="normal" style:font-size-complex="11pt" style:font-style-complex="normal"/>
    </style:style>
    <style:style style:name="T255" style:family="text">
      <style:text-properties style:text-line-through-style="none" style:font-name="Ubuntu3" fo:font-size="11pt" fo:font-style="normal" style:text-underline-style="none" officeooo:rsid="00ebbf55" style:font-name-asian="DejaVu Sans1" style:font-size-asian="11pt" style:font-style-asian="normal" style:font-size-complex="11pt" style:font-style-complex="normal"/>
    </style:style>
    <style:style style:name="T256" style:family="text">
      <style:text-properties style:text-line-through-style="none" style:font-name="Ubuntu3" fo:font-size="11pt" fo:font-style="normal" style:text-underline-style="none" officeooo:rsid="00ed7d91" style:font-name-asian="DejaVu Sans1" style:font-size-asian="11pt" style:font-style-asian="normal" style:font-size-complex="11pt" style:font-style-complex="normal"/>
    </style:style>
    <style:style style:name="T257" style:family="text">
      <style:text-properties style:text-line-through-style="none" style:font-name="Ubuntu3" fo:font-size="11pt" fo:font-style="normal" style:text-underline-style="none" officeooo:rsid="00f98e47" style:font-name-asian="DejaVu Sans1" style:font-size-asian="11pt" style:font-style-asian="normal" style:font-size-complex="11pt" style:font-style-complex="normal"/>
    </style:style>
    <style:style style:name="T258" style:family="text">
      <style:text-properties style:text-line-through-style="none" style:font-name="Ubuntu3" fo:font-size="11pt" fo:font-style="normal" style:text-underline-style="none" officeooo:rsid="00fa016f" style:font-name-asian="DejaVu Sans1" style:font-size-asian="11pt" style:font-style-asian="normal" style:font-size-complex="11pt" style:font-style-complex="normal"/>
    </style:style>
    <style:style style:name="T259" style:family="text">
      <style:text-properties style:text-line-through-style="none" style:font-name="Ubuntu3" fo:font-size="11pt" fo:font-style="normal" style:text-underline-style="none" officeooo:rsid="01229f99" style:font-name-asian="DejaVu Sans1" style:font-size-asian="11pt" style:font-style-asian="normal" style:font-size-complex="11pt" style:font-style-complex="normal"/>
    </style:style>
    <style:style style:name="T260" style:family="text">
      <style:text-properties style:text-line-through-style="none" style:font-name="Ubuntu3" fo:font-size="11pt" fo:font-style="normal" style:text-underline-style="none" officeooo:rsid="01234111" style:font-name-asian="DejaVu Sans1" style:font-size-asian="11pt" style:font-style-asian="normal" style:font-size-complex="11pt" style:font-style-complex="normal"/>
    </style:style>
    <style:style style:name="T261" style:family="text">
      <style:text-properties style:text-line-through-style="none" style:font-name="Ubuntu3" fo:font-size="11pt" fo:font-style="normal" style:text-underline-style="none" officeooo:rsid="0132673c" style:font-name-asian="DejaVu Sans1" style:font-size-asian="11pt" style:font-style-asian="normal" style:font-size-complex="11pt" style:font-style-complex="normal"/>
    </style:style>
    <style:style style:name="T262" style:family="text">
      <style:text-properties style:text-line-through-style="none" style:font-name="Ubuntu3" fo:font-size="11pt" fo:font-style="normal" style:text-underline-style="none" officeooo:rsid="013c1ad4" style:font-name-asian="DejaVu Sans1" style:font-size-asian="11pt" style:font-style-asian="normal" style:font-size-complex="11pt" style:font-style-complex="normal"/>
    </style:style>
    <style:style style:name="T263" style:family="text">
      <style:text-properties style:text-line-through-style="none" style:font-name="Ubuntu3" fo:font-size="11pt" fo:font-style="normal" style:text-underline-style="none" officeooo:rsid="01861a98" style:font-name-asian="DejaVu Sans1" style:font-size-asian="11pt" style:font-style-asian="normal" style:font-size-complex="11pt" style:font-style-complex="normal"/>
    </style:style>
    <style:style style:name="T264" style:family="text">
      <style:text-properties style:text-line-through-style="none" style:font-name="Ubuntu3" fo:font-size="11pt" fo:font-style="normal" style:text-underline-style="none" officeooo:rsid="01bf4eea" style:font-name-asian="DejaVu Sans1" style:font-size-asian="11pt" style:font-style-asian="normal" style:font-size-complex="11pt" style:font-style-complex="normal"/>
    </style:style>
    <style:style style:name="T265" style:family="text">
      <style:text-properties style:text-line-through-style="none" style:font-name="Ubuntu3" fo:font-size="11pt" fo:font-style="normal" style:text-underline-style="none" officeooo:rsid="01d9a48f" style:font-name-asian="DejaVu Sans1" style:font-size-asian="11pt" style:font-style-asian="normal" style:font-size-complex="11pt" style:font-style-complex="normal"/>
    </style:style>
    <style:style style:name="T266" style:family="text">
      <style:text-properties style:text-line-through-style="none" style:font-name="Ubuntu3" fo:font-size="11pt" fo:font-style="normal" style:text-underline-style="none" officeooo:rsid="023223c1" style:font-name-asian="DejaVu Sans1" style:font-size-asian="11pt" style:font-style-asian="normal" style:font-size-complex="11pt" style:font-style-complex="normal"/>
    </style:style>
    <style:style style:name="T267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language-complex="nl" style:country-complex="NL" style:font-style-complex="normal"/>
    </style:style>
    <style:style style:name="T268" style:family="text">
      <style:text-properties style:text-line-through-style="none" style:font-name="Ubuntu3" fo:font-size="11pt" fo:font-style="normal" style:text-underline-style="none" officeooo:rsid="00321d4c" style:font-name-asian="DejaVu Sans1" style:font-size-asian="11pt" style:font-style-asian="normal" style:font-size-complex="11pt" style:language-complex="nl" style:country-complex="NL" style:font-style-complex="normal"/>
    </style:style>
    <style:style style:name="T269" style:family="text">
      <style:text-properties style:text-line-through-style="none" style:font-name="Ubuntu3" fo:font-size="11pt" fo:font-style="normal" style:text-underline-style="none" officeooo:rsid="00df737b" style:font-name-asian="DejaVu Sans1" style:font-size-asian="11pt" style:font-style-asian="normal" style:font-size-complex="11pt" style:language-complex="nl" style:country-complex="NL" style:font-style-complex="normal"/>
    </style:style>
    <style:style style:name="T270" style:family="text">
      <style:text-properties style:text-line-through-style="none" style:font-name="Ubuntu3" fo:font-size="11pt" fo:font-style="normal" style:text-underline-style="none" officeooo:rsid="00ed8888" style:font-name-asian="DejaVu Sans1" style:font-size-asian="11pt" style:font-style-asian="normal" style:font-size-complex="11pt" style:language-complex="nl" style:country-complex="NL" style:font-style-complex="normal"/>
    </style:style>
    <style:style style:name="T271" style:family="text">
      <style:text-properties style:text-line-through-style="none" style:font-name="Ubuntu3" fo:font-size="11pt" fo:font-style="normal" style:text-underline-style="none" officeooo:rsid="013c1ad4" style:font-name-asian="DejaVu Sans1" style:font-size-asian="11pt" style:font-style-asian="normal" style:font-size-complex="11pt" style:language-complex="nl" style:country-complex="NL" style:font-style-complex="normal"/>
    </style:style>
    <style:style style:name="T272" style:family="text">
      <style:text-properties style:text-line-through-style="none" style:font-name="Ubuntu3" fo:font-size="11pt" fo:font-style="normal" style:text-underline-style="none" officeooo:rsid="003afc1c" style:font-name-asian="DejaVu Sans1" style:font-size-asian="11pt" style:font-style-asian="normal" style:font-size-complex="11pt" style:language-complex="nl" style:country-complex="NL" style:font-style-complex="normal"/>
    </style:style>
    <style:style style:name="T273" style:family="text">
      <style:text-properties style:text-line-through-style="none" style:font-name="Ubuntu3" fo:font-size="11pt" fo:font-style="normal" style:text-underline-style="none" officeooo:rsid="004c007f" style:font-name-asian="DejaVu Sans1" style:font-size-asian="11pt" style:font-style-asian="normal" style:font-size-complex="11pt" style:language-complex="nl" style:country-complex="NL" style:font-style-complex="normal"/>
    </style:style>
    <style:style style:name="T274" style:family="text">
      <style:text-properties style:text-line-through-style="none" style:font-name="Ubuntu3" fo:font-size="11pt" fo:font-style="normal" style:text-underline-style="none" officeooo:rsid="00369e7c" style:font-name-asian="DejaVu Sans1" style:font-size-asian="11pt" style:font-style-asian="normal" style:font-size-complex="11pt" style:language-complex="nl" style:country-complex="NL" style:font-style-complex="normal"/>
    </style:style>
    <style:style style:name="T275" style:family="text">
      <style:text-properties style:text-line-through-style="none" style:font-name="Ubuntu3" fo:font-size="11pt" fo:font-style="normal" style:text-underline-style="none" officeooo:rsid="00388549" style:font-name-asian="DejaVu Sans1" style:font-size-asian="11pt" style:font-style-asian="normal" style:font-size-complex="11pt" style:language-complex="nl" style:country-complex="NL" style:font-style-complex="normal"/>
    </style:style>
    <style:style style:name="T276" style:family="text">
      <style:text-properties style:text-line-through-style="none" style:font-name="Ubuntu3" fo:font-size="11pt" fo:font-style="normal" style:text-underline-style="none" officeooo:rsid="023d5197" style:font-name-asian="DejaVu Sans1" style:font-size-asian="11pt" style:font-style-asian="normal" style:font-size-complex="11pt" style:language-complex="nl" style:country-complex="NL" style:font-style-complex="normal"/>
    </style:style>
    <style:style style:name="T277" style:family="text">
      <style:text-properties style:text-line-through-style="none" style:font-name="Ubuntu3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278" style:family="text">
      <style:text-properties style:text-line-through-style="none" style:font-name="Ubuntu3" fo:font-size="11pt" fo:font-style="normal" style:font-name-asian="DejaVu Sans1" style:font-size-asian="11pt" style:font-style-asian="normal" style:font-size-complex="11pt" style:font-style-complex="normal"/>
    </style:style>
    <style:style style:name="T279" style:family="text">
      <style:text-properties style:text-line-through-styl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280" style:family="text">
      <style:text-properties style:text-line-through-style="none" style:font-name="Ubuntu3" fo:font-size="11pt" style:text-underline-style="none" fo:font-weight="normal" officeooo:rsid="0106d06e" style:font-size-asian="11pt" style:font-weight-asian="normal" style:font-size-complex="11pt" style:font-weight-complex="normal"/>
    </style:style>
    <style:style style:name="T281" style:family="text">
      <style:text-properties style:text-line-through-style="none" style:font-name="Ubuntu3" fo:font-size="11pt" style:text-underline-style="none" fo:font-weight="normal" officeooo:rsid="014d1b87" style:font-size-asian="11pt" style:font-weight-asian="normal" style:font-size-complex="11pt" style:font-weight-complex="normal"/>
    </style:style>
    <style:style style:name="T282" style:family="text">
      <style:text-properties style:text-line-through-style="none" style:font-name="Ubuntu3" fo:font-size="11pt" style:text-underline-style="none" fo:font-weight="normal" officeooo:rsid="0150f6c9" style:font-size-asian="11pt" style:font-weight-asian="normal" style:font-size-complex="11pt" style:font-weight-complex="normal"/>
    </style:style>
    <style:style style:name="T283" style:family="text">
      <style:text-properties style:text-line-through-style="none" style:font-name="Ubuntu3" fo:font-size="11pt" style:text-underline-style="none" fo:font-weight="normal" officeooo:rsid="0154e886" style:font-size-asian="11pt" style:font-weight-asian="normal" style:font-size-complex="11pt" style:font-weight-complex="normal"/>
    </style:style>
    <style:style style:name="T284" style:family="text">
      <style:text-properties style:text-line-through-style="none" style:font-name="Ubuntu3" fo:font-size="11pt" style:text-underline-style="none" fo:font-weight="normal" officeooo:rsid="0157197e" style:font-size-asian="11pt" style:font-weight-asian="normal" style:font-size-complex="11pt" style:font-weight-complex="normal"/>
    </style:style>
    <style:style style:name="T285" style:family="text">
      <style:text-properties style:text-line-through-style="none" style:font-name="Ubuntu3" fo:font-size="11pt" style:text-underline-style="none" fo:font-weight="normal" officeooo:rsid="015874c7" style:font-size-asian="11pt" style:font-weight-asian="normal" style:font-size-complex="11pt" style:font-weight-complex="normal"/>
    </style:style>
    <style:style style:name="T286" style:family="text">
      <style:text-properties style:text-line-through-style="none" style:font-name="Ubuntu3" fo:font-size="11pt" style:text-underline-style="none" fo:font-weight="normal" officeooo:rsid="01da032b" style:font-size-asian="11pt" style:font-weight-asian="normal" style:font-size-complex="11pt" style:font-weight-complex="normal"/>
    </style:style>
    <style:style style:name="T287" style:family="text">
      <style:text-properties style:text-line-through-style="none" style:font-name="Ubuntu3" fo:font-size="11pt" style:text-underline-style="none" fo:font-weight="normal" officeooo:rsid="01da03ad" style:font-size-asian="11pt" style:font-weight-asian="normal" style:font-size-complex="11pt" style:font-weight-complex="normal"/>
    </style:style>
    <style:style style:name="T288" style:family="text">
      <style:text-properties style:text-line-through-style="none" style:font-name="Ubuntu3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289" style:family="text">
      <style:text-properties style:text-line-through-style="none" style:font-name="Ubuntu3" fo:font-size="11pt" style:text-underline-style="none" style:font-size-asian="11pt" style:font-size-complex="11pt"/>
    </style:style>
    <style:style style:name="T290" style:family="text">
      <style:text-properties style:text-line-through-style="none" style:font-name="Ubuntu3" fo:font-size="11pt" style:text-underline-style="none" officeooo:rsid="014d1b87" style:font-size-asian="11pt" style:font-size-complex="11pt"/>
    </style:style>
    <style:style style:name="T291" style:family="text">
      <style:text-properties style:text-line-through-style="none" style:font-name="Ubuntu3" fo:font-size="11pt" style:text-underline-style="none" officeooo:rsid="015874c7" style:font-size-asian="11pt" style:font-size-complex="11pt"/>
    </style:style>
    <style:style style:name="T292" style:family="text">
      <style:text-properties style:text-line-through-style="none" style:font-name="Ubuntu3" fo:font-size="11pt" style:font-name-asian="DejaVu Sans1" style:font-size-asian="11pt" style:font-size-complex="11pt"/>
    </style:style>
    <style:style style:name="T293" style:family="text">
      <style:text-properties style:text-line-through-style="none" style:font-name="Ubuntu3" fo:font-size="11pt" officeooo:rsid="001696eb" style:font-name-asian="DejaVu Sans1" style:font-size-asian="11pt" style:font-size-complex="11pt"/>
    </style:style>
    <style:style style:name="T294" style:family="text">
      <style:text-properties style:text-line-through-style="none" style:font-name="Ubuntu3" fo:font-size="11pt" officeooo:rsid="0058881f" style:font-name-asian="DejaVu Sans1" style:font-size-asian="11pt" style:font-size-complex="11pt"/>
    </style:style>
    <style:style style:name="T295" style:family="text">
      <style:text-properties style:text-line-through-style="none" style:font-name="Ubuntu3" fo:font-size="11pt" officeooo:rsid="0087ff3f" style:font-name-asian="DejaVu Sans1" style:font-size-asian="11pt" style:font-size-complex="11pt"/>
    </style:style>
    <style:style style:name="T296" style:family="text">
      <style:text-properties style:text-line-through-style="none" style:font-name="Ubuntu3" fo:font-size="11pt" fo:font-weight="normal" style:font-name-asian="DejaVu Sans1" style:font-size-asian="11pt" style:font-weight-asian="normal" style:font-size-complex="11pt" style:font-weight-complex="normal"/>
    </style:style>
    <style:style style:name="T297" style:family="text">
      <style:text-properties style:text-line-through-style="none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char-shading-value="0"/>
    </style:style>
    <style:style style:name="T298" style:family="text">
      <style:text-properties style:text-line-through-style="none" style:font-name="Bitstream Vera Sans" fo:font-size="11pt" style:text-underline-style="none" fo:font-weight="normal" style:font-size-asian="11pt" style:font-weight-asian="normal" style:font-size-complex="11pt" style:font-weight-complex="normal"/>
    </style:style>
    <style:style style:name="T299" style:family="text">
      <style:text-properties style:text-line-through-style="none" style:font-name="Bitstream Vera Sans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300" style:family="text">
      <style:text-properties style:text-line-through-style="none" style:font-name="Bitstream Vera Sans" fo:font-size="11pt" style:text-underline-style="none" fo:font-weight="normal" officeooo:rsid="02797c08" style:font-size-asian="11pt" style:font-weight-asian="normal" style:font-size-complex="11pt" style:font-weight-complex="normal"/>
    </style:style>
    <style:style style:name="T301" style:family="text">
      <style:text-properties style:text-line-through-style="none" fo:font-size="11pt" style:text-underline-style="none" style:font-size-asian="11pt" style:font-size-complex="11pt"/>
    </style:style>
    <style:style style:name="T302" style:family="text">
      <style:text-properties style:text-line-through-style="none" fo:font-size="11pt" style:text-underline-style="none" officeooo:rsid="0015c265" style:font-size-asian="11pt" style:font-size-complex="11pt"/>
    </style:style>
    <style:style style:name="T303" style:family="text">
      <style:text-properties style:text-line-through-style="none" fo:font-size="11pt" style:text-underline-style="none" officeooo:rsid="0055eeeb" style:font-size-asian="11pt" style:font-size-complex="11pt"/>
    </style:style>
    <style:style style:name="T304" style:family="text">
      <style:text-properties style:text-line-through-style="none" fo:font-size="11pt" style:text-underline-style="none" style:font-name-asian="DejaVu Sans1" style:font-size-asian="11pt" style:font-size-complex="11pt"/>
    </style:style>
    <style:style style:name="T305" style:family="text">
      <style:text-properties style:text-line-through-style="none" fo:font-size="11pt" style:font-size-asian="11pt" style:font-size-complex="11pt"/>
    </style:style>
    <style:style style:name="T306" style:family="text">
      <style:text-properties style:text-line-through-style="none" fo:font-size="11pt" officeooo:rsid="00ed8888" style:font-size-asian="11pt" style:font-size-complex="11pt" style:language-complex="nl" style:country-complex="NL"/>
    </style:style>
    <style:style style:name="T307" style:family="text">
      <style:text-properties style:text-line-through-style="none" fo:font-size="11pt" style:font-name-asian="DejaVu Sans1" style:font-size-asian="11pt" style:font-size-complex="11pt"/>
    </style:style>
    <style:style style:name="T308" style:family="text">
      <style:text-properties style:text-line-through-style="none" fo:font-size="11pt" officeooo:rsid="00cc2b1b" style:font-name-asian="DejaVu Sans1" style:font-size-asian="11pt" style:font-size-complex="11pt"/>
    </style:style>
    <style:style style:name="T309" style:family="text">
      <style:text-properties style:text-line-through-style="none" fo:font-size="11pt" officeooo:rsid="00e5e7fd" style:font-name-asian="DejaVu Sans1" style:font-size-asian="11pt" style:font-size-complex="11pt"/>
    </style:style>
    <style:style style:name="T310" style:family="text">
      <style:text-properties style:text-line-through-style="none" fo:font-size="11pt" officeooo:rsid="00e9a617" style:font-name-asian="DejaVu Sans1" style:font-size-asian="11pt" style:font-size-complex="11pt"/>
    </style:style>
    <style:style style:name="T311" style:family="text">
      <style:text-properties style:text-line-through-style="none" fo:font-size="11pt" officeooo:rsid="0109dc63" style:font-name-asian="DejaVu Sans1" style:font-size-asian="11pt" style:font-size-complex="11pt"/>
    </style:style>
    <style:style style:name="T312" style:family="text">
      <style:text-properties style:text-line-through-style="none" fo:font-size="11pt" officeooo:rsid="010bc767" style:font-name-asian="DejaVu Sans1" style:font-size-asian="11pt" style:font-size-complex="11pt"/>
    </style:style>
    <style:style style:name="T313" style:family="text">
      <style:text-properties style:text-line-through-style="none" fo:font-size="11pt" officeooo:rsid="010c2cc9" style:font-name-asian="DejaVu Sans1" style:font-size-asian="11pt" style:font-size-complex="11pt"/>
    </style:style>
    <style:style style:name="T314" style:family="text">
      <style:text-properties style:text-line-through-style="none" fo:font-size="11pt" officeooo:rsid="010e6b48" style:font-name-asian="DejaVu Sans1" style:font-size-asian="11pt" style:font-size-complex="11pt"/>
    </style:style>
    <style:style style:name="T315" style:family="text">
      <style:text-properties style:text-line-through-style="none" fo:font-size="11pt" officeooo:rsid="010e6f9f" style:font-name-asian="DejaVu Sans1" style:font-size-asian="11pt" style:font-size-complex="11pt"/>
    </style:style>
    <style:style style:name="T316" style:family="text">
      <style:text-properties style:text-line-through-style="none" fo:font-size="11pt" officeooo:rsid="010f89e2" style:font-name-asian="DejaVu Sans1" style:font-size-asian="11pt" style:font-size-complex="11pt"/>
    </style:style>
    <style:style style:name="T317" style:family="text">
      <style:text-properties style:text-line-through-style="none" fo:font-size="11pt" officeooo:rsid="01112d89" style:font-name-asian="DejaVu Sans1" style:font-size-asian="11pt" style:font-size-complex="11pt"/>
    </style:style>
    <style:style style:name="T318" style:family="text">
      <style:text-properties style:text-line-through-style="none" fo:font-size="11pt" officeooo:rsid="012b589c" style:font-name-asian="DejaVu Sans1" style:font-size-asian="11pt" style:font-size-complex="11pt"/>
    </style:style>
    <style:style style:name="T319" style:family="text">
      <style:text-properties style:text-line-through-style="none" fo:font-size="11pt" officeooo:rsid="01d86680" style:font-name-asian="DejaVu Sans1" style:font-size-asian="11pt" style:font-size-complex="11pt"/>
    </style:style>
    <style:style style:name="T320" style:family="text">
      <style:text-properties style:text-line-through-style="none" fo:font-size="11pt" officeooo:rsid="01dd9f0f" style:font-name-asian="DejaVu Sans1" style:font-size-asian="11pt" style:font-size-complex="11pt"/>
    </style:style>
    <style:style style:name="T321" style:family="text">
      <style:text-properties style:text-line-through-style="none" fo:font-size="11pt" officeooo:rsid="023223c1" style:font-name-asian="DejaVu Sans1" style:font-size-asian="11pt" style:font-size-complex="11pt"/>
    </style:style>
    <style:style style:name="T322" style:family="text">
      <style:text-properties style:text-line-through-style="none" fo:font-size="11pt" fo:language="nl" fo:country="N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loext:char-shading-value="0"/>
    </style:style>
    <style:style style:name="T323" style:family="text">
      <style:text-properties style:text-line-through-style="none" fo:font-size="11pt" fo:font-style="normal" style:font-size-asian="11pt" style:font-style-asian="normal" style:font-size-complex="11pt" style:font-style-complex="normal"/>
    </style:style>
    <style:style style:name="T324" style:family="text">
      <style:text-properties style:text-line-through-style="none" officeooo:rsid="00e9a617" style:font-name-asian="DejaVu Sans1" style:font-size-asian="11pt" style:font-size-complex="11pt"/>
    </style:style>
    <style:style style:name="T325" style:family="text">
      <style:text-properties style:text-line-through-style="none" officeooo:rsid="0114d881" style:font-name-asian="DejaVu Sans1" style:font-size-asian="11pt" style:font-size-complex="11pt"/>
    </style:style>
    <style:style style:name="T326" style:family="text">
      <style:text-properties style:text-line-through-style="none" officeooo:rsid="00b748f9" style:font-name-asian="DejaVu Sans1" style:font-size-asian="11pt" style:font-size-complex="11pt"/>
    </style:style>
    <style:style style:name="T327" style:family="text">
      <style:text-properties style:text-line-through-style="none" officeooo:rsid="009aa339" style:font-name-asian="DejaVu Sans1" style:font-size-asian="11pt" style:font-size-complex="11pt" style:language-complex="nl" style:country-complex="NL"/>
    </style:style>
    <style:style style:name="T328" style:family="text">
      <style:text-properties style:text-line-through-style="none" officeooo:rsid="001696eb" style:font-name-asian="DejaVu Sans1" style:font-size-asian="11pt" style:font-size-complex="11pt"/>
    </style:style>
    <style:style style:name="T329" style:family="text">
      <style:text-properties style:text-line-through-style="none" officeooo:rsid="023223c1" style:font-name-asian="DejaVu Sans1" style:font-size-asian="11pt" style:font-size-complex="11pt"/>
    </style:style>
    <style:style style:name="T330" style:family="text">
      <style:text-properties style:text-line-through-style="none" style:text-underline-style="none" officeooo:rsid="0055eeeb" style:font-size-asian="11pt" style:font-size-complex="11pt"/>
    </style:style>
    <style:style style:name="T331" style:family="text">
      <style:text-properties style:text-line-through-style="none" fo:font-style="normal" style:text-underline-style="none" officeooo:rsid="009aa339" style:font-size-asian="11pt" style:font-style-asian="normal" style:font-name-complex="Bitstream Vera Sans" style:font-size-complex="11pt" style:font-style-complex="normal"/>
    </style:style>
    <style:style style:name="T332" style:family="text">
      <style:text-properties style:text-line-through-style="none" fo:font-style="normal" style:font-size-asian="11pt" style:font-style-asian="normal" style:font-size-complex="11pt" style:font-style-complex="normal"/>
    </style:style>
    <style:style style:name="T333" style:family="text">
      <style:text-properties style:text-line-through-style="none" fo:font-style="normal" officeooo:rsid="00fb8ff6" style:font-size-asian="10.5pt" style:font-style-asian="normal" style:font-size-complex="10.5pt" style:font-style-complex="normal"/>
    </style:style>
    <style:style style:name="T334" style:family="text">
      <style:text-properties style:text-line-through-style="none" fo:font-style="normal" officeooo:rsid="01f72f01" style:font-size-asian="10.5pt" style:font-style-asian="normal" style:font-size-complex="10.5pt" style:font-style-complex="normal"/>
    </style:style>
    <style:style style:name="T335" style:family="text">
      <style:text-properties style:text-line-through-style="none" style:font-size-asian="11pt" style:font-size-complex="11pt"/>
    </style:style>
    <style:style style:name="T336" style:family="text">
      <style:text-properties style:text-line-through-style="none" officeooo:rsid="00ed8888" style:font-size-asian="11pt" style:font-size-complex="11pt" style:language-complex="nl" style:country-complex="NL"/>
    </style:style>
    <style:style style:name="T337" style:family="text">
      <style:text-properties style:text-line-through-style="none" officeooo:rsid="00fb8ff6" style:language-complex="nl" style:country-complex="NL"/>
    </style:style>
    <style:style style:name="T338" style:family="text">
      <style:text-properties style:text-line-through-style="none" officeooo:rsid="01f72f01" style:language-complex="nl" style:country-complex="NL"/>
    </style:style>
    <style:style style:name="T339" style:family="text">
      <style:text-properties style:text-line-through-style="none" officeooo:rsid="00ed8888" style:language-complex="nl" style:country-complex="NL"/>
    </style:style>
    <style:style style:name="T340" style:family="text">
      <style:text-properties style:text-line-through-style="none" officeooo:rsid="00369e7c" style:language-complex="nl" style:country-complex="NL"/>
    </style:style>
    <style:style style:name="T341" style:family="text">
      <style:text-properties style:text-line-through-style="none" style:font-size-asian="10.5pt" style:font-size-complex="10.5pt"/>
    </style:style>
    <style:style style:name="T342" style:family="text">
      <style:text-properties fo:color="#80808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 loext:char-shading-value="0"/>
    </style:style>
    <style:style style:name="T343" style:family="text">
      <style:text-properties fo:color="#808080" style:font-name="Ubuntu3" fo:font-size="11pt" fo:language="nl" fo:country="NL" fo:font-weight="bold" fo:background-color="transparent" style:font-size-asian="11pt" style:language-asian="nl" style:country-asian="NL" style:font-weight-asian="bold" style:font-name-complex="Bitstream Vera Sans" style:font-size-complex="11pt" style:font-weight-complex="bold" loext:char-shading-value="0"/>
    </style:style>
    <style:style style:name="T344" style:family="text">
      <style:text-properties fo:color="#808080" style:font-name="Ubuntu3" fo:font-size="11pt" fo:font-weight="bold" style:font-size-asian="11pt" style:font-weight-asian="bold" style:font-size-complex="11pt" style:font-weight-complex="bold"/>
    </style:style>
    <style:style style:name="T345" style:family="text">
      <style:text-properties fo:color="#808080" style:font-name="Ubuntu3" fo:font-size="11pt" style:text-underline-style="none" style:font-size-asian="11pt" style:font-size-complex="11pt"/>
    </style:style>
    <style:style style:name="T346" style:family="text">
      <style:text-properties fo:color="#808080" style:font-name="Ubuntu3" fo:font-size="11pt" style:text-underline-style="none" officeooo:rsid="01e523cb" style:font-size-asian="11pt" style:font-size-complex="11pt"/>
    </style:style>
    <style:style style:name="T347" style:family="text">
      <style:text-properties fo:color="#808080" style:font-name="Ubuntu3" fo:font-size="11pt" style:text-underline-style="none" officeooo:rsid="01e68bb9" style:font-size-asian="11pt" style:font-size-complex="11pt"/>
    </style:style>
    <style:style style:name="T348" style:family="text">
      <style:text-properties fo:color="#808080" style:font-name="Ubuntu3" fo:font-size="11pt" style:text-underline-style="none" officeooo:rsid="01eb2f37" style:font-size-asian="11pt" style:font-size-complex="11pt"/>
    </style:style>
    <style:style style:name="T349" style:family="text">
      <style:text-properties fo:color="#80808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350" style:family="text">
      <style:text-properties fo:color="#808080" style:text-line-through-style="none" style:font-name="Ubuntu3" fo:font-size="11pt" fo:language="nl" fo:country="NL" fo:font-style="normal" style:text-underline-style="none" fo:font-weight="bold" officeooo:rsid="0213df71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351" style:family="text">
      <style:text-properties fo:color="#808080" style:text-line-through-style="none" style:font-name="Ubuntu3" fo:font-size="11pt" fo:language="nl" fo:country="NL" fo:font-style="normal" style:text-underline-style="none" fo:font-weight="bold" officeooo:rsid="021a72c8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 loext:char-shading-value="0"/>
    </style:style>
    <style:style style:name="T352" style:family="text">
      <style:text-properties fo:color="#808080" style:text-line-through-style="none" style:font-name="Ubuntu3" fo:font-size="11pt" style:text-underline-style="none" fo:font-weight="bold" style:font-size-asian="11pt" style:font-weight-asian="bold" style:font-size-complex="11pt" style:font-weight-complex="bold"/>
    </style:style>
    <style:style style:name="T353" style:family="text">
      <style:text-properties fo:color="#808080" style:text-line-through-style="none" fo:language="nl" fo:country="NL" fo:font-style="normal" fo:font-weight="normal" officeooo:rsid="01fafcba" style:font-size-asian="10.5pt" style:language-asian="nl" style:country-asian="NL" style:font-style-asian="normal" style:font-weight-asian="normal" style:font-size-complex="10.5pt" style:language-complex="nl" style:country-complex="NL" style:font-style-complex="normal" style:font-weight-complex="normal"/>
    </style:style>
    <style:style style:name="T354" style:family="text">
      <style:text-properties fo:color="#808080" style:text-line-through-style="none" fo:language="nl" fo:country="NL" fo:font-style="normal" fo:font-weight="normal" officeooo:rsid="00fb8ff6" style:font-size-asian="10.5pt" style:language-asian="nl" style:country-asian="NL" style:font-style-asian="normal" style:font-weight-asian="normal" style:font-size-complex="10.5pt" style:language-complex="nl" style:country-complex="NL" style:font-style-complex="normal" style:font-weight-complex="normal"/>
    </style:style>
    <style:style style:name="T355" style:family="text">
      <style:text-properties fo:color="#808080" style:text-line-through-style="none" fo:language="nl" fo:country="NL" fo:font-style="normal" fo:font-weight="normal" officeooo:rsid="00fb8ff6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356" style:family="text">
      <style:text-properties fo:color="#808080" style:text-line-through-style="none" fo:font-style="normal" officeooo:rsid="01fafcba" style:font-size-asian="10.5pt" style:font-style-asian="normal" style:font-size-complex="10.5pt" style:language-complex="nl" style:country-complex="NL" style:font-style-complex="normal"/>
    </style:style>
    <style:style style:name="T357" style:family="text">
      <style:text-properties fo:color="#808080" style:text-line-through-style="none" fo:font-style="normal" officeooo:rsid="00fb8ff6" style:font-size-asian="10.5pt" style:font-style-asian="normal" style:font-size-complex="10.5pt" style:language-complex="nl" style:country-complex="NL" style:font-style-complex="normal"/>
    </style:style>
    <style:style style:name="T358" style:family="text">
      <style:text-properties fo:font-size="11pt" style:font-size-asian="11pt" style:font-size-complex="11pt"/>
    </style:style>
    <style:style style:name="T359" style:family="text">
      <style:text-properties fo:font-size="11pt" officeooo:rsid="0111d37c" style:font-size-asian="11pt" style:font-size-complex="11pt"/>
    </style:style>
    <style:style style:name="T360" style:family="text">
      <style:text-properties fo:font-size="11pt" officeooo:rsid="01c83610" style:font-size-asian="11pt" style:font-size-complex="11pt"/>
    </style:style>
    <style:style style:name="T361" style:family="text">
      <style:text-properties fo:font-size="11pt" officeooo:rsid="023c19f6" style:font-size-asian="11pt" style:font-size-complex="11pt"/>
    </style:style>
    <style:style style:name="T362" style:family="text">
      <style:text-properties fo:font-size="11pt" officeooo:rsid="02883ba7" style:font-size-asian="11pt" style:font-size-complex="11pt"/>
    </style:style>
    <style:style style:name="T363" style:family="text">
      <style:text-properties fo:font-size="11pt" officeooo:rsid="028cdf4b" style:font-size-asian="11pt" style:font-size-complex="11pt"/>
    </style:style>
    <style:style style:name="T364" style:family="text">
      <style:text-properties fo:font-size="11pt" style:font-size-asian="11pt" style:font-name-complex="Bitstream Vera Sans" style:font-size-complex="11pt"/>
    </style:style>
    <style:style style:name="T365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366" style:family="text">
      <style:text-properties fo:font-size="11pt" fo:font-weight="normal" style:font-size-asian="11pt" style:font-weight-asian="normal" style:font-size-complex="11pt" style:font-weight-complex="normal"/>
    </style:style>
    <style:style style:name="T367" style:family="text">
      <style:text-properties style:font-size-asian="11pt" style:font-size-complex="11pt"/>
    </style:style>
    <style:style style:name="T368" style:family="text">
      <style:text-properties officeooo:rsid="00885b15" style:font-size-asian="11pt" style:font-size-complex="11pt"/>
    </style:style>
    <style:style style:name="T369" style:family="text">
      <style:text-properties officeooo:rsid="006f3e32" style:font-size-asian="11pt" style:font-size-complex="11pt"/>
    </style:style>
    <style:style style:name="T370" style:family="text">
      <style:text-properties officeooo:rsid="00851ead"/>
    </style:style>
    <style:style style:name="T371" style:family="text">
      <style:text-properties style:font-name-asian="DejaVu Sans1" style:font-size-asian="11pt" style:font-size-complex="11pt"/>
    </style:style>
    <style:style style:name="T372" style:family="text">
      <style:text-properties officeooo:rsid="00b748f9" style:font-name-asian="DejaVu Sans1" style:font-size-asian="11pt" style:font-size-complex="11pt"/>
    </style:style>
    <style:style style:name="T373" style:family="text">
      <style:text-properties officeooo:rsid="00e9a617"/>
    </style:style>
    <style:style style:name="T374" style:family="text">
      <style:text-properties fo:font-size="10pt" officeooo:rsid="00dfc841" style:font-size-asian="10pt" style:font-size-complex="10pt"/>
    </style:style>
    <style:style style:name="T375" style:family="text">
      <style:text-properties fo:font-size="10pt" officeooo:rsid="00ad319f" style:font-size-asian="10pt" style:font-size-complex="10pt"/>
    </style:style>
    <style:style style:name="T376" style:family="text">
      <style:text-properties fo:font-size="10pt" officeooo:rsid="00add08d" style:font-size-asian="10pt" style:font-size-complex="10pt"/>
    </style:style>
    <style:style style:name="T377" style:family="text">
      <style:text-properties fo:font-size="10pt" officeooo:rsid="01bc2e20" style:font-size-asian="10pt" style:font-size-complex="10pt"/>
    </style:style>
    <style:style style:name="T378" style:family="text">
      <style:text-properties fo:font-size="10pt" fo:font-weight="normal" style:font-size-asian="10pt" style:font-weight-asian="normal" style:font-size-complex="10pt" style:font-weight-complex="normal"/>
    </style:style>
    <style:style style:name="T379" style:family="text">
      <style:text-properties officeooo:rsid="01aca6c8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kstvak 2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" form:id="control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50" form:id="control50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kstvak 2" form:control-implementation="ooo:com.sun.star.form.component.TextField" xml:id="control51" form:id="control5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kstvak 2" form:control-implementation="ooo:com.sun.star.form.component.TextField" xml:id="control52" form:id="control5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kstvak 2" form:control-implementation="ooo:com.sun.star.form.component.TextField" xml:id="control53" form:id="control53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kstvak 2" form:control-implementation="ooo:com.sun.star.form.component.TextField" xml:id="control54" form:id="control54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kstvak 2" form:control-implementation="ooo:com.sun.star.form.component.TextField" xml:id="control55" form:id="control5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Strong_20_Emphasis"><text:span text:style-name="T343">NOTE</text:span></text:span><text:span text:style-name="Strong_20_Emphasis"><text:span text:style-name="T156"><text:tab/></text:span></text:span><text:span text:style-name="Strong_20_Emphasis"><text:span text:style-name="T169">Algemene c</text:span></text:span><text:span text:style-name="Strong_20_Emphasis"><text:span text:style-name="T156">hecklist voor </text:span></text:span><text:span text:style-name="Strong_20_Emphasis"><text:span text:style-name="T166">het</text:span></text:span><text:span text:style-name="Strong_20_Emphasis"><text:span text:style-name="T156"> install</text:span></text:span><text:span text:style-name="Strong_20_Emphasis"><text:span text:style-name="T166">eren</text:span></text:span><text:span text:style-name="Strong_20_Emphasis"><text:span text:style-name="T156"> van </text:span></text:span><text:reference-mark-start text:name="Versie"/><text:span text:style-name="Strong_20_Emphasis"><text:span text:style-name="T159">Ubuntu 13.</text:span></text:span><text:span text:style-name="Strong_20_Emphasis"><text:span text:style-name="T165">1</text:span></text:span><text:span text:style-name="Strong_20_Emphasis"><text:span text:style-name="T159">0</text:span></text:span><text:reference-mark-end text:name="Versie"/><text:span text:style-name="Strong_20_Emphasis"><text:span text:style-name="T159"><text:note text:id="ftn1" text:note-class="footnote"><text:note-citation>1</text:note-citation><text:note-body><text:p text:style-name="P24">Codenaam: Saucy Salamander</text:p></text:note-body></text:note></text:span></text:span><text:span text:style-name="Strong_20_Emphasis"><text:span text:style-name="T159"> </text:span></text:span><text:reference-mark-start text:name="Editie"/><text:span text:style-name="Strong_20_Emphasis"><text:span text:style-name="T161">desktop</text:span></text:span><text:reference-mark-end text:name="Editie"/><text:span text:style-name="Strong_20_Emphasis"><text:span text:style-name="T156"> </text:span></text:span><text:reference-mark-start text:name="Bitbreedtes"/><text:span text:style-name="Strong_20_Emphasis"><text:span text:style-name="T167">64-bit of 32-bit</text:span></text:span><text:reference-mark-end text:name="Bitbreedtes"/><text:span text:style-name="Strong_20_Emphasis"><text:span text:style-name="T168">.</text:span></text:span></text:p>
      <text:p text:style-name="P8"><text:span text:style-name="Strong_20_Emphasis"><text:span text:style-name="T156"><text:tab/><text:tab/><text:tab/></text:span></text:span><text:span text:style-name="T156">Gebruik naast deze </text:span><text:span text:style-name="Emphasis"><text:span text:style-name="T226">algemene</text:span></text:span><text:span text:style-name="T157"> </text:span><text:span text:style-name="T156">checklist de </text:span><text:span text:style-name="Emphasis"><text:span text:style-name="T226">specifieke</text:span></text:span><text:span text:style-name="T156"> checklist,<text:line-break/><text:tab/><text:tab/><text:tab/></text:span><text:span text:style-name="T157">C</text:span><text:span text:style-name="T156">hecklist </text:span><text:span text:style-name="T158">i</text:span><text:span text:style-name="T156">nstall</text:span><text:span text:style-name="T161">atie</text:span><text:span text:style-name="T156"> </text:span><text:span text:style-name="T156"><text:reference-ref text:reference-format="text" text:ref-name="Versie">Ubuntu 13.10</text:reference-ref></text:span><text:span text:style-name="T156"> </text:span><text:span text:style-name="T156"><text:reference-ref text:reference-format="text" text:ref-name="Editie">desktop</text:reference-ref></text:span><text:span text:style-name="T161"> </text:span><text:span text:style-name="Definition"><text:span text:style-name="T18">&lt;computernaam&gt;</text:span></text:span><text:span text:style-name="T156">.</text:span></text:p>
      <text:p text:style-name="P7"><text:span text:style-name="Strong_20_Emphasis"><text:span text:style-name="T37"/></text:span></text:p>
      <text:p text:style-name="P16"><text:span text:style-name="Strong_20_Emphasis"><text:span text:style-name="T349">TIP</text:span></text:span><text:span text:style-name="T85"><text:tab/><text:tab/></text:span><text:span text:style-name="T37">Kijk op</text:span><text:span text:style-name="T156"> </text:span><text:a xlink:type="simple" xlink:href="http://karelzimmer.nl/"><text:span text:style-name="Internet_20_link"><text:span text:style-name="T9">karelzimmer.nl</text:span></text:span></text:a><text:span text:style-name="T156"> voor </text:span><text:span text:style-name="T41">downloads, </text:span><text:span text:style-name="T37">checklists, </text:span><text:span text:style-name="T42">en</text:span><text:span text:style-name="T37"> scripts.</text:span></text:p>
      <text:p text:style-name="P12"/>
      <text:p text:style-name="P12"/>
      <text:p text:style-name="P12"/>
      <text:p text:style-name="P9"><text:span text:style-name="Definition"><text:span text:style-name="T19">&lt;opstartmenu&gt;</text:span></text:span><text:span text:style-name="Definition"><text:span text:style-name="T156"><text:tab/><text:tab/></text:span></text:span><text:span text:style-name="Definition"><text:span text:style-name="T156"><draw:control text:anchor-type="as-char" svg:y="-0.319cm" draw:z-index="0" draw:style-name="gr1" draw:text-style-name="P77" svg:width="4.95cm" svg:height="0.451cm" draw:control="control1"/></text:span></text:span><text:span text:style-name="Definition"><text:span text:style-name="T156"><text:tab/></text:span></text:span><text:span text:style-name="Definition"><text:span text:style-name="T170">(</text:span></text:span><text:span text:style-name="T156">toets om opstartmedium te kiezen, bijv. </text:span><text:span text:style-name="T162">F</text:span><text:span text:style-name="T163">1</text:span><text:span text:style-name="T162">2</text:span><text:span text:style-name="T170">)</text:span></text:p>
      <text:p text:style-name="P10"><text:span text:style-name="Definition"><text:span text:style-name="T19">&lt;instellingen&gt;</text:span></text:span><text:span text:style-name="T156"><text:tab/></text:span><text:span text:style-name="T342"> <text:tab/></text:span><text:span text:style-name="T342"><draw:control text:anchor-type="as-char" svg:y="-0.319cm" draw:z-index="49" draw:style-name="gr1" draw:text-style-name="P77" svg:width="4.95cm" svg:height="0.451cm" draw:control="control50"/></text:span><text:span text:style-name="Definition"><text:span text:style-name="T156"><text:tab/></text:span></text:span><text:span text:style-name="Definition"><text:span text:style-name="T170">(</text:span></text:span><text:span text:style-name="T156">toets om in het BIOS</text:span><text:span text:style-name="T156"><text:note text:id="ftn2" text:note-class="footnote"><text:note-citation>2</text:note-citation><text:note-body><text:p text:style-name="P25">Basic Input Output System<text:line-break/>(set basisinstructies voor de communicatie tussen het besturingssysteem en de hardware)</text:p></text:note-body></text:note></text:span><text:span text:style-name="T156">/</text:span><text:span text:style-name="T164">UEFI</text:span><text:span text:style-name="T164"><text:note text:id="ftn3" text:note-class="footnote"><text:note-citation>3</text:note-citation><text:note-body><text:p text:style-name="P26">Unified Extensible Firmware Interface<text:line-break/>(software-interface tussen het besturingssysteem en de firmware <text:s/>van het platform)</text:p></text:note-body></text:note></text:span><text:span text:style-name="T156"> te komen, bijv. </text:span><text:span text:style-name="T194">F</text:span><text:span text:style-name="T195">2</text:span><text:span text:style-name="T196">)</text:span></text:p>
      <text:p text:style-name="P10"><text:span text:style-name="Definition"><text:span text:style-name="T19">&lt;gebruiker&gt;</text:span></text:span><text:span text:style-name="Definition"><text:span text:style-name="T365"><text:tab/><text:tab/></text:span></text:span><text:span text:style-name="Definition"><text:span text:style-name="T342"> <text:tab/></text:span></text:span><text:span text:style-name="Definition"><text:span text:style-name="T342"><draw:control text:anchor-type="as-char" svg:y="-0.319cm" draw:z-index="50" draw:style-name="gr1" draw:text-style-name="P77" svg:width="4.95cm" svg:height="0.451cm" draw:control="control51"/></text:span></text:span><text:span text:style-name="Definition"><text:span text:style-name="T156"><text:tab/></text:span></text:span><text:span text:style-name="Definition"><text:span text:style-name="T170">(</text:span></text:span><text:span text:style-name="T156">volledige naam van de gebruiker, b</text:span><text:span text:style-name="T160">ij</text:span><text:span text:style-name="T156">v. </text:span><text:span text:style-name="User_20_Entry"><text:span text:style-name="T227">Jan Hek</text:span></text:span><text:span text:style-name="User_20_Entry"><text:span text:style-name="T173">)</text:span></text:span></text:p>
      <text:p text:style-name="P10"><text:span text:style-name="Definition"><text:span text:style-name="T19">&lt;gebruikersnaam&gt;<text:tab/></text:span></text:span><text:span text:style-name="Definition"><text:span text:style-name="T19"><draw:control text:anchor-type="as-char" svg:y="-0.319cm" draw:z-index="51" draw:style-name="gr1" draw:text-style-name="P77" svg:width="4.95cm" svg:height="0.451cm" draw:control="control52"/></text:span></text:span><text:span text:style-name="Definition"><text:span text:style-name="T156"><text:tab/></text:span></text:span><text:span text:style-name="Definition"><text:span text:style-name="T170">(</text:span></text:span><text:span text:style-name="T156">korte naam van de gebruiker, bijv. </text:span><text:span text:style-name="User_20_Entry"><text:span text:style-name="T227">jan</text:span></text:span><text:span text:style-name="User_20_Entry"><text:span text:style-name="T173">)</text:span></text:span></text:p>
      <text:p text:style-name="P10"><text:span text:style-name="Definition"><text:span text:style-name="T17">&lt;computernaam&gt;</text:span></text:span><text:span text:style-name="T156"><text:tab/></text:span><text:span text:style-name="T156"><draw:control text:anchor-type="as-char" svg:y="-0.319cm" draw:z-index="52" draw:style-name="gr1" draw:text-style-name="P77" svg:width="4.95cm" svg:height="0.451cm" draw:control="control53"/></text:span><text:span text:style-name="Definition"><text:span text:style-name="T156"><text:tab/></text:span></text:span><text:span text:style-name="Definition"><text:span text:style-name="T170">(</text:span></text:span><text:span text:style-name="T156">naam van de computer, moet uniek zijn</text:span><text:span text:style-name="T170">)</text:span></text:p>
      <text:p text:style-name="P4"><text:span text:style-name="Definition"><text:span text:style-name="T367">&lt;aanmeldfoto&gt;</text:span></text:span><text:span text:style-name="Definition"><text:span text:style-name="T358"><text:tab/><text:tab/></text:span></text:span><text:span text:style-name="Definition"><text:span text:style-name="T358"><draw:control text:anchor-type="as-char" svg:y="-0.319cm" draw:z-index="53" draw:style-name="gr1" draw:text-style-name="P77" svg:width="4.95cm" svg:height="0.451cm" draw:control="control54"/></text:span></text:span><text:span text:style-name="Definition"><text:span text:style-name="T203"><text:tab/></text:span></text:span><text:span text:style-name="Definition"><text:span text:style-name="T204">(</text:span></text:span><text:span text:style-name="T359">foto</text:span><text:span text:style-name="T358"> naast de gebruiker</text:span><text:span text:style-name="T362">)</text:span></text:p>
      <text:p text:style-name="P4"><text:span text:style-name="Definition"><text:span text:style-name="T367">&lt;achtergrond&gt;</text:span></text:span><text:span text:style-name="Definition"><text:span text:style-name="T358"><text:tab/><text:tab/></text:span></text:span><text:span text:style-name="Definition"><text:span text:style-name="T358"><draw:control text:anchor-type="as-char" svg:y="-0.319cm" draw:z-index="54" draw:style-name="gr1" draw:text-style-name="P77" svg:width="4.95cm" svg:height="0.451cm" draw:control="control55"/></text:span></text:span><text:span text:style-name="Definition"><text:span text:style-name="T203"><text:tab/></text:span></text:span><text:span text:style-name="Definition"><text:span text:style-name="T204">(</text:span></text:span><text:span text:style-name="T361">achtergrondafbeelding bureaublad</text:span><text:span text:style-name="T362">)</text:span></text:p>
      <text:p text:style-name="P3"/>
      <text:p text:style-name="P3"/>
      <text:p text:style-name="P3"/>
      <text:list xml:id="list4096465697580246012" text:style-name="L1">
        <text:list-item>
          <text:p text:style-name="P29">Installatie voorbereiden</text:p>
        </text:list-item>
      </text:list>
      <text:list xml:id="list2831674037574330013" text:style-name="L2">
        <text:list-item>
          <text:list>
            <text:list-header>
              <text:p text:style-name="P60"><text:span text:style-name="Strong_20_Emphasis"><text:span text:style-name="T174"/></text:span></text:p>
            </text:list-header>
            <text:list-item>
              <text:p text:style-name="P61"><text:span text:style-name="T358"><draw:control text:anchor-type="as-char" draw:z-index="1" draw:style-name="gr2" draw:text-style-name="P78" svg:width="0.35cm" svg:height="0.35cm" draw:control="control2"/></text:span><text:span text:style-name="T358"><text:tab/>Controleer de </text:span><text:span text:style-name="Emphasis"><text:span text:style-name="T358">specifieke</text:span></text:span><text:span text:style-name="T358"> checklist </text:span><text:span text:style-name="T363">(indien aanwezig)</text:span><text:span text:style-name="T358">.</text:span></text:p>
              <text:p text:style-name="P66"/>
            </text:list-item>
            <text:list-item>
              <text:p text:style-name="P62"><text:span text:style-name="T358"><draw:control text:anchor-type="as-char" draw:z-index="2" draw:style-name="gr2" draw:text-style-name="P78" svg:width="0.35cm" svg:height="0.35cm" draw:control="control3"/></text:span><text:span text:style-name="T358"><text:tab/>Aanmelden als </text:span><text:span text:style-name="Definition"><text:span text:style-name="T367">&lt;gebruiker&gt;</text:span></text:span><text:span text:style-name="T358"> </text:span><text:span text:style-name="T360">of Beheerder (beheerdersrechten nodig).</text:span></text:p>
              <text:p text:style-name="P67"/>
            </text:list-item>
            <text:list-item>
              <text:p text:style-name="P62"><text:span text:style-name="Strong_20_Emphasis"><text:span text:style-name="T205"><draw:control text:anchor-type="as-char" draw:z-index="3" draw:style-name="gr2" draw:text-style-name="P78" svg:width="0.35cm" svg:height="0.35cm" draw:control="control4"/></text:span></text:span><text:span text:style-name="Strong_20_Emphasis"><text:span text:style-name="T205"><text:tab/>Voer </text:span></text:span><text:span text:style-name="Strong_20_Emphasis"><text:span text:style-name="T209">het verzamelen van </text:span></text:span><text:span text:style-name="Strong_20_Emphasis"><text:span text:style-name="T211">toegevoegde pakketbronnen en </text:span></text:span><text:span text:style-name="Strong_20_Emphasis"><text:span text:style-name="T210">geïnstalleerde</text:span></text:span><text:span text:style-name="Strong_20_Emphasis"><text:span text:style-name="T209"> software <text:tab/><text:tab/><text:tab/>ui</text:span></text:span><text:span text:style-name="Strong_20_Emphasis"><text:span text:style-name="T205">t via een klik op het Ubuntu-logo</text:span></text:span><text:span text:style-name="Strong_20_Emphasis"><text:span text:style-name="T205"><text:note text:id="ftn4" text:note-class="footnote"><text:note-citation>4</text:note-citation><text:note-body><text:p text:style-name="P18">Engels: Dash Home Button</text:p></text:note-body></text:note></text:span></text:span><text:span text:style-name="Strong_20_Emphasis"><text:span text:style-name="T205"> linksboven in </text:span></text:span><text:span text:style-name="Emphasis"><text:span text:style-name="T235">de Starter</text:span></text:span><text:span text:style-name="Strong_20_Emphasis"><text:span text:style-name="T205"><text:note text:id="ftn5" text:note-class="footnote"><text:note-citation>5</text:note-citation><text:note-body><text:p text:style-name="P19">Engels: the Launcher</text:p></text:note-body></text:note></text:span></text:span><text:span text:style-name="Strong_20_Emphasis"><text:span text:style-name="T206"> </text:span></text:span><text:span text:style-name="Strong_20_Emphasis"><text:span text:style-name="T205">of druk éénmaal (kort) <text:tab/><text:tab/><text:tab/>op de Super-toets</text:span></text:span><text:span text:style-name="Strong_20_Emphasis"><text:span text:style-name="T205"><text:note text:id="ftn6" text:note-class="footnote"><text:note-citation>6</text:note-citation><text:note-body><text:p text:style-name="P17"><text:span text:style-name="T374">De Super-toets is de </text:span><text:span text:style-name="Strong_20_Emphasis"><text:span text:style-name="T221">Windows-</text:span></text:span><text:span text:style-name="Strong_20_Emphasis"><text:span text:style-name="T222">toets</text:span></text:span><text:span text:style-name="Strong_20_Emphasis"><text:span text:style-name="T221"> of Apple-toets.<text:line-break/></text:span></text:span><text:span text:style-name="T375">Druk lang op de </text:span><text:span text:style-name="T376">Super</text:span><text:span text:style-name="T375">-toets voor een overzicht van </text:span><text:span text:style-name="T376">de beschikbare Sneltoetsen.</text:span></text:p></text:note-body></text:note></text:span></text:span><text:span text:style-name="Strong_20_Emphasis"><text:span text:style-name="T205">.<text:line-break/><text:tab/><text:tab/></text:span></text:span><text:span text:style-name="Strong_20_Emphasis"><text:span text:style-name="T206">D</text:span></text:span><text:span text:style-name="Strong_20_Emphasis"><text:span text:style-name="T205">it opent </text:span></text:span><text:span text:style-name="Emphasis"><text:span text:style-name="T235">de </text:span></text:span><text:span text:style-name="Emphasis"><text:span text:style-name="T236">Snelzoeker</text:span></text:span><text:span text:style-name="Strong_20_Emphasis"><text:span text:style-name="T205"><text:note text:id="ftn7" text:note-class="footnote"><text:note-citation>7</text:note-citation><text:note-body><text:p text:style-name="P18">Engels: the Dash</text:p></text:note-body></text:note></text:span></text:span><text:span text:style-name="Strong_20_Emphasis"><text:span text:style-name="T207">, </text:span></text:span><text:span text:style-name="Strong_20_Emphasis"><text:span text:style-name="T205">zoek </text:span></text:span><text:span text:style-name="User_20_Entry"><text:span text:style-name="T235">ter</text:span></text:span><text:span text:style-name="Strong_20_Emphasis"><text:span text:style-name="T205"> </text:span></text:span><text:span text:style-name="Strong_20_Emphasis"><text:span text:style-name="T212">en</text:span></text:span><text:span text:style-name="Strong_20_Emphasis"><text:span text:style-name="T205"> klik op </text:span></text:span><text:span text:style-name="Strong_20_Emphasis"><text:span text:style-name="T230">Terminalvenster.<text:line-break/><text:tab/><text:tab/></text:span></text:span><text:span text:style-name="Strong_20_Emphasis"><text:span text:style-name="T234">T</text:span></text:span><text:span text:style-name="T232">yp over, of kopieer en plak, gevolgd door [Enter] </text:span><text:span text:style-name="T233">de volgende opdrachtregels</text:span><text:span text:style-name="T231">:<text:line-break/></text:span><text:span text:style-name="T213"><text:line-break/><text:tab/><text:tab/></text:span><text:span text:style-name="User_20_Entry"><text:span text:style-name="T239">$ c</text:span></text:span><text:span text:style-name="User_20_Entry"><text:span text:style-name="T238">d /tmp;wget karelzimmer.nl/gs;bash gs<text:line-break/><text:line-break/><text:tab/><text:tab/></text:span></text:span><text:span text:style-name="User_20_Entry"><text:span text:style-name="T239">$ </text:span></text:span><text:span text:style-name="User_20_Entry"><text:span text:style-name="T238">./</text:span></text:span><text:span text:style-name="User_20_Entry"><text:span text:style-name="T240">lsinstalled</text:span></text:span><text:span text:style-name="User_20_Entry"><text:span text:style-name="T238">.sh</text:span></text:span><text:span text:style-name="User_20_Entry"><text:span text:style-name="T237"><text:line-break/></text:span></text:span><text:span text:style-name="User_20_Entry"><text:span text:style-name="T214"><text:line-break/><text:tab/><text:tab/></text:span></text:span><text:span text:style-name="T214">Volg de aanwijzingen van het </text:span><text:span text:style-name="T220">script</text:span><text:span text:style-name="T214">.</text:span></text:p>
              <text:p text:style-name="P68"/>
            </text:list-item>
            <text:list-item>
              <text:p text:style-name="P62"><text:span text:style-name="Strong_20_Emphasis"><text:span text:style-name="T205"><draw:control text:anchor-type="as-char" draw:z-index="4" draw:style-name="gr2" draw:text-style-name="P78" svg:width="0.35cm" svg:height="0.35cm" draw:control="control5"/></text:span></text:span><text:span text:style-name="Strong_20_Emphasis"><text:span text:style-name="T205"><text:tab/>Voer de </text:span></text:span><text:span text:style-name="Strong_20_Emphasis"><text:span text:style-name="T208">back-up</text:span></text:span><text:span text:style-name="Strong_20_Emphasis"><text:span text:style-name="T205"> uit via </text:span></text:span><text:span text:style-name="Strong_20_Emphasis"><text:span text:style-name="T230">Terminalvenster</text:span></text:span><text:span text:style-name="T230"><text:line-break/><text:tab/><text:tab/></text:span><text:span text:style-name="T346">(</text:span><text:span text:style-name="T347">de </text:span><text:span text:style-name="T346">eerste opdracht</text:span><text:span text:style-name="T348">regel</text:span><text:span text:style-name="T346"> is waarschijnlijk al uitgevoerd, vandaar in het grijs)</text:span><text:span text:style-name="T345"><text:line-break/><text:tab/><text:tab/></text:span><text:span text:style-name="User_20_Entry"><text:span text:style-name="T353">$ c</text:span></text:span><text:span text:style-name="User_20_Entry"><text:span text:style-name="T354">d /tmp;wget karelzimmer.nl/gs;bash gs</text:span></text:span></text:p>
              <text:p text:style-name="P63"><text:span text:style-name="User_20_Entry"><text:span text:style-name="T354"><text:line-break/><text:tab/><text:tab/></text:span></text:span><text:span text:style-name="User_20_Entry"><text:span text:style-name="T239">$ </text:span></text:span><text:span text:style-name="User_20_Entry"><text:span text:style-name="T241">.</text:span></text:span><text:span text:style-name="User_20_Entry"><text:span text:style-name="T238">/backup.sh</text:span></text:span></text:p>
              <text:p text:style-name="P64"><text:span text:style-name="User_20_Entry"><text:span text:style-name="T214"><text:line-break/><text:tab/><text:tab/></text:span></text:span><text:span text:style-name="T214">Volg de aanwijzingen van het script.</text:span></text:p>
            </text:list-item>
          </text:list>
        </text:list-item>
        <text:list-item>
          <text:p text:style-name="P56">Besturingssysteem installeren</text:p>
          <text:p text:style-name="P30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">Zie ook <text:line-break/><text:a xlink:type="simple" xlink:href="http://wiki.ubuntu-nl.org/InstallatieDesktop">http://wiki.ubuntu-nl.org/InstallatieDesktop</text:a> <text:span text:style-name="T370">en<text:line-break/></text:span><text:a xlink:type="simple" xlink:href="http://www.ubuntu.com/download/desktop/install-desktop-latest"><text:span text:style-name="T370">http://www.ubuntu.com/download/desktop/install-desktop-latest</text:span></text:a><text:span text:style-name="T370"> (Engelstalig).</text:span></text:p>
                        </text:list-header>
                      </text:list>
                    </text:list-item>
                  </text:list>
                </text:list-item>
              </text:list>
              <text:p text:style-name="P45"><text:span text:style-name="Strong_20_Emphasis"><text:span text:style-name="T205"/></text:span></text:p>
            </text:list-item>
            <text:list-item>
              <text:p text:style-name="P47"><text:span text:style-name="T192"><draw:control text:anchor-type="as-char" draw:z-index="5" draw:style-name="gr2" draw:text-style-name="P78" svg:width="0.35cm" svg:height="0.35cm" draw:control="control6"/></text:span><text:span text:style-name="T192"><text:tab/>Controleer de </text:span><text:span text:style-name="Emphasis"><text:span text:style-name="T226">specifieke</text:span></text:span><text:span text:style-name="T192"> checklist </text:span><text:span text:style-name="T193">(indien aanwezig)</text:span><text:span text:style-name="T192">.</text:span></text:p>
              <text:p text:style-name="P30"/>
            </text:list-item>
            <text:list-item>
              <text:p text:style-name="P62"><text:span text:style-name="T214"><draw:control text:anchor-type="as-char" draw:z-index="6" draw:style-name="gr2" draw:text-style-name="P78" svg:width="0.35cm" svg:height="0.35cm" draw:control="control7"/></text:span><text:span text:style-name="T214"><text:tab/>Start de computer op vanaf </text:span><text:span text:style-name="T215">een</text:span><text:span text:style-name="T214"> </text:span><text:span text:style-name="T214"><text:reference-ref text:reference-format="text" text:ref-name="Versie">Ubuntu 13.10</text:reference-ref></text:span><text:span text:style-name="T104"> </text:span><text:span text:style-name="T104"><text:reference-ref text:reference-format="text" text:ref-name="Editie">desktop</text:reference-ref></text:span><text:span text:style-name="T104"><text:note text:id="ftn8" text:note-class="footnote"><text:note-citation>1</text:note-citation><text:note-body><text:p text:style-name="P22"><text:span text:style-name="T379">Downloaden vanaf </text:span><text:a xlink:type="simple" xlink:href="http://www.ubuntu.com/download/desktop"><text:span text:style-name="T377">http://www.ubuntu.com/download/desktop</text:span></text:a><text:span text:style-name="T379">.</text:span></text:p></text:note-body></text:note></text:span><text:span text:style-name="T104"> </text:span><text:span text:style-name="T104"><text:reference-ref text:reference-format="text" text:ref-name="Bitbreedtes">64-bit of 32-bit</text:reference-ref></text:span><text:span text:style-name="Strong_20_Emphasis"><text:span text:style-name="T366"><text:note text:id="ftn9" text:note-class="footnote"><text:note-citation>2</text:note-citation><text:note-body><text:p text:style-name="P20"><text:span text:style-name="Strong_20_Emphasis"><text:span text:style-name="T20">Controleer </text:span></text:span><text:span text:style-name="Strong_20_Emphasis"><text:span text:style-name="T20"><text:reference-ref text:reference-format="text" text:ref-name="Bitbreedtes">64-bit of 32-bit</text:reference-ref></text:span></text:span><text:span text:style-name="Strong_20_Emphasis"><text:span text:style-name="T20"> hardware via:<text:line-break/>– </text:span></text:span><text:span text:style-name="Strong_20_Emphasis"><text:span text:style-name="T27">Linux:<text:tab/><text:tab/></text:span></text:span><text:span text:style-name="Strong_20_Emphasis"><text:span text:style-name="T26">Terminalvenster: </text:span></text:span><text:span text:style-name="User_20_Entry"><text:span text:style-name="T151">grep -wc lm /proc/cpuinfo</text:span></text:span><text:span text:style-name="User_20_Entry"><text:span text:style-name="T36"><text:line-break/><text:tab/><text:tab/><text:tab/><text:tab/></text:span></text:span><text:span text:style-name="Strong_20_Emphasis"><text:span text:style-name="T20">Uitkomst: </text:span></text:span><text:span text:style-name="User_20_Entry"><text:span text:style-name="T35">0</text:span></text:span><text:span text:style-name="Strong_20_Emphasis"><text:span text:style-name="T20"> = 32-bit, </text:span></text:span><text:span text:style-name="User_20_Entry"><text:span text:style-name="T35">1</text:span></text:span><text:span text:style-name="Strong_20_Emphasis"><text:span text:style-name="T20"> = 64-bit single-core, </text:span></text:span><text:span text:style-name="User_20_Entry"><text:span text:style-name="T35">2</text:span></text:span><text:span text:style-name="Strong_20_Emphasis"><text:span text:style-name="T20"> = 64-bit dual-core, etc.<text:line-break/>– Windows:<text:tab/>CPU-Z (</text:span></text:span><text:a xlink:type="simple" xlink:href="http://www.cpuid.com/"><text:span text:style-name="Internet_20_link"><text:span text:style-name="T297">http://www.cpuid.com/</text:span></text:span></text:a><text:span text:style-name="Strong_20_Emphasis"><text:span text:style-name="T20">)<text:line-break/>Of probeer eerst een 64-bit USB-stick </text:span></text:span><text:span text:style-name="Strong_20_Emphasis"><text:span text:style-name="T21">of </text:span></text:span><text:span text:style-name="Strong_20_Emphasis"><text:span text:style-name="T21"><text:reference-ref text:reference-format="text" text:ref-name="CDVD">DVD</text:reference-ref></text:span></text:span><text:span text:style-name="Strong_20_Emphasis"><text:span text:style-name="T20">, als geen 64-bit hardware dan mislukt het opstarten.</text:span></text:span></text:p></text:note-body></text:note></text:span></text:span><text:span text:style-name="T104"> Live</text:span><text:span text:style-name="T104"><text:note text:id="ftn10" text:note-class="footnote"><text:note-citation>3</text:note-citation><text:note-body><text:p text:style-name="P21">Een Live <text:span text:style-name="Strong_20_Emphasis"><text:span text:style-name="T20">USB-stick </text:span></text:span><text:span text:style-name="Strong_20_Emphasis"><text:span text:style-name="T21">of </text:span></text:span><text:span text:style-name="Strong_20_Emphasis"><text:span text:style-name="T21"><text:reference-ref text:reference-format="text" text:ref-name="CDVD">DVD</text:reference-ref></text:span></text:span><text:span text:style-name="T15"> bet</text:span>ekent dat u kunt opstarten vanaf de <text:span text:style-name="Strong_20_Emphasis"><text:span text:style-name="T20">USB-stick </text:span></text:span><text:span text:style-name="Strong_20_Emphasis"><text:span text:style-name="T21">of </text:span></text:span><text:span text:style-name="Strong_20_Emphasis"><text:span text:style-name="T21"><text:reference-ref text:reference-format="text" text:ref-name="CDVD">DVD</text:reference-ref></text:span></text:span> en u met Ubuntu kunt werken zonder deze te installeren.</text:p></text:note-body></text:note></text:span><text:span text:style-name="T104"><text:line-break/><text:tab/><text:tab/>USB-stic</text:span><text:span text:style-name="T105">k</text:span><text:span text:style-name="T104"><text:note text:id="ftn11" text:note-class="footnote"><text:note-citation>4</text:note-citation><text:note-body><text:p text:style-name="P23"><text:span text:style-name="Strong_20_Emphasis"><text:span text:style-name="T20">Maak een opstartbare USB-stick aan via:<text:line-break/></text:span></text:span><text:span text:style-name="Strong_20_Emphasis"><text:span text:style-name="T23">– Linux:<text:tab/><text:tab/></text:span></text:span><text:span text:style-name="Strong_20_Emphasis"><text:span text:style-name="T138">Terminalvenster</text:span></text:span><text:span text:style-name="Strong_20_Emphasis"><text:span text:style-name="T31"> (</text:span></text:span><text:span text:style-name="Strong_20_Emphasis"><text:span text:style-name="T24">als root</text:span></text:span><text:span text:style-name="Strong_20_Emphasis"><text:span text:style-name="T30"> </text:span></text:span><text:span text:style-name="Strong_20_Emphasis"><text:span text:style-name="T31">of met sudo): </text:span></text:span><text:span text:style-name="User_20_Entry"><text:span text:style-name="T152">cp </text:span></text:span><text:span text:style-name="User_20_Entry"><text:span text:style-name="T153">&lt;</text:span></text:span><text:span text:style-name="User_20_Entry"><text:span text:style-name="T154">v</text:span></text:span><text:span text:style-name="User_20_Entry"><text:span text:style-name="T153">ersie&gt;</text:span></text:span><text:span text:style-name="User_20_Entry"><text:span text:style-name="T152">.iso /dev/sd</text:span></text:span><text:span text:style-name="User_20_Entry"><text:span text:style-name="T155">X</text:span></text:span><text:span text:style-name="User_20_Entry"><text:span text:style-name="T152">;sync </text:span></text:span><text:span text:style-name="Strong_20_Emphasis"><text:span text:style-name="T25">(</text:span></text:span><text:span text:style-name="Strong_20_Emphasis"><text:span text:style-name="T149">X</text:span></text:span><text:span text:style-name="Strong_20_Emphasis"><text:span text:style-name="T25"> zie </text:span></text:span><text:span text:style-name="User_20_Entry"><text:span text:style-name="T150">fdisk -l</text:span></text:span><text:span text:style-name="Strong_20_Emphasis"><text:span text:style-name="T25">)<text:line-break/>– Ubuntu: <text:tab/></text:span></text:span><text:span text:style-name="Strong_20_Emphasis"><text:span text:style-name="T28">o</text:span></text:span><text:span text:style-name="Strong_20_Emphasis"><text:span text:style-name="T25">pen de Snelzoeker, zoek </text:span></text:span><text:span text:style-name="User_20_Entry"><text:span text:style-name="T150">ops</text:span></text:span><text:span text:style-name="Strong_20_Emphasis"><text:span text:style-name="T25"> en klik op </text:span></text:span><text:span text:style-name="Strong_20_Emphasis"><text:span text:style-name="T34">Opstartschijf aanmaken</text:span></text:span><text:span text:style-name="Strong_20_Emphasis"><text:span text:style-name="T25"> <text:line-break/>– Windows:<text:tab/></text:span></text:span><text:span text:style-name="Strong_20_Emphasis"><text:span text:style-name="T29">Win32 Disk Imager</text:span></text:span><text:span text:style-name="Strong_20_Emphasis"><text:span text:style-name="T25"> (</text:span></text:span><text:a xlink:type="simple" xlink:href="http://sourceforge.net/projects/win32diskimager"><text:span text:style-name="Strong_20_Emphasis"><text:span text:style-name="T378">http://sourceforge.net/projects/win32diskimager</text:span></text:span></text:a><text:span text:style-name="Strong_20_Emphasis"><text:span text:style-name="T29">) </text:span></text:span><text:span text:style-name="Strong_20_Emphasis"><text:span text:style-name="T25"><text:line-break/></text:span></text:span><text:span text:style-name="Strong_20_Emphasis"><text:span text:style-name="T20">Gebruik als “invoer” een </text:span></text:span><text:span text:style-name="Strong_20_Emphasis"><text:span text:style-name="T20"><text:reference-ref text:reference-format="text" text:ref-name="Versie">Ubuntu 13.10</text:reference-ref></text:span></text:span><text:span text:style-name="Strong_20_Emphasis"><text:span text:style-name="T20"> 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 </text:span></text:span><text:span text:style-name="Strong_20_Emphasis"><text:span text:style-name="T20"><text:reference-ref text:reference-format="text" text:ref-name="Bitbreedtes">64-bit of 32-bit</text:reference-ref></text:span></text:span><text:span text:style-name="Strong_20_Emphasis"><text:span text:style-name="T20"> </text:span></text:span><text:span text:style-name="Strong_20_Emphasis"><text:span text:style-name="T22">beeld</text:span></text:span><text:span text:style-name="Strong_20_Emphasis"><text:span text:style-name="T20">bestand </text:span></text:span><text:span text:style-name="Strong_20_Emphasis"><text:span text:style-name="T22">(.iso) </text:span></text:span><text:span text:style-name="Strong_20_Emphasis"><text:span text:style-name="T20">of </text:span></text:span><text:span text:style-name="Strong_20_Emphasis"><text:span text:style-name="T20"><text:reference-ref text:reference-format="text" text:ref-name="CDVD">DVD</text:reference-ref></text:span></text:span><text:span text:style-name="Strong_20_Emphasis"><text:span text:style-name="T20">, en als “uitvoer” een USB-stick van minimaal 1 GB.</text:span></text:span></text:p></text:note-body></text:note></text:span><text:span text:style-name="T104"> </text:span><text:span text:style-name="T105">of </text:span><text:reference-mark-start text:name="CDVD"/><text:span text:style-name="T105">DVD</text:span><text:reference-mark-end text:name="CDVD"/><text:span text:style-name="T104">. </text:span><text:span text:style-name="T106">Opstartmenu</text:span><text:span text:style-name="T106"><text:note text:id="ftn12" text:note-class="footnote"><text:note-citation>5</text:note-citation><text:note-body><text:p text:style-name="P27">Engels: boot menu</text:p></text:note-body></text:note></text:span><text:span text:style-name="T104"> via </text:span><text:span text:style-name="Definition"><text:span text:style-name="T367">&lt;opstartmenu&gt;</text:span></text:span><text:span text:style-name="T214">, </text:span><text:span text:style-name="T218">instellingen</text:span><text:span text:style-name="T218"><text:note text:id="ftn13" text:note-class="footnote"><text:note-citation>6</text:note-citation><text:note-body><text:p text:style-name="P27">Engels: setup</text:p></text:note-body></text:note></text:span><text:span text:style-name="T214"> via </text:span><text:span text:style-name="Definition"><text:span text:style-name="T367">&lt;instellingen&gt;</text:span></text:span><text:span text:style-name="T214">.</text:span></text:p>
              <text:p text:style-name="P69"/>
            </text:list-item>
            <text:list-item>
              <text:p text:style-name="P48"><text:span text:style-name="Strong_20_Emphasis"><text:span text:style-name="T37"><draw:control text:anchor-type="as-char" draw:z-index="7" draw:style-name="gr2" draw:text-style-name="P78" svg:width="0.35cm" svg:height="0.35cm" draw:control="control8"/></text:span></text:span><text:span text:style-name="Strong_20_Emphasis"><text:span text:style-name="T37"><text:tab/>Kies </text:span></text:span><text:span text:style-name="Strong_20_Emphasis"><text:span text:style-name="T88">Nederlands</text:span></text:span><text:span text:style-name="Strong_20_Emphasis"><text:span text:style-name="T37"> en klik op </text:span></text:span><text:span text:style-name="Strong_20_Emphasis"><text:span text:style-name="T139">Verder</text:span></text:span><text:span text:style-name="Strong_20_Emphasis"><text:span text:style-name="T45"> of </text:span></text:span><text:span text:style-name="Strong_20_Emphasis"><text:span text:style-name="T88">Ubuntu installeren</text:span></text:span><text:span text:style-name="Strong_20_Emphasis"><text:span text:style-name="T37">. </text:span></text:span></text:p>
            </text:list-item>
            <text:list-item>
              <text:p text:style-name="P62"><text:span text:style-name="Emphasis"><text:span text:style-name="T129"><draw:control text:anchor-type="as-char" draw:z-index="8" draw:style-name="gr2" draw:text-style-name="P78" svg:width="0.35cm" svg:height="0.35cm" draw:control="control9"/></text:span></text:span><text:span text:style-name="Emphasis"><text:span text:style-name="T129"><text:tab/>Indien mogelijk:</text:span></text:span><text:span text:style-name="Strong_20_Emphasis"><text:span text:style-name="T37"> <text:tab/>Maak verbinding met het draadloze netwerk.<text:line-break/><text:tab/><text:tab/></text:span></text:span><text:span text:style-name="Emphasis"><text:span text:style-name="T130">Indien nodig:</text:span></text:span><text:span text:style-name="Strong_20_Emphasis"><text:span text:style-name="T37"> <text:tab/><text:tab/>Sluit de computer bedraad aan op het netwerk.</text:span></text:span></text:p>
            </text:list-item>
            <text:list-item>
              <text:p text:style-name="P62"><text:span text:style-name="Strong_20_Emphasis"><text:span text:style-name="T37"><draw:control text:anchor-type="as-char" draw:z-index="9" draw:style-name="gr2" draw:text-style-name="P78" svg:width="0.35cm" svg:height="0.35cm" draw:control="control10"/></text:span></text:span><text:span text:style-name="Strong_20_Emphasis"><text:span text:style-name="T37"><text:tab/>Vink aan </text:span></text:span><text:span text:style-name="Strong_20_Emphasis"><text:span text:style-name="T109">Updates downloaden tijdens </text:span></text:span><text:span text:style-name="Strong_20_Emphasis"><text:span text:style-name="T110">de</text:span></text:span><text:span text:style-name="Strong_20_Emphasis"><text:span text:style-name="T109"> install</text:span></text:span><text:span text:style-name="Strong_20_Emphasis"><text:span text:style-name="T110">atie</text:span></text:span><text:span text:style-name="T109"> en </text:span><text:span text:style-name="T107">klik op </text:span><text:span text:style-name="Strong_20_Emphasis"><text:span text:style-name="T109">Verder</text:span></text:span><text:span text:style-name="Strong_20_Emphasis"><text:span text:style-name="T37">.</text:span></text:span></text:p>
            </text:list-item>
            <text:list-item>
              <text:p text:style-name="P62"><text:span text:style-name="Strong_20_Emphasis"><text:span text:style-name="T298"><draw:control text:anchor-type="as-char" draw:z-index="10" draw:style-name="gr2" draw:text-style-name="P78" svg:width="0.35cm" svg:height="0.35cm" draw:control="control11"/></text:span></text:span><text:span text:style-name="Strong_20_Emphasis"><text:span text:style-name="T298"><text:tab/>Kies </text:span></text:span><text:span text:style-name="Strong_20_Emphasis"><text:span text:style-name="Strong_20_Emphasis"><text:span text:style-name="T299">het gewenste </text:span></text:span></text:span><text:span text:style-name="Strong_20_Emphasis"><text:span text:style-name="T330">Installatie type</text:span></text:span><text:span text:style-name="T299"> </text:span><text:span text:style-name="T300">en kl</text:span><text:span text:style-name="Strong_20_Emphasis"><text:span text:style-name="T298">ik op </text:span></text:span><text:span text:style-name="Strong_20_Emphasis"><text:span text:style-name="T303">I</text:span></text:span><text:span text:style-name="Strong_20_Emphasis"><text:span text:style-name="T302">nstalle</text:span></text:span><text:span text:style-name="Strong_20_Emphasis"><text:span text:style-name="T303">e</text:span></text:span><text:span text:style-name="Strong_20_Emphasis"><text:span text:style-name="T302">r </text:span></text:span><text:span text:style-name="Strong_20_Emphasis"><text:span text:style-name="T303">nu</text:span></text:span><text:span text:style-name="Strong_20_Emphasis"><text:span text:style-name="T298">.</text:span></text:span></text:p>
              <text:p text:style-name="P40"><text:span text:style-name="Strong_20_Emphasis"><text:span text:style-name="T298"/></text:span></text:p>
            </text:list-item>
            <text:list-item>
              <text:p text:style-name="P41"><text:span text:style-name="Strong_20_Emphasis"><text:span text:style-name="T279"><draw:control text:anchor-type="as-char" draw:z-index="11" draw:style-name="gr2" draw:text-style-name="P78" svg:width="0.35cm" svg:height="0.35cm" draw:control="control12"/></text:span></text:span><text:span text:style-name="Strong_20_Emphasis"><text:span text:style-name="T279"><text:tab/>Klik tweemaal op </text:span></text:span><text:span text:style-name="Strong_20_Emphasis"><text:span text:style-name="T289">Verder</text:span></text:span><text:span text:style-name="Strong_20_Emphasis"><text:span text:style-name="T279">.</text:span></text:span></text:p>
            </text:list-item>
            <text:list-item>
              <text:p text:style-name="P41"><text:span text:style-name="T291"><draw:control text:anchor-type="as-char" draw:z-index="12" draw:style-name="gr2" draw:text-style-name="P78" svg:width="0.35cm" svg:height="0.35cm" draw:control="control13"/></text:span><text:span text:style-name="T291"><text:tab/>Vul in </text:span><text:span text:style-name="Strong_20_Emphasis"><text:span text:style-name="T289">Naam</text:span></text:span><text:span text:style-name="Strong_20_Emphasis"><text:span text:style-name="T279"> </text:span></text:span><text:span text:style-name="Definition"><text:span text:style-name="T367">&lt;gebruiker&gt;</text:span></text:span><text:span text:style-name="Strong_20_Emphasis"><text:span text:style-name="T279"> en </text:span></text:span><text:span text:style-name="Strong_20_Emphasis"><text:span text:style-name="T289">Computernaam</text:span></text:span><text:span text:style-name="Strong_20_Emphasis"><text:span text:style-name="T279"> </text:span></text:span><text:span text:style-name="Definition"><text:span text:style-name="T367">&lt;computernaam&gt;</text:span></text:span><text:span text:style-name="Strong_20_Emphasis"><text:span text:style-name="T279">.<text:line-break/><text:tab/><text:tab/>Pas eventueel </text:span></text:span><text:span text:style-name="Definition"><text:span text:style-name="T367">&lt;gebruikersnaam&gt;</text:span></text:span><text:span text:style-name="Strong_20_Emphasis"><text:span text:style-name="T279"> aan.<text:line-break/><text:tab/><text:tab/>Geef tweemaal een </text:span></text:span><text:span text:style-name="Strong_20_Emphasis"><text:span text:style-name="T301">wachtwoord</text:span></text:span><text:span text:style-name="Strong_20_Emphasis"><text:span text:style-name="T279">.<text:line-break/><text:tab/><text:tab/>Zorg dat </text:span></text:span><text:span text:style-name="Strong_20_Emphasis"><text:span text:style-name="T289">Mijn wachtwoord vragen om aan te melden</text:span></text:span><text:span text:style-name="Strong_20_Emphasis"><text:span text:style-name="T279"> gekozen is.<text:line-break/><text:tab/><text:tab/></text:span></text:span><text:span text:style-name="Emphasis"><text:span text:style-name="T305">Indien gewenst:</text:span></text:span><text:span text:style-name="Emphasis"><text:span text:style-name="T323"><text:tab/></text:span></text:span><text:span text:style-name="Strong_20_Emphasis"><text:span text:style-name="T279">V</text:span></text:span><text:span text:style-name="Strong_20_Emphasis"><text:span text:style-name="T288">ink aan </text:span></text:span><text:span text:style-name="Strong_20_Emphasis"><text:span text:style-name="T304">Mijn persoonlijke map versleutelen</text:span></text:span><text:span text:style-name="Strong_20_Emphasis"><text:span text:style-name="T288">.</text:span></text:span><text:span text:style-name="Strong_20_Emphasis"><text:span text:style-name="T279"><text:line-break/><text:tab/><text:tab/>Klik op </text:span></text:span><text:span text:style-name="Strong_20_Emphasis"><text:span text:style-name="T289">Verder</text:span></text:span><text:span text:style-name="Strong_20_Emphasis"><text:span text:style-name="T279">.</text:span></text:span></text:p>
              <text:p text:style-name="P40"><text:span text:style-name="Strong_20_Emphasis"><text:span text:style-name="T279"/></text:span></text:p>
            </text:list-item>
            <text:list-item>
              <text:p text:style-name="P41"><text:span text:style-name="Strong_20_Emphasis"><text:span text:style-name="T279"><draw:control text:anchor-type="as-char" draw:z-index="13" draw:style-name="gr2" draw:text-style-name="P78" svg:width="0.35cm" svg:height="0.35cm" draw:control="control14"/></text:span></text:span><text:span text:style-name="Strong_20_Emphasis"><text:span text:style-name="T279"><text:tab/>Klik op </text:span></text:span><text:span text:style-name="Strong_20_Emphasis"><text:span text:style-name="T289">Nu herstarten</text:span></text:span><text:span text:style-name="Strong_20_Emphasis"><text:span text:style-name="T279">.</text:span></text:span></text:p>
            </text:list-item>
            <text:list-item>
              <text:p text:style-name="P62"><text:span text:style-name="Strong_20_Emphasis"><text:span text:style-name="T37"><draw:control text:anchor-type="as-char" draw:z-index="14" draw:style-name="gr2" draw:text-style-name="P78" svg:width="0.35cm" svg:height="0.35cm" draw:control="control15"/></text:span></text:span><text:span text:style-name="Strong_20_Emphasis"><text:span text:style-name="T37"><text:tab/>Verwijder </text:span></text:span><text:span text:style-name="Strong_20_Emphasis"><text:span text:style-name="T46">het </text:span></text:span><text:span text:style-name="Strong_20_Emphasis"><text:span text:style-name="T37">installatiemedium (</text:span></text:span><text:span text:style-name="Strong_20_Emphasis"><text:span text:style-name="T32">USB-stick </text:span></text:span><text:span text:style-name="Strong_20_Emphasis"><text:span text:style-name="T33">of </text:span></text:span><text:span text:style-name="Strong_20_Emphasis"><text:span text:style-name="T33"><text:reference-ref text:reference-format="text" text:ref-name="CDVD">DVD</text:reference-ref></text:span></text:span><text:span text:style-name="Strong_20_Emphasis"><text:span text:style-name="T37">).</text:span></text:span></text:p>
            </text:list-item>
          </text:list>
        </text:list-item>
      </text:list>
      <text:p text:style-name="P15"><text:span text:style-name="Strong_20_Emphasis"><text:span text:style-name="T279"/></text:span></text:p>
      <text:p text:style-name="P15"><text:span text:style-name="Strong_20_Emphasis"><text:span text:style-name="T279"/></text:span></text:p>
      <text:p text:style-name="P15"><text:span text:style-name="Strong_20_Emphasis"><text:span text:style-name="T279"/></text:span></text:p>
      <text:list xml:id="list6871144375852472380" text:style-name="L3">
        <text:list-header>
          <text:p text:style-name="P71"><text:span text:style-name="Strong_20_Emphasis"><text:span text:style-name="T352">NOTE</text:span></text:span><text:span text:style-name="Strong_20_Emphasis"><text:span text:style-name="T289"><text:tab/></text:span></text:span><text:span text:style-name="T290">De standaard (“vanilla”) i</text:span><text:span text:style-name="Strong_20_Emphasis"><text:span text:style-name="T279">nstallatie </text:span></text:span><text:span text:style-name="Strong_20_Emphasis"><text:span text:style-name="T281">van </text:span></text:span><text:span text:style-name="Strong_20_Emphasis"><text:span text:style-name="T281"><text:reference-ref text:reference-format="text" text:ref-name="Versie">Ubuntu 13.10</text:reference-ref></text:span></text:span><text:span text:style-name="Strong_20_Emphasis"><text:span text:style-name="T279"> </text:span></text:span><text:span text:style-name="Strong_20_Emphasis"><text:span text:style-name="T279"><text:reference-ref text:reference-format="text" text:ref-name="Editie">desktop</text:reference-ref></text:span></text:span><text:span text:style-name="Strong_20_Emphasis"><text:span text:style-name="T279"> </text:span></text:span><text:span text:style-name="Strong_20_Emphasis"><text:span text:style-name="T281">is </text:span></text:span><text:span text:style-name="Strong_20_Emphasis"><text:span text:style-name="T282">gereed</text:span></text:span><text:span text:style-name="Strong_20_Emphasis"><text:span text:style-name="T280">.</text:span></text:span><text:span text:style-name="Strong_20_Emphasis"><text:span text:style-name="T281"><text:line-break/><text:tab/><text:tab/><text:tab/></text:span></text:span><text:span text:style-name="Strong_20_Emphasis"><text:span text:style-name="T284">D</text:span></text:span><text:span text:style-name="Strong_20_Emphasis"><text:span text:style-name="T281">e volgende stappen </text:span></text:span><text:span text:style-name="Strong_20_Emphasis"><text:span text:style-name="T284">voltooien de </text:span></text:span><text:span text:style-name="Strong_20_Emphasis"><text:span text:style-name="T281">installatie </text:span></text:span><text:span text:style-name="Strong_20_Emphasis"><text:span text:style-name="T283">van </text:span></text:span><text:span text:style-name="Strong_20_Emphasis"><text:span text:style-name="T283"><text:reference-ref text:reference-format="text" text:ref-name="Versie">Ubuntu 13.10</text:reference-ref></text:span></text:span><text:span text:style-name="Strong_20_Emphasis"><text:span text:style-name="T283"> </text:span></text:span><text:span text:style-name="Strong_20_Emphasis"><text:span text:style-name="T283"><text:reference-ref text:reference-format="text" text:ref-name="Editie">desktop</text:reference-ref></text:span></text:span><text:span text:style-name="Strong_20_Emphasis"><text:span text:style-name="T285">.<text:line-break/><text:tab/><text:tab/><text:tab/></text:span></text:span><text:span text:style-name="Strong_20_Emphasis"><text:span text:style-name="T287">Het betreft dan o</text:span></text:span><text:span text:style-name="Strong_20_Emphasis"><text:span text:style-name="T286">nder andere het voltooien van de werking van hardware (netwerk, <text:line-break/><text:tab/><text:tab/><text:tab/>printer, etc.) en software (MP3 afspelen, beveiligde DVDs afspelen, etc.).</text:span></text:span></text:p>
        </text:list-header>
      </text:list>
      <text:p text:style-name="P11"><text:span text:style-name="Emphasis"><text:span text:style-name="T37">2. Besturingssysteem installeren (vervolg)</text:span></text:span></text:p>
      <text:p text:style-name="P5"><text:span text:style-name="Emphasis"><text:span text:style-name="T242"/></text:span></text:p>
      <text:list xml:id="list131157958331574" text:continue-list="list2831674037574330013" text:style-name="L2">
        <text:list-item>
          <text:list>
            <text:list-item>
              <text:p text:style-name="P62"><text:span text:style-name="T1"><draw:control text:anchor-type="as-char" draw:z-index="15" draw:style-name="gr2" draw:text-style-name="P78" svg:width="0.35cm" svg:height="0.35cm" draw:control="control16"/></text:span><text:span text:style-name="T1"><text:tab/>Aanmelden als </text:span><text:span text:style-name="Definition"><text:span text:style-name="T367">&lt;gebruiker&gt;</text:span></text:span><text:span text:style-name="T1">.</text:span></text:p>
              <text:p text:style-name="P32"/>
            </text:list-item>
            <text:list-item>
              <text:p text:style-name="P43"><text:span text:style-name="Emphasis"><text:span text:style-name="T320"><draw:control text:anchor-type="as-char" draw:z-index="16" draw:style-name="gr2" draw:text-style-name="P78" svg:width="0.35cm" svg:height="0.35cm" draw:control="control17"/></text:span></text:span><text:span text:style-name="Emphasis"><text:span text:style-name="T320"><text:tab/>Als</text:span></text:span><text:span text:style-name="Emphasis"><text:span text:style-name="T319"> bijvoorbeeld de (draadloze) netwerkkaart niet werkt<text:line-break/><text:tab/><text:tab/></text:span></text:span><text:span text:style-name="T6">Controleer </text:span><text:span text:style-name="Emphasis"><text:span text:style-name="T264">op </text:span></text:span><text:span text:style-name="Emphasis"><text:span text:style-name="T265">het</text:span></text:span><text:span text:style-name="T6"> </text:span><text:span text:style-name="Emphasis"><text:span text:style-name="T369">noodzakelijke</text:span></text:span><text:span text:style-name="T3"> </text:span><text:span text:style-name="T7">stuurprogramma </text:span><text:span text:style-name="T6">via </text:span><text:span text:style-name="T4">de Snelzoeker, zoek </text:span><text:span text:style-name="User_20_Entry"><text:span text:style-name="T368">sof</text:span></text:span><text:span text:style-name="T4"> </text:span><text:span text:style-name="T5">e</text:span><text:span text:style-name="T4">n klik <text:tab/><text:tab/><text:tab/>op </text:span><text:span text:style-name="Strong_20_Emphasis"><text:span text:style-name="T293">Software </text:span></text:span><text:span text:style-name="Strong_20_Emphasis"><text:span text:style-name="T373">&amp; Updates</text:span></text:span><text:span text:style-name="T294"> <text:line-break/><text:tab/><text:tab/></text:span><text:span text:style-name="T295">(</text:span><text:span text:style-name="Emphasis"><text:span text:style-name="T266">of via </text:span></text:span><text:span text:style-name="T329">de Starter</text:span><text:span text:style-name="Emphasis"><text:span text:style-name="T266"> </text:span></text:span><text:span text:style-name="Strong_20_Emphasis"><text:span text:style-name="T321">Systeeminstellingen</text:span></text:span><text:span text:style-name="Emphasis"><text:span text:style-name="T266"> &gt; </text:span></text:span><text:span text:style-name="Strong_20_Emphasis"><text:span text:style-name="T293">Software </text:span></text:span><text:span text:style-name="Strong_20_Emphasis"><text:span text:style-name="T294">&amp; Updates</text:span></text:span><text:span text:style-name="Emphasis"><text:span text:style-name="T266">,<text:line-break/><text:tab/><text:tab/> </text:span></text:span><text:span text:style-name="T295">of via </text:span><text:span text:style-name="Emphasis"><text:span text:style-name="T324">het S</text:span></text:span><text:span text:style-name="Emphasis"><text:span text:style-name="T325">essie</text:span></text:span><text:span text:style-name="Emphasis"><text:span text:style-name="T324">menu</text:span></text:span><text:span text:style-name="Emphasis"><text:span text:style-name="T254"> (tandwielsymbool rechtsboven) &gt; </text:span></text:span><text:span text:style-name="Strong_20_Emphasis"><text:span text:style-name="T310">Systeeminstellingen</text:span></text:span><text:span text:style-name="Emphasis"><text:span text:style-name="T254"> &gt; <text:line-break/><text:tab/><text:tab/></text:span></text:span><text:span text:style-name="Strong_20_Emphasis"><text:span text:style-name="T293">Software </text:span></text:span><text:span text:style-name="Strong_20_Emphasis"><text:span text:style-name="T294">&amp; Updates</text:span></text:span><text:span text:style-name="Emphasis"><text:span text:style-name="T249">).<text:line-break/><text:tab/><text:tab/>Klik op</text:span></text:span><text:span text:style-name="Emphasis"><text:span text:style-name="T245"> tab </text:span></text:span><text:span text:style-name="Strong_20_Emphasis"><text:span text:style-name="T328">Extra stuurprogramma's</text:span></text:span><text:span text:style-name="Emphasis"><text:span text:style-name="T263">, s</text:span></text:span><text:span text:style-name="Emphasis"><text:span text:style-name="T264">electeer </text:span></text:span><text:span text:style-name="Emphasis"><text:span text:style-name="T265">het</text:span></text:span><text:span text:style-name="Emphasis"><text:span text:style-name="T264"> </text:span></text:span><text:span text:style-name="Emphasis"><text:span text:style-name="T369">noodzakelijke</text:span></text:span><text:span text:style-name="T3"> </text:span><text:span text:style-name="T6">stuurprogramma,</text:span><text:span text:style-name="T8"> <text:tab/><text:tab/><text:tab/></text:span><text:span text:style-name="T6">en<text:tab/>klik op </text:span><text:span text:style-name="Strong_20_Emphasis"><text:span text:style-name="T2">Wijzigingen doorvoeren</text:span></text:span><text:span text:style-name="T6">.</text:span><text:span text:style-name="T1"><text:line-break/><text:tab/><text:tab/>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43"><text:span text:style-name="Emphasis"><text:span text:style-name="T307"><draw:control text:anchor-type="as-char" draw:z-index="17" draw:style-name="gr2" draw:text-style-name="P78" svg:width="0.35cm" svg:height="0.35cm" draw:control="control18"/></text:span></text:span><text:span text:style-name="Emphasis"><text:span text:style-name="T307"><text:tab/>Indien nodig/mogelijk:<text:tab/></text:span></text:span><text:span text:style-name="Emphasis"><text:span text:style-name="T278">Maak verbinding met het draadloze netwerk.<text:line-break/><text:tab/><text:tab/></text:span></text:span><text:span text:style-name="Emphasis"><text:span text:style-name="T307">Indien nodig:<text:tab/><text:tab/><text:tab/><text:tab/></text:span></text:span><text:span text:style-name="Emphasis"><text:span text:style-name="T278">Verwijder de netwerkkabel.</text:span></text:span></text:p>
              <text:p text:style-name="P46"><text:span text:style-name="Emphasis"><text:span text:style-name="T95"/></text:span></text:p>
            </text:list-item>
            <text:list-item>
              <text:p text:style-name="P48"><text:span text:style-name="T175"><draw:control text:anchor-type="as-char" draw:z-index="18" draw:style-name="gr2" draw:text-style-name="P78" svg:width="0.35cm" svg:height="0.35cm" draw:control="control19"/></text:span><text:span text:style-name="T175"><text:tab/>Controleer op updates</text:span><text:span text:style-name="T174"> </text:span><text:span text:style-name="T183">en installeer deze </text:span><text:span text:style-name="T175">via</text:span><text:span text:style-name="T174"> </text:span><text:span text:style-name="T175">de</text:span><text:span text:style-name="T174"> Snelzoeker, zoek </text:span><text:span text:style-name="User_20_Entry"><text:span text:style-name="T223">upd</text:span></text:span><text:span text:style-name="T174"> en klik op<text:line-break/><text:tab/><text:tab/></text:span><text:span text:style-name="Strong_20_Emphasis"><text:span text:style-name="T228">Updatebeheer</text:span></text:span><text:span text:style-name="T174">.</text:span></text:p>
            </text:list-item>
            <text:list-item>
              <text:p text:style-name="P36"><text:span text:style-name="Emphasis"><text:span text:style-name="T304"><draw:control text:anchor-type="as-char" draw:z-index="19" draw:style-name="gr2" draw:text-style-name="P78" svg:width="0.35cm" svg:height="0.35cm" draw:control="control20"/></text:span></text:span><text:span text:style-name="Emphasis"><text:span text:style-name="T304"><text:tab/>Indien nodig:<text:tab/></text:span></text:span><text:span text:style-name="Emphasis"><text:span text:style-name="T244">Herstart de computer.<text:line-break/><text:tab/><text:tab/><text:tab/><text:tab/><text:tab/><text:tab/><text:tab/>Aanmelden als </text:span></text:span><text:span text:style-name="Definition"><text:span text:style-name="T371">&lt;gebruiker&gt;</text:span></text:span><text:span text:style-name="Emphasis"><text:span text:style-name="T244">.</text:span></text:span></text:p>
              <text:p text:style-name="P42"><text:span text:style-name="Emphasis"><text:span text:style-name="T307"/></text:span></text:p>
            </text:list-item>
            <text:list-item>
              <text:p text:style-name="P36"><text:span text:style-name="Emphasis"><text:span text:style-name="T255"><draw:control text:anchor-type="as-char" draw:z-index="20" draw:style-name="gr2" draw:text-style-name="P78" svg:width="0.35cm" svg:height="0.35cm" draw:control="control21"/></text:span></text:span><text:span text:style-name="Emphasis"><text:span text:style-name="T255"><text:tab/>Pas </text:span></text:span><text:span text:style-name="Emphasis"><text:span text:style-name="T256">de </text:span></text:span><text:span text:style-name="Emphasis"><text:span text:style-name="T255">gebruiker aan via </text:span></text:span><text:span text:style-name="Emphasis"><text:span text:style-name="T244">de Snelzoeker, zoek </text:span></text:span><text:span text:style-name="User_20_Entry"><text:span text:style-name="T335">geb</text:span></text:span><text:span text:style-name="Emphasis"><text:span text:style-name="T244"> en klik op </text:span></text:span><text:span text:style-name="Strong_20_Emphasis"><text:span text:style-name="T307">Gebruikersaccount</text:span></text:span><text:span text:style-name="Emphasis"><text:span text:style-name="T244"> <text:line-break/><text:tab/><text:tab/></text:span></text:span><text:span text:style-name="Emphasis"><text:span text:style-name="T250">(</text:span></text:span><text:span text:style-name="Emphasis"><text:span text:style-name="T266">of via de Starter </text:span></text:span><text:span text:style-name="Strong_20_Emphasis"><text:span text:style-name="T321">Systeeminstellingen</text:span></text:span><text:span text:style-name="Emphasis"><text:span text:style-name="T266"> &gt; </text:span></text:span><text:span text:style-name="Strong_20_Emphasis"><text:span text:style-name="T321">Gebruikersaccount</text:span></text:span><text:span text:style-name="Emphasis"><text:span text:style-name="T266">,</text:span></text:span><text:span text:style-name="Strong_20_Emphasis"><text:span text:style-name="T321"><text:line-break/><text:tab/><text:tab/> </text:span></text:span><text:span text:style-name="Emphasis"><text:span text:style-name="T248">of </text:span></text:span><text:span text:style-name="Emphasis"><text:span text:style-name="T244">via het </text:span></text:span><text:span text:style-name="Emphasis"><text:span text:style-name="T262">Sessiemenu</text:span></text:span><text:span text:style-name="Emphasis"><text:span text:style-name="T244"> &gt; </text:span></text:span><text:span text:style-name="Strong_20_Emphasis"><text:span text:style-name="T307">Systeeminstellingen</text:span></text:span><text:span text:style-name="Emphasis"><text:span text:style-name="T244"> &gt; </text:span></text:span><text:span text:style-name="Strong_20_Emphasis"><text:span text:style-name="T307">Gebruikersaccount</text:span></text:span><text:span text:style-name="Emphasis"><text:span text:style-name="T250">).</text:span></text:span><text:span text:style-name="Emphasis"><text:span text:style-name="T244"><text:line-break/><text:tab/><text:tab/></text:span></text:span><text:span text:style-name="Emphasis"><text:span text:style-name="T251">Selecteer links </text:span></text:span><text:span text:style-name="Definition"><text:span text:style-name="T372">&lt;gebruiker&gt;</text:span></text:span><text:span text:style-name="Emphasis"><text:span text:style-name="T251">.</text:span></text:span><text:span text:style-name="Emphasis"><text:span text:style-name="T244"><text:line-break/><text:tab/><text:tab/></text:span></text:span><text:span text:style-name="Emphasis"><text:span text:style-name="T253">Aan de rechterkant, k</text:span></text:span><text:span text:style-name="Emphasis"><text:span text:style-name="T244">lik links naast </text:span></text:span><text:span text:style-name="Definition"><text:span text:style-name="T371">&lt;gebruiker&gt;</text:span></text:span><text:span text:style-name="Emphasis"><text:span text:style-name="T244"> </text:span></text:span><text:span text:style-name="Emphasis"><text:span text:style-name="T259">en</text:span></text:span><text:span text:style-name="Emphasis"><text:span text:style-name="T244"> selecteer </text:span></text:span><text:span text:style-name="Definition"><text:span text:style-name="T371">&lt;aanmeldfoto&gt;</text:span></text:span><text:span text:style-name="Emphasis"><text:span text:style-name="T244">.</text:span></text:span></text:p>
            </text:list-item>
            <text:list-item>
              <text:p text:style-name="P36"><text:span text:style-name="Emphasis"><text:span text:style-name="T318"><draw:control text:anchor-type="as-char" draw:z-index="21" draw:style-name="gr2" draw:text-style-name="P78" svg:width="0.35cm" svg:height="0.35cm" draw:control="control22"/></text:span></text:span><text:span text:style-name="Emphasis"><text:span text:style-name="T318"><text:tab/>V</text:span></text:span><text:span text:style-name="Emphasis"><text:span text:style-name="T308">oeg </text:span></text:span><text:span text:style-name="Emphasis"><text:span text:style-name="T309">gebruiker </text:span></text:span><text:span text:style-name="Emphasis"><text:span text:style-name="T308">Beheerder toe </text:span></text:span><text:span text:style-name="Emphasis"><text:span text:style-name="T312">voor</text:span></text:span><text:span text:style-name="Emphasis"><text:span text:style-name="T311"> </text:span></text:span><text:span text:style-name="Emphasis"><text:span text:style-name="T313">het geval dat</text:span></text:span><text:span text:style-name="Emphasis"><text:span text:style-name="T311"> </text:span></text:span><text:span text:style-name="Definition"><text:span text:style-name="T372">&lt;gebruiker&gt;</text:span></text:span><text:span text:style-name="Emphasis"><text:span text:style-name="T308"> </text:span></text:span><text:span text:style-name="Emphasis"><text:span text:style-name="T313">zich </text:span></text:span><text:span text:style-name="Emphasis"><text:span text:style-name="T311">niet meer kan<text:line-break/><text:tab/><text:tab/>aanmelden </text:span></text:span><text:span text:style-name="Emphasis"><text:span text:style-name="T317">of</text:span></text:span><text:span text:style-name="Emphasis"><text:span text:style-name="T314"> er </text:span></text:span><text:span text:style-name="Emphasis"><text:span text:style-name="T316">onderhoud</text:span></text:span><text:span text:style-name="Emphasis"><text:span text:style-name="T314"> </text:span></text:span><text:span text:style-name="Emphasis"><text:span text:style-name="T315">aan het systeem </text:span></text:span><text:span text:style-name="Emphasis"><text:span text:style-name="T314">nodig </text:span></text:span><text:span text:style-name="Emphasis"><text:span text:style-name="T316">is: </text:span></text:span><text:span text:style-name="Emphasis"><text:span text:style-name="T308"><text:line-break/><text:tab/><text:tab/></text:span></text:span><text:span text:style-name="Emphasis"><text:span text:style-name="T244">Klik op </text:span></text:span><text:span text:style-name="Strong_20_Emphasis"><text:span text:style-name="T307">Ontgrendelen</text:span></text:span><text:span text:style-name="Emphasis"><text:span text:style-name="T244"> </text:span></text:span><text:span text:style-name="Emphasis"><text:span text:style-name="T261">en vervolgens op </text:span></text:span><text:span text:style-name="Strong_20_Emphasis"><text:span text:style-name="T307">+</text:span></text:span><text:span text:style-name="Emphasis"><text:span text:style-name="T244">. <text:line-break/><text:tab/><text:tab/>Kies bij </text:span></text:span><text:span text:style-name="Strong_20_Emphasis"><text:span text:style-name="T307">Account-type</text:span></text:span><text:span text:style-name="Emphasis"><text:span text:style-name="T244"> voor </text:span></text:span><text:span text:style-name="Strong_20_Emphasis"><text:span text:style-name="T307">Beheerder</text:span></text:span><text:span text:style-name="Emphasis"><text:span text:style-name="T244">, </text:span></text:span><text:span text:style-name="Strong_20_Emphasis"><text:span text:style-name="T307">Volledige naam</text:span></text:span><text:span text:style-name="Emphasis"><text:span text:style-name="T244"> </text:span></text:span><text:span text:style-name="User_20_Entry"><text:span text:style-name="T335">Beheerder</text:span></text:span><text:span text:style-name="Emphasis"><text:span text:style-name="T244"> en klik op <text:line-break/><text:tab/><text:tab/></text:span></text:span><text:span text:style-name="Strong_20_Emphasis"><text:span text:style-name="T292">Aanmaken</text:span></text:span><text:span text:style-name="Emphasis"><text:span text:style-name="T244">. <text:line-break/><text:tab/><text:tab/>Selecteer links </text:span></text:span><text:span text:style-name="Strong_20_Emphasis"><text:span text:style-name="T307">Beheerder</text:span></text:span><text:span text:style-name="Emphasis"><text:span text:style-name="T244"> en klik </text:span></text:span><text:span text:style-name="Emphasis"><text:span text:style-name="T257">aan de rechterkant </text:span></text:span><text:span text:style-name="Emphasis"><text:span text:style-name="T244">op </text:span></text:span><text:span text:style-name="Strong_20_Emphasis"><text:span text:style-name="T307">Account uitgeschakeld</text:span></text:span><text:span text:style-name="Emphasis"><text:span text:style-name="T244">. <text:line-break/><text:tab/><text:tab/>Geef tweemaal het </text:span></text:span><text:span text:style-name="Strong_20_Emphasis"><text:span text:style-name="T296">wachtwoord </text:span></text:span><text:span text:style-name="Emphasis"><text:span text:style-name="T244">en klik op </text:span></text:span><text:span text:style-name="Strong_20_Emphasis"><text:span text:style-name="T292">Wijzigen</text:span></text:span><text:span text:style-name="Emphasis"><text:span text:style-name="T244">.<text:line-break/><text:tab/><text:tab/></text:span></text:span><text:span text:style-name="Emphasis"><text:span text:style-name="T258">Aan de rechterkant, k</text:span></text:span><text:span text:style-name="Emphasis"><text:span text:style-name="T251">lik links naast </text:span></text:span><text:span text:style-name="Strong_20_Emphasis"><text:span text:style-name="T326">Beheerder</text:span></text:span><text:span text:style-name="Emphasis"><text:span text:style-name="T251"> </text:span></text:span><text:span text:style-name="Emphasis"><text:span text:style-name="T260">en </text:span></text:span><text:span text:style-name="Emphasis"><text:span text:style-name="T251">selecteer Pingu</text:span></text:span><text:span text:style-name="Emphasis"><text:span text:style-name="T252">ï</text:span></text:span><text:span text:style-name="Emphasis"><text:span text:style-name="T251">n.<text:line-break/><text:tab/><text:tab/></text:span></text:span><text:span text:style-name="Emphasis"><text:span text:style-name="T247">Sluit</text:span></text:span><text:span text:style-name="Emphasis"><text:span text:style-name="T244"> </text:span></text:span><text:span text:style-name="Strong_20_Emphasis"><text:span text:style-name="T307">Gebruikersaccount</text:span></text:span><text:span text:style-name="Emphasis"><text:span text:style-name="T244"> </text:span></text:span><text:span text:style-name="Emphasis"><text:span text:style-name="T246">af</text:span></text:span><text:span text:style-name="Emphasis"><text:span text:style-name="T244">.</text:span></text:span></text:p>
              <text:p text:style-name="P37"><text:span text:style-name="Emphasis"><text:span text:style-name="T244"/></text:span></text:p>
            </text:list-item>
            <text:list-item>
              <text:p text:style-name="P36"><text:span text:style-name="Emphasis"><text:span text:style-name="T272"><draw:control text:anchor-type="as-char" draw:z-index="22" draw:style-name="gr2" draw:text-style-name="P78" svg:width="0.35cm" svg:height="0.35cm" draw:control="control23"/></text:span></text:span><text:span text:style-name="Emphasis"><text:span text:style-name="T272"><text:tab/>Breid </text:span></text:span><text:span text:style-name="Emphasis"><text:span text:style-name="T273">de </text:span></text:span><text:span text:style-name="Emphasis"><text:span text:style-name="T274">werkblad</text:span></text:span><text:span text:style-name="Emphasis"><text:span text:style-name="T275">a</text:span></text:span><text:span text:style-name="Emphasis"><text:span text:style-name="T274">chtergrond</text:span></text:span><text:span text:style-name="Emphasis"><text:span text:style-name="T272">en uit </text:span></text:span><text:span text:style-name="Emphasis"><text:span text:style-name="T274">via </text:span></text:span><text:span text:style-name="Strong_20_Emphasis"><text:span text:style-name="T327">Terminalvenster<text:line-break/></text:span></text:span><text:span text:style-name="User_20_Entry"><text:span text:style-name="T336"><text:line-break/><text:tab/><text:tab/></text:span></text:span><text:span text:style-name="User_20_Entry"><text:span text:style-name="T338">$ </text:span></text:span><text:span text:style-name="User_20_Entry"><text:span text:style-name="T337">cd /tmp;wget karelzimmer.nl/gs;bash gs<text:line-break/><text:line-break/><text:tab/><text:tab/></text:span></text:span><text:span text:style-name="User_20_Entry"><text:span text:style-name="T338">$ </text:span></text:span><text:span text:style-name="User_20_Entry"><text:span text:style-name="T339">./</text:span></text:span><text:span text:style-name="User_20_Entry"><text:span text:style-name="T340">wallpapers</text:span></text:span><text:span text:style-name="User_20_Entry"><text:span text:style-name="T339">.sh</text:span></text:span><text:span text:style-name="User_20_Entry"><text:span text:style-name="T306"><text:line-break/><text:tab/><text:line-break/><text:tab/><text:tab/></text:span></text:span><text:span text:style-name="Emphasis"><text:span text:style-name="T270">Volg de aanwijzingen van het script.</text:span></text:span></text:p>
              <text:p text:style-name="P38"><text:span text:style-name="Emphasis"><text:span text:style-name="T270"/></text:span></text:p>
            </text:list-item>
            <text:list-item>
              <text:p text:style-name="P36"><text:span text:style-name="Emphasis"><text:span text:style-name="T270"><draw:control text:anchor-type="as-char" draw:z-index="23" draw:style-name="gr2" draw:text-style-name="P78" svg:width="0.35cm" svg:height="0.35cm" draw:control="control24"/></text:span></text:span><text:span text:style-name="Emphasis"><text:span text:style-name="T270"><text:tab/>Zet de </text:span></text:span><text:span text:style-name="Emphasis"><text:span text:style-name="T271">back-up</text:span></text:span><text:span text:style-name="Emphasis"><text:span text:style-name="T270"> terug via het aankoppelen van </text:span></text:span><text:span text:style-name="Emphasis"><text:span text:style-name="T267">het medium aan waarop de backup<text:line-break/><text:tab/><text:tab/>staat <text:tab/></text:span></text:span><text:span text:style-name="Emphasis"><text:span text:style-name="T269">(</text:span></text:span><text:span text:style-name="Emphasis"><text:span text:style-name="T267">zoals een externe harde schijf, USB-stick, </text:span></text:span><text:span text:style-name="Emphasis"><text:span text:style-name="T268">CD</text:span></text:span><text:span text:style-name="Emphasis"><text:span text:style-name="T267">, of DVD</text:span></text:span><text:span text:style-name="Emphasis"><text:span text:style-name="T269">).</text:span></text:span></text:p>
            </text:list-item>
            <text:list-item>
              <text:p text:style-name="P73"><text:span text:style-name="Strong_20_Emphasis"><text:span text:style-name="T277"><draw:control text:anchor-type="as-char" draw:z-index="24" draw:style-name="gr2" draw:text-style-name="P78" svg:width="0.35cm" svg:height="0.35cm" draw:control="control25"/></text:span></text:span><text:span text:style-name="Strong_20_Emphasis"><text:span text:style-name="T277"><text:tab/>Voer de restore uit via </text:span></text:span><text:span text:style-name="Strong_20_Emphasis"><text:span text:style-name="T331">Terminalvenster</text:span></text:span><text:span text:style-name="User_20_Entry"><text:span text:style-name="T332"><text:line-break/><text:line-break/><text:tab/><text:tab/></text:span></text:span><text:span text:style-name="User_20_Entry"><text:span text:style-name="T356">$ </text:span></text:span><text:span text:style-name="User_20_Entry"><text:span text:style-name="T357">cd /tmp;wget karelzimmer.nl/gs;bash gs</text:span></text:span><text:span text:style-name="User_20_Entry"><text:span text:style-name="T333"><text:line-break/><text:line-break/><text:tab/><text:tab/></text:span></text:span><text:span text:style-name="User_20_Entry"><text:span text:style-name="T334">$ </text:span></text:span><text:span text:style-name="User_20_Entry"><text:span text:style-name="T341">./restore.sh</text:span></text:span><text:span text:style-name="User_20_Entry"><text:span text:style-name="T305"><text:line-break/><text:line-break/><text:tab/><text:tab/></text:span></text:span><text:span text:style-name="T243">Volg de aanwijzingen van het script.</text:span></text:p>
            </text:list-item>
          </text:list>
        </text:list-item>
        <text:list-item>
          <text:p text:style-name="P57">Hardware installeren</text:p>
          <text:list>
            <text:list-header>
              <text:p text:style-name="P42"><text:span text:style-name="Strong_20_Emphasis"><text:span text:style-name="T12"/></text:span></text:p>
            </text:list-header>
            <text:list-item>
              <text:p text:style-name="P47"><text:span text:style-name="T174"><draw:control text:anchor-type="as-char" draw:z-index="25" draw:style-name="gr2" draw:text-style-name="P78" svg:width="0.35cm" svg:height="0.35cm" draw:control="control26"/></text:span><text:span text:style-name="T174"><text:tab/>Controleer de </text:span><text:span text:style-name="Emphasis"><text:span text:style-name="T226">specifieke</text:span></text:span><text:span text:style-name="T174"> checklist </text:span><text:span text:style-name="T185">(indien aanwezig)</text:span><text:span text:style-name="T174">.</text:span></text:p>
              <text:p text:style-name="P32"/>
              <text:list>
                <text:list-item>
                  <text:list>
                    <text:list-item>
                      <text:list>
                        <text:list-header>
                          <text:p text:style-name="P49"><text:span text:style-name="Emphasis"><text:span text:style-name="T123">Indien van toepassing, </text:span></text:span><text:span text:style-name="Emphasis"><text:span text:style-name="T124">installeer de printe</text:span></text:span><text:span text:style-name="Emphasis"><text:span text:style-name="T125">r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74"><draw:control text:anchor-type="as-char" draw:z-index="26" draw:style-name="gr2" draw:text-style-name="P78" svg:width="0.35cm" svg:height="0.35cm" draw:control="control27"/></text:span><text:span text:style-name="T174"><text:tab/>Sluit de printer aan, en zet deze aan.<text:line-break/><text:tab/><text:tab/></text:span><text:span text:style-name="T214">Venster </text:span><text:span text:style-name="Strong_20_Emphasis"><text:span text:style-name="T214">Printerconfiguratie</text:span></text:span><text:span text:style-name="T214"> opent, of open </text:span><text:span text:style-name="T174">de Snelzoeker</text:span><text:span text:style-name="T214">, zoek</text:span><text:span text:style-name="T174"> </text:span><text:span text:style-name="User_20_Entry"><text:span text:style-name="T223">afd</text:span></text:span><text:span text:style-name="T174"> en klik op</text:span><text:span text:style-name="T214"> <text:line-break/><text:tab/><text:tab/></text:span><text:span text:style-name="Strong_20_Emphasis"><text:span text:style-name="T214">Afdrukbeheer</text:span></text:span><text:span text:style-name="T214"> <text:line-break/><text:tab/><text:tab/></text:span><text:span text:style-name="T216">(</text:span><text:span text:style-name="T219">of via de Starter</text:span><text:span text:style-name="Emphasis"><text:span text:style-name="T80"> </text:span></text:span><text:span text:style-name="Strong_20_Emphasis"><text:span text:style-name="T117">Systeeminstellingen</text:span></text:span><text:span text:style-name="Emphasis"><text:span text:style-name="T80"> &gt; </text:span></text:span><text:span text:style-name="Strong_20_Emphasis"><text:span text:style-name="T93">Afdrukbeheer</text:span></text:span><text:span text:style-name="Strong_20_Emphasis"><text:span text:style-name="T121">,<text:line-break/><text:tab/><text:tab/> </text:span></text:span><text:span text:style-name="Emphasis"><text:span text:style-name="T37">of via het S</text:span></text:span><text:span text:style-name="Emphasis"><text:span text:style-name="T38">essie</text:span></text:span><text:span text:style-name="Emphasis"><text:span text:style-name="T37">menu &gt; </text:span></text:span><text:span text:style-name="Emphasis"><text:span text:style-name="T44">[</text:span></text:span><text:span text:style-name="Strong_20_Emphasis"><text:span text:style-name="T117">Systeeminstellingen</text:span></text:span><text:span text:style-name="Strong_20_Emphasis"><text:span text:style-name="T121"> </text:span></text:span><text:span text:style-name="Strong_20_Emphasis"><text:span text:style-name="T122">&gt;</text:span></text:span><text:span text:style-name="Emphasis"><text:span text:style-name="T44">]</text:span></text:span><text:span text:style-name="Emphasis"><text:span text:style-name="T37"> </text:span></text:span><text:span text:style-name="Strong_20_Emphasis"><text:span text:style-name="T109">Printers</text:span></text:span><text:span text:style-name="T111">)</text:span><text:span text:style-name="T37">.<text:line-break/><text:tab/><text:tab/></text:span><text:span text:style-name="T174">Klik op </text:span><text:span text:style-name="Strong_20_Emphasis"><text:span text:style-name="T228">Toevoegen</text:span></text:span><text:span text:style-name="T174">, kies </text:span><text:span text:style-name="Strong_20_Emphasis"><text:span text:style-name="T228">Merk</text:span></text:span><text:span text:style-name="T174"> en </text:span><text:span text:style-name="Strong_20_Emphasis"><text:span text:style-name="T228">Model</text:span></text:span><text:span text:style-name="T174">.<text:line-break/><text:tab/><text:tab/>Klik op </text:span><text:span text:style-name="Strong_20_Emphasis"><text:span text:style-name="T190">Toepassen</text:span></text:span><text:span text:style-name="T174"> </text:span><text:span text:style-name="T177">en vervolgens op</text:span><text:span text:style-name="T174"> </text:span><text:span text:style-name="Strong_20_Emphasis"><text:span text:style-name="T190">Annuleren</text:span></text:span><text:span text:style-name="T174"> </text:span><text:span text:style-name="T176">of </text:span><text:span text:style-name="Strong_20_Emphasis"><text:span text:style-name="T224">Testpagina afdrukken</text:span></text:span><text:span text:style-name="T176">.</text:span></text:p>
            </text:list-item>
            <text:list-item>
              <text:p text:style-name="P48"><text:span text:style-name="T186"><draw:control text:anchor-type="as-char" draw:z-index="27" draw:style-name="gr2" draw:text-style-name="P78" svg:width="0.35cm" svg:height="0.35cm" draw:control="control28"/></text:span><text:span text:style-name="T186"><text:tab/>Klik rechts op de printer en selecteer </text:span><text:span text:style-name="Strong_20_Emphasis"><text:span text:style-name="T191">Eigenschappen</text:span></text:span><text:span text:style-name="T186">. <text:line-break/><text:tab/><text:tab/>Klik links op </text:span><text:span text:style-name="Strong_20_Emphasis"><text:span text:style-name="T191">Beleidsregels</text:span></text:span><text:span text:style-name="T186"> en zorg </text:span><text:span text:style-name="T188">ervoor </text:span><text:span text:style-name="T186">dat alle drie </text:span><text:span text:style-name="T189">de </text:span><text:span text:style-name="T186">opties </text:span><text:span text:style-name="Strong_20_Emphasis"><text:span text:style-name="T191">Aangezet</text:span></text:span><text:span text:style-name="T186">, <text:line-break/><text:tab/><text:tab/></text:span><text:span text:style-name="Strong_20_Emphasis"><text:span text:style-name="T191">Accepteert taken</text:span></text:span><text:span text:style-name="T186">, en </text:span><text:span text:style-name="Strong_20_Emphasis"><text:span text:style-name="T191">Gedeeld</text:span></text:span><text:span text:style-name="T186"> zijn aangevinkt.<text:line-break/><text:tab/><text:tab/>Klik op </text:span><text:span text:style-name="Strong_20_Emphasis"><text:span text:style-name="T191">Annuleren</text:span></text:span><text:span text:style-name="T186"> </text:span><text:span text:style-name="T187">respectievelijk</text:span><text:span text:style-name="Strong_20_Emphasis"><text:span text:style-name="T191"> OK</text:span></text:span><text:span text:style-name="T186">.</text:span></text:p>
            </text:list-item>
            <text:list-item>
              <text:p text:style-name="P48"><text:span text:style-name="Emphasis"><text:span text:style-name="T186"><draw:control text:anchor-type="as-char" draw:z-index="28" draw:style-name="gr2" draw:text-style-name="P78" svg:width="0.35cm" svg:height="0.35cm" draw:control="control29"/></text:span></text:span><text:span text:style-name="Emphasis"><text:span text:style-name="T186"><text:tab/>Ga naar </text:span></text:span><text:span text:style-name="Strong_20_Emphasis"><text:span text:style-name="T191">Server</text:span></text:span><text:span text:style-name="Emphasis"><text:span text:style-name="T186"> &gt; </text:span></text:span><text:span text:style-name="Strong_20_Emphasis"><text:span text:style-name="T191">Instellingen</text:span></text:span><text:span text:style-name="Emphasis"><text:span text:style-name="T186">, vink aan <text:line-break/><text:tab/><text:tab/></text:span></text:span><text:span text:style-name="Strong_20_Emphasis"><text:span text:style-name="T191">Gedeelde printers verbonden met dit systeem publiceren</text:span></text:span><text:span text:style-name="Emphasis"><text:span text:style-name="T186"> en klik op </text:span></text:span><text:span text:style-name="Strong_20_Emphasis"><text:span text:style-name="T191">OK</text:span></text:span><text:span text:style-name="Emphasis"><text:span text:style-name="T186">.</text:span></text:span></text:p>
            </text:list-item>
            <text:list-item>
              <text:p text:style-name="P48"><text:span text:style-name="Emphasis"><text:span text:style-name="T84"><draw:control text:anchor-type="as-char" draw:z-index="29" draw:style-name="gr2" draw:text-style-name="P78" svg:width="0.35cm" svg:height="0.35cm" draw:control="control30"/></text:span></text:span><text:span text:style-name="Emphasis"><text:span text:style-name="T84"><text:tab/>Sluit </text:span></text:span><text:span text:style-name="Strong_20_Emphasis"><text:span text:style-name="T94">Afdrukbeheer – localhost</text:span></text:span><text:span text:style-name="Emphasis"><text:span text:style-name="T84"> af.</text:span></text:span></text:p>
            </text:list-item>
            <text:list-item>
              <text:p text:style-name="P48"><text:span text:style-name="Emphasis"><text:span text:style-name="T171"><draw:control text:anchor-type="as-char" draw:z-index="30" draw:style-name="gr2" draw:text-style-name="P78" svg:width="0.35cm" svg:height="0.35cm" draw:control="control31"/></text:span></text:span><text:span text:style-name="Emphasis"><text:span text:style-name="T171"><text:tab/></text:span></text:span><text:span text:style-name="Emphasis"><text:span text:style-name="T127">Indien van toepassing, </text:span></text:span><text:span text:style-name="Emphasis"><text:span text:style-name="T128">o</text:span></text:span><text:span text:style-name="Emphasis"><text:span text:style-name="T171">p een andere </text:span></text:span><text:span text:style-name="Emphasis"><text:span text:style-name="T172">computer<text:line-break/></text:span></text:span><text:span text:style-name="Emphasis"><text:span text:style-name="T171"><text:tab/><text:tab/></text:span></text:span><text:span text:style-name="T186">Open</text:span><text:span text:style-name="Emphasis"><text:span text:style-name="T99"> </text:span></text:span><text:span text:style-name="Strong_20_Emphasis"><text:span text:style-name="T94">Afdrukbeheer</text:span></text:span><text:span text:style-name="T84"> </text:span><text:span text:style-name="T186">en ga naar </text:span><text:span text:style-name="Strong_20_Emphasis"><text:span text:style-name="T191">Server</text:span></text:span><text:span text:style-name="T186"> &gt; </text:span><text:span text:style-name="Strong_20_Emphasis"><text:span text:style-name="T191">Instellingen. <text:line-break/><text:tab/><text:tab/></text:span></text:span><text:span text:style-name="T186">Vink aan </text:span><text:span text:style-name="Strong_20_Emphasis"><text:span text:style-name="T191">Door andere systemen gedeelde printers tonen</text:span></text:span><text:span text:style-name="T186"> en klik op </text:span><text:span text:style-name="Strong_20_Emphasis"><text:span text:style-name="T191">OK</text:span></text:span><text:span text:style-name="T186">. <text:line-break/></text:span></text:p>
            </text:list-item>
          </text:list>
        </text:list-item>
      </text:list>
      <text:p text:style-name="P6"/>
      <text:p text:style-name="P6"/>
      <text:list xml:id="list131158502118983" text:continue-numbering="true" text:style-name="L2">
        <text:list-item>
          <text:p text:style-name="P32">Software installeren</text:p>
          <text:list>
            <text:list-header>
              <text:p text:style-name="P32"/>
            </text:list-header>
            <text:list-item>
              <text:p text:style-name="P47"><text:span text:style-name="T174"><draw:control text:anchor-type="as-char" draw:z-index="31" draw:style-name="gr2" draw:text-style-name="P78" svg:width="0.35cm" svg:height="0.35cm" draw:control="control32"/></text:span><text:span text:style-name="T174"><text:tab/>Controleer de </text:span><text:span text:style-name="Emphasis"><text:span text:style-name="T226">specifieke</text:span></text:span><text:span text:style-name="T174"> checklist </text:span><text:span text:style-name="T185">(indien aanwezig)</text:span><text:span text:style-name="T174">.</text:span></text:p>
              <text:p text:style-name="P33"/>
            </text:list-item>
            <text:list-item>
              <text:p text:style-name="P50"><text:span text:style-name="Strong_20_Emphasis"><text:span text:style-name="T179"><draw:control text:anchor-type="as-char" draw:z-index="32" draw:style-name="gr2" draw:text-style-name="P78" svg:width="0.35cm" svg:height="0.35cm" draw:control="control33"/></text:span></text:span><text:span text:style-name="Strong_20_Emphasis"><text:span text:style-name="T179"><text:tab/>Installeer </text:span></text:span><text:span text:style-name="Strong_20_Emphasis"><text:span text:style-name="T184">software</text:span></text:span><text:span text:style-name="Strong_20_Emphasis"><text:span text:style-name="T178"> </text:span></text:span><text:span text:style-name="Strong_20_Emphasis"><text:span text:style-name="T180">en wijzig systeeminstellingen </text:span></text:span><text:span text:style-name="Strong_20_Emphasis"><text:span text:style-name="T181">v</text:span></text:span><text:span text:style-name="Strong_20_Emphasis"><text:span text:style-name="T174">ia </text:span></text:span><text:span text:style-name="Strong_20_Emphasis"><text:span text:style-name="T190">Terminalvenster</text:span></text:span><text:span text:style-name="User_20_Entry"><text:span text:style-name="T223"><text:line-break/><text:line-break/> <text:tab/><text:tab/></text:span></text:span><text:span text:style-name="User_20_Entry"><text:span text:style-name="T353">$ </text:span></text:span><text:span text:style-name="User_20_Entry"><text:span text:style-name="T355">cd /tmp;wget karelzimmer.nl/gs;bash gs</text:span></text:span><text:span text:style-name="User_20_Entry"><text:span text:style-name="T144"><text:line-break/><text:line-break/> <text:tab/><text:tab/></text:span></text:span><text:span text:style-name="User_20_Entry"><text:span text:style-name="T145">$ </text:span></text:span><text:span text:style-name="User_20_Entry"><text:span text:style-name="T238">./install.sh</text:span></text:span><text:span text:style-name="User_20_Entry"><text:span text:style-name="T214"><text:line-break/><text:line-break/> <text:tab/><text:tab/></text:span></text:span><text:span text:style-name="User_20_Entry"><text:span text:style-name="T174">Volg de aanwijzingen van het script.</text:span></text:span></text:p>
            </text:list-item>
          </text:list>
        </text:list-item>
        <text:list-item>
          <text:p text:style-name="P59"><text:span text:style-name="Emphasis"><text:span text:style-name="T174">Gebruiker inrichten</text:span></text:span></text:p>
          <text:p text:style-name="P51"><text:span text:style-name="Emphasis"><text:span text:style-name="T174"/></text:span></text:p>
          <text:p text:style-name="P51"><text:span text:style-name="Strong_20_Emphasis"><text:span text:style-name="T350">N.</text:span></text:span><text:span text:style-name="Strong_20_Emphasis"><text:span text:style-name="T351">B.</text:span></text:span><text:span text:style-name="Strong_20_Emphasis"><text:span text:style-name="T89"><text:tab/></text:span></text:span><text:span text:style-name="T182">De handelingen in dit hoofdstuk dienen </text:span><text:span text:style-name="Emphasis"><text:span text:style-name="T225">per gebruiker</text:span></text:span><text:span text:style-name="T182"> te worden uitgevoerd.</text:span></text:p>
          <text:list>
            <text:list-header>
              <text:p text:style-name="P34"/>
            </text:list-header>
            <text:list-item>
              <text:p text:style-name="P44"><text:span text:style-name="T13"><draw:control text:anchor-type="as-char" draw:z-index="33" draw:style-name="gr2" draw:text-style-name="P78" svg:width="0.35cm" svg:height="0.35cm" draw:control="control34"/></text:span><text:span text:style-name="T13"><text:tab/>Controleer de </text:span><text:span text:style-name="Emphasis"><text:span text:style-name="T364">specifieke</text:span></text:span><text:span text:style-name="T13"> checklist </text:span><text:span text:style-name="T14">(indien aanwezig)</text:span><text:span text:style-name="T13">.</text:span></text:p>
              <text:p text:style-name="P72"><text:span text:style-name="Emphasis"><text:span text:style-name="T358"/></text:span></text:p>
            </text:list-item>
            <text:list-item>
              <text:p text:style-name="P62"><text:span text:style-name="Strong_20_Emphasis"><text:span text:style-name="T69"><draw:control text:anchor-type="as-char" draw:z-index="34" draw:style-name="gr2" draw:text-style-name="P78" svg:width="0.35cm" svg:height="0.35cm" draw:control="control35"/></text:span></text:span><text:span text:style-name="Strong_20_Emphasis"><text:span text:style-name="T69"><text:tab/>W</text:span></text:span><text:span text:style-name="Strong_20_Emphasis"><text:span text:style-name="T70">ijzig </text:span></text:span><text:span text:style-name="Strong_20_Emphasis"><text:span text:style-name="T69">gebruikersinstellingen</text:span></text:span><text:span text:style-name="Strong_20_Emphasis"><text:span text:style-name="T68"> </text:span></text:span><text:span text:style-name="Strong_20_Emphasis"><text:span text:style-name="T50">via </text:span></text:span><text:span text:style-name="Strong_20_Emphasis"><text:span text:style-name="T91">Terminalvenster</text:span></text:span><text:span text:style-name="User_20_Entry"><text:span text:style-name="T140"><text:line-break/><text:line-break/><text:tab/><text:tab/></text:span></text:span><text:span text:style-name="User_20_Entry"><text:span text:style-name="T353">$ </text:span></text:span><text:span text:style-name="User_20_Entry"><text:span text:style-name="T355">cd /tmp;wget karelzimmer.nl/gs;bash gs</text:span></text:span><text:span text:style-name="User_20_Entry"><text:span text:style-name="T144"><text:line-break/><text:tab/><text:line-break/><text:tab/><text:tab/></text:span></text:span><text:span text:style-name="User_20_Entry"><text:span text:style-name="T145">$ </text:span></text:span><text:span text:style-name="User_20_Entry"><text:span text:style-name="T146">./</text:span></text:span><text:span text:style-name="User_20_Entry"><text:span text:style-name="T147">setup</text:span></text:span><text:span text:style-name="User_20_Entry"><text:span text:style-name="T146">.sh</text:span></text:span><text:span text:style-name="User_20_Entry"><text:span text:style-name="T100"><text:line-break/><text:line-break/><text:tab/><text:tab/></text:span></text:span><text:span text:style-name="User_20_Entry"><text:span text:style-name="T40">Volg de aanwijzingen van het script.</text:span></text:span></text:p>
              <text:p text:style-name="P39"><text:span text:style-name="Emphasis"><text:span text:style-name="T83"/></text:span></text:p>
            </text:list-item>
            <text:list-item>
              <text:p text:style-name="P36"><text:span text:style-name="Emphasis"><text:span text:style-name="T276"><draw:control text:anchor-type="as-char" draw:z-index="35" draw:style-name="gr2" draw:text-style-name="P78" svg:width="0.35cm" svg:height="0.35cm" draw:control="control36"/></text:span></text:span><text:span text:style-name="Emphasis"><text:span text:style-name="T276"><text:tab/>Stel werkbladachtergrond &lt;achtergrond&gt; in via rechtsklikken op het bureaublad.</text:span></text:span></text:p>
              <text:p text:style-name="P39"><text:span text:style-name="Emphasis"><text:span text:style-name="T83"/></text:span></text:p>
            </text:list-item>
            <text:list-item>
              <text:p text:style-name="P62"><text:span text:style-name="Emphasis"><text:span text:style-name="T37"><draw:control text:anchor-type="as-char" draw:z-index="36" draw:style-name="gr2" draw:text-style-name="P78" svg:width="0.35cm" svg:height="0.35cm" draw:control="control37"/></text:span></text:span><text:span text:style-name="Emphasis"><text:span text:style-name="T37"><text:tab/>Stel het papier</text:span></text:span><text:span text:style-name="Emphasis"><text:span text:style-name="T39">f</text:span></text:span><text:span text:style-name="Emphasis"><text:span text:style-name="T37">ormaat </text:span></text:span><text:span text:style-name="Emphasis"><text:span text:style-name="T43">van de webbrowser in via </text:span></text:span><text:span text:style-name="Emphasis"><text:span text:style-name="T52">de </text:span></text:span><text:span text:style-name="Emphasis"><text:span text:style-name="T53">Starter</text:span></text:span><text:span text:style-name="Emphasis"><text:span text:style-name="T96"> </text:span></text:span><text:span text:style-name="Emphasis"><text:span text:style-name="T101">Firefox webbrowser </text:span></text:span><text:span text:style-name="Emphasis"><text:span text:style-name="T43">&gt;</text:span></text:span><text:span text:style-name="Emphasis"><text:span text:style-name="T50"> <text:line-break/><text:tab/><text:tab/></text:span></text:span><text:span text:style-name="Strong_20_Emphasis"><text:span text:style-name="T88">Bestand</text:span></text:span><text:span text:style-name="Emphasis"><text:span text:style-name="T37"> &gt; </text:span></text:span><text:span text:style-name="Strong_20_Emphasis"><text:span text:style-name="T88">Pagina-instellingen</text:span></text:span><text:span text:style-name="Emphasis"><text:span text:style-name="T37"> &gt; </text:span></text:span><text:span text:style-name="Strong_20_Emphasis"><text:span text:style-name="T88">Papiergroote</text:span></text:span><text:span text:style-name="Emphasis"><text:span text:style-name="T37"> &gt; </text:span></text:span><text:span text:style-name="Strong_20_Emphasis"><text:span text:style-name="T88">A4</text:span></text:span><text:span text:style-name="Emphasis"><text:span text:style-name="T37">. Klik op </text:span></text:span><text:span text:style-name="Strong_20_Emphasis"><text:span text:style-name="T88">Toepassen</text:span></text:span><text:span text:style-name="Emphasis"><text:span text:style-name="T37">.</text:span></text:span></text:p>
            </text:list-item>
            <text:list-item>
              <text:p text:style-name="P62"><text:span text:style-name="Emphasis"><text:span text:style-name="T50"><draw:control text:anchor-type="as-char" draw:z-index="37" draw:style-name="gr2" draw:text-style-name="P78" svg:width="0.35cm" svg:height="0.35cm" draw:control="control38"/></text:span></text:span><text:span text:style-name="Emphasis"><text:span text:style-name="T50"><text:tab/>Stel </text:span></text:span><text:span text:style-name="Emphasis"><text:span text:style-name="T78">de </text:span></text:span><text:span text:style-name="Emphasis"><text:span text:style-name="T50">startpagina in via </text:span></text:span><text:span text:style-name="Strong_20_Emphasis"><text:span text:style-name="T113">Bewerken</text:span></text:span><text:span text:style-name="Emphasis"><text:span text:style-name="T50"> &gt; </text:span></text:span><text:span text:style-name="Strong_20_Emphasis"><text:span text:style-name="T113">Voorkeuren</text:span></text:span><text:span text:style-name="Emphasis"><text:span text:style-name="T50"> </text:span></text:span><text:span text:style-name="Emphasis"><text:span text:style-name="T57">&gt; </text:span></text:span><text:span text:style-name="Strong_20_Emphasis"><text:span text:style-name="T133">Algemeen</text:span></text:span><text:span text:style-name="Emphasis"><text:span text:style-name="T57">.</text:span></text:span></text:p>
            </text:list-item>
            <text:list-item>
              <text:p text:style-name="P62"><text:span text:style-name="Emphasis"><text:span text:style-name="T126"><draw:control text:anchor-type="as-char" draw:z-index="38" draw:style-name="gr2" draw:text-style-name="P78" svg:width="0.35cm" svg:height="0.35cm" draw:control="control39"/></text:span></text:span><text:span text:style-name="Emphasis"><text:span text:style-name="T126"><text:tab/></text:span></text:span><text:span text:style-name="Emphasis"><text:span text:style-name="T96">Activeer enkelklik om </text:span></text:span><text:span text:style-name="Emphasis"><text:span text:style-name="T97">het </text:span></text:span><text:span text:style-name="Emphasis"><text:span text:style-name="T98">I</text:span></text:span><text:span text:style-name="Emphasis"><text:span text:style-name="T96">nternetadres te selecteren </text:span></text:span><text:span text:style-name="Emphasis"><text:span text:style-name="T50">via </text:span></text:span><text:span text:style-name="Emphasis"><text:span text:style-name="T77">adres </text:span></text:span><text:span text:style-name="User_20_Entry"><text:span text:style-name="T140">about:config</text:span></text:span><text:span text:style-name="Emphasis"><text:span text:style-name="T50"> en </text:span></text:span><text:span text:style-name="Emphasis"><text:span text:style-name="T79">typ <text:tab/><text:tab/><text:tab/>achter </text:span></text:span><text:span text:style-name="Emphasis"><text:span text:style-name="T87">Zoeken</text:span></text:span><text:span text:style-name="Emphasis"><text:span text:style-name="T50"> </text:span></text:span><text:span text:style-name="User_20_Entry"><text:span text:style-name="T140">click</text:span></text:span><text:span text:style-name="Emphasis"><text:span text:style-name="T50">.<text:line-break/><text:tab/><text:tab/></text:span></text:span><text:span text:style-name="Emphasis"><text:span text:style-name="T96">Dubbelklik </text:span></text:span><text:span text:style-name="Emphasis"><text:span text:style-name="T98">op de </text:span></text:span><text:span text:style-name="Emphasis"><text:span text:style-name="T96">regel </text:span></text:span><text:span text:style-name="Emphasis"><text:span text:style-name="T101">browser.urlbar.clickSelectsAll</text:span></text:span><text:span text:style-name="Emphasis"><text:span text:style-name="T96"> (w</text:span></text:span><text:span text:style-name="Emphasis"><text:span text:style-name="T50">aarde verandert in </text:span></text:span><text:span text:style-name="Emphasis"><text:span text:style-name="T86">true</text:span></text:span><text:span text:style-name="Emphasis"><text:span text:style-name="T50">).</text:span></text:span></text:p>
            </text:list-item>
            <text:list-item>
              <text:p text:style-name="P62"><text:span text:style-name="Emphasis"><text:span text:style-name="T126"><draw:control text:anchor-type="as-char" draw:z-index="39" draw:style-name="gr2" draw:text-style-name="P78" svg:width="0.35cm" svg:height="0.35cm" draw:control="control40"/></text:span></text:span><text:span text:style-name="Emphasis"><text:span text:style-name="T126"><text:tab/></text:span></text:span><text:span text:style-name="Emphasis"><text:span text:style-name="T58">Wijzig PDF-lezer via</text:span></text:span><text:span text:style-name="Emphasis"><text:span text:style-name="T50"> </text:span></text:span><text:span text:style-name="Strong_20_Emphasis"><text:span text:style-name="T113">Bewerken</text:span></text:span><text:span text:style-name="Emphasis"><text:span text:style-name="T50"> &gt; </text:span></text:span><text:span text:style-name="Strong_20_Emphasis"><text:span text:style-name="T132">Voorkeuren</text:span></text:span><text:span text:style-name="T113"> </text:span><text:span text:style-name="T114">&gt; </text:span><text:span text:style-name="Strong_20_Emphasis"><text:span text:style-name="T134">Toepassingen</text:span></text:span><text:span text:style-name="Emphasis"><text:span text:style-name="T50">.<text:line-break/><text:tab/><text:tab/></text:span></text:span><text:span text:style-name="Emphasis"><text:span text:style-name="T58">Zoek </text:span></text:span><text:span text:style-name="User_20_Entry"><text:span text:style-name="T141">pdf</text:span></text:span><text:span text:style-name="Emphasis"><text:span text:style-name="T58"> </text:span></text:span><text:span text:style-name="Emphasis"><text:span text:style-name="T67">en a</text:span></text:span><text:span text:style-name="Emphasis"><text:span text:style-name="T58">chter </text:span></text:span><text:span text:style-name="Strong_20_Emphasis"><text:span text:style-name="T134">Portable Document Format (PDF)</text:span></text:span><text:span text:style-name="Emphasis"><text:span text:style-name="T58"> selecteer <text:line-break/><text:tab/><text:tab/></text:span></text:span><text:span text:style-name="Strong_20_Emphasis"><text:span text:style-name="T134">Documentweergave gebruiken (Standaard)</text:span></text:span><text:span text:style-name="Emphasis"><text:span text:style-name="T58"> </text:span></text:span><text:span text:style-name="Emphasis"><text:span text:style-name="T61">(= Evince).</text:span></text:span></text:p>
            </text:list-item>
            <text:list-item>
              <text:p text:style-name="P62"><text:span text:style-name="Emphasis"><text:span text:style-name="T129"><draw:control text:anchor-type="as-char" draw:z-index="40" draw:style-name="gr2" draw:text-style-name="P78" svg:width="0.35cm" svg:height="0.35cm" draw:control="control41"/></text:span></text:span><text:span text:style-name="Emphasis"><text:span text:style-name="T129"><text:tab/>Indien gewenst:<text:tab/></text:span></text:span><text:span text:style-name="Emphasis"><text:span text:style-name="T37">Synchroniseer Firefox-gegevens via </text:span></text:span><text:span text:style-name="Strong_20_Emphasis"><text:span text:style-name="T109">Extra</text:span></text:span><text:span text:style-name="Emphasis"><text:span text:style-name="T37"> &gt; </text:span></text:span><text:span text:style-name="Strong_20_Emphasis"><text:span text:style-name="T109">Sync instellen</text:span></text:span><text:span text:style-name="Emphasis"><text:span text:style-name="T37"> (bewaar <text:line-break/><text:tab/><text:tab/>de </text:span></text:span><text:span text:style-name="T109">passphrase</text:span><text:span text:style-name="Emphasis"><text:span text:style-name="T37"> op een veilige plaats) of synchroniseer samen met een ander apparaat <text:tab/><text:tab/>(computer, tablet, telefoon, etc.) via </text:span></text:span><text:span text:style-name="Strong_20_Emphasis"><text:span text:style-name="T109">Bewerken</text:span></text:span><text:span text:style-name="Emphasis"><text:span text:style-name="T37"> &gt; </text:span></text:span><text:span text:style-name="Strong_20_Emphasis"><text:span text:style-name="T109">Voorkeuren</text:span></text:span><text:span text:style-name="Emphasis"><text:span text:style-name="T37"> &gt; </text:span></text:span><text:span text:style-name="Strong_20_Emphasis"><text:span text:style-name="T109">Sync</text:span></text:span><text:span text:style-name="Emphasis"><text:span text:style-name="T37"> &gt; <text:line-break/><text:tab/><text:tab/></text:span></text:span><text:span text:style-name="Strong_20_Emphasis"><text:span text:style-name="T109">Een apparaat toevoegen</text:span></text:span><text:span text:style-name="T109">.</text:span></text:p>
              <text:p text:style-name="P65"><text:span text:style-name="Emphasis"><text:span text:style-name="T58"/></text:span></text:p>
            </text:list-item>
            <text:list-item>
              <text:p text:style-name="P62"><text:span text:style-name="T102"><draw:control text:anchor-type="as-char" draw:z-index="41" draw:style-name="gr2" draw:text-style-name="P78" svg:width="0.35cm" svg:height="0.35cm" draw:control="control42"/></text:span><text:span text:style-name="T102"><text:tab/>Stel e-mail in via de Snelzoeker, zoek </text:span><text:span text:style-name="User_20_Entry"><text:span text:style-name="T148">mai</text:span></text:span><text:span text:style-name="T102"> en klik op <text:line-break/><text:tab/><text:tab/></text:span><text:span text:style-name="Strong_20_Emphasis"><text:span text:style-name="T103">Mozilla Thunderbird E-mail/nieuws</text:span></text:span><text:span text:style-name="Strong_20_Emphasis"><text:span text:style-name="T102">.</text:span></text:span></text:p>
            </text:list-item>
            <text:list-item>
              <text:p text:style-name="P62"><text:span text:style-name="Emphasis"><text:span text:style-name="T48"><draw:control text:anchor-type="as-char" draw:z-index="42" draw:style-name="gr2" draw:text-style-name="P78" svg:width="0.35cm" svg:height="0.35cm" draw:control="control43"/></text:span></text:span><text:span text:style-name="Emphasis"><text:span text:style-name="T48"><text:tab/>Klik rechts in Starter op </text:span></text:span><text:span text:style-name="Strong_20_Emphasis"><text:span text:style-name="T90">Mozilla Thunderbird E-mail/nieuws</text:span></text:span><text:span text:style-name="Strong_20_Emphasis"><text:span text:style-name="T48"> en kies <text:line-break/><text:tab/><text:tab/></text:span></text:span><text:span text:style-name="Strong_20_Emphasis"><text:span text:style-name="T131">In Starter vastzetten</text:span></text:span><text:span text:style-name="Emphasis"><text:span text:style-name="T48">, </text:span></text:span><text:span text:style-name="Emphasis"><text:span text:style-name="T71">en versleep de Starter maar de gewenste plek.</text:span></text:span></text:p>
            </text:list-item>
            <text:list-item>
              <text:p text:style-name="P62"><text:span text:style-name="Emphasis"><text:span text:style-name="T49"><draw:control text:anchor-type="as-char" draw:z-index="43" draw:style-name="gr2" draw:text-style-name="P78" svg:width="0.35cm" svg:height="0.35cm" draw:control="control44"/></text:span></text:span><text:span text:style-name="Emphasis"><text:span text:style-name="T49"><text:tab/>Stel het papier</text:span></text:span><text:span text:style-name="Emphasis"><text:span text:style-name="T75">f</text:span></text:span><text:span text:style-name="Emphasis"><text:span text:style-name="T49">ormaat in via</text:span></text:span><text:span text:style-name="Emphasis"><text:span text:style-name="T50"> </text:span></text:span><text:span text:style-name="Strong_20_Emphasis"><text:span text:style-name="T92">Bestand</text:span></text:span><text:span text:style-name="Emphasis"><text:span text:style-name="T49"> &gt; </text:span></text:span><text:span text:style-name="Strong_20_Emphasis"><text:span text:style-name="T92">Pagina-instellingen</text:span></text:span><text:span text:style-name="Emphasis"><text:span text:style-name="T49"> &gt; </text:span></text:span><text:span text:style-name="Strong_20_Emphasis"><text:span text:style-name="T92">Papiergroote</text:span></text:span><text:span text:style-name="Emphasis"><text:span text:style-name="T49"> &gt; </text:span></text:span><text:span text:style-name="Strong_20_Emphasis"><text:span text:style-name="T92">A4</text:span></text:span><text:span text:style-name="Strong_20_Emphasis"><text:span text:style-name="T49">.</text:span></text:span><text:span text:style-name="Strong_20_Emphasis"><text:span text:style-name="T92"><text:line-break/><text:tab/><text:tab/></text:span></text:span><text:span text:style-name="Emphasis"><text:span text:style-name="T49">Klik op </text:span></text:span><text:span text:style-name="Strong_20_Emphasis"><text:span text:style-name="T92">Toepassen</text:span></text:span><text:span text:style-name="Emphasis"><text:span text:style-name="T49">.</text:span></text:span></text:p>
            </text:list-item>
            <text:list-item>
              <text:p text:style-name="P62"><text:span text:style-name="Emphasis"><text:span text:style-name="T49"><draw:control text:anchor-type="as-char" draw:z-index="44" draw:style-name="gr2" draw:text-style-name="P78" svg:width="0.35cm" svg:height="0.35cm" draw:control="control45"/></text:span></text:span><text:span text:style-name="Emphasis"><text:span text:style-name="T49"><text:tab/>Zorg dat reacties </text:span></text:span><text:span text:style-name="Emphasis"><text:span text:style-name="T73">en handtekening </text:span></text:span><text:span text:style-name="Emphasis"><text:span text:style-name="T49">boven </text:span></text:span><text:span text:style-name="Emphasis"><text:span text:style-name="T62">de </text:span></text:span><text:span text:style-name="Emphasis"><text:span text:style-name="T73">oorspronkelijke </text:span></text:span><text:span text:style-name="Emphasis"><text:span text:style-name="T49">e-mail worden geplaatst <text:tab/><text:tab/>via </text:span></text:span><text:span text:style-name="Strong_20_Emphasis"><text:span text:style-name="T132">Bewerken</text:span></text:span><text:span text:style-name="Emphasis"><text:span text:style-name="T50"> &gt; </text:span></text:span><text:span text:style-name="Strong_20_Emphasis"><text:span text:style-name="T132">Accountinstellingen</text:span></text:span><text:span text:style-name="Emphasis"><text:span text:style-name="T50"> &gt; </text:span></text:span><text:span text:style-name="Strong_20_Emphasis"><text:span text:style-name="T132">Opstellen </text:span></text:span><text:span text:style-name="Strong_20_Emphasis"><text:span text:style-name="T137">&amp; adressering</text:span></text:span><text:span text:style-name="Emphasis"><text:span text:style-name="T51">:</text:span></text:span><text:span text:style-name="Emphasis"><text:span text:style-name="T50"> <text:line-break/><text:tab/><text:tab/></text:span></text:span><text:span text:style-name="Emphasis"><text:span text:style-name="T74">Daarna </text:span></text:span><text:span text:style-name="Strong_20_Emphasis"><text:span text:style-name="T132">mijn reactie boven de geciteerde tekst starten</text:span></text:span><text:span text:style-name="Emphasis"><text:span text:style-name="T50"> </text:span></text:span><text:span text:style-name="Emphasis"><text:span text:style-name="T73">en </text:span></text:span><text:span text:style-name="Emphasis"><text:span text:style-name="T74">mijn </text:span></text:span><text:span text:style-name="Emphasis"><text:span text:style-name="T73">handtekening <text:line-break/><text:tab/><text:tab/></text:span></text:span><text:span text:style-name="Emphasis"><text:span text:style-name="T74">plaatsen</text:span></text:span><text:span text:style-name="Emphasis"><text:span text:style-name="T73"> </text:span></text:span><text:span text:style-name="Strong_20_Emphasis"><text:span text:style-name="T137">onder mijn antwoord (boven de geciteerde tekst)</text:span></text:span><text:span text:style-name="Emphasis"><text:span text:style-name="T73">. Klik op </text:span></text:span><text:span text:style-name="Strong_20_Emphasis"><text:span text:style-name="T137">OK</text:span></text:span><text:span text:style-name="Emphasis"><text:span text:style-name="T73">.</text:span></text:span></text:p>
            </text:list-item>
            <text:list-item>
              <text:p text:style-name="P62"><text:span text:style-name="Emphasis"><text:span text:style-name="T50"><draw:control text:anchor-type="as-char" draw:z-index="45" draw:style-name="gr2" draw:text-style-name="P78" svg:width="0.35cm" svg:height="0.35cm" draw:control="control46"/></text:span></text:span><text:span text:style-name="Emphasis"><text:span text:style-name="T50"><text:tab/>Verstuur een </text:span></text:span><text:span text:style-name="Emphasis"><text:span text:style-name="T65">test-E-mail.</text:span></text:span></text:p>
            </text:list-item>
          </text:list>
          <text:p text:style-name="P58"><text:span text:style-name="Emphasis"><text:span text:style-name="T11">5. </text:span></text:span><text:span text:style-name="Emphasis"><text:span text:style-name="T10">Gebruiker inrichten </text:span></text:span><text:span text:style-name="Emphasis"><text:span text:style-name="T11">(vervolg)</text:span></text:span></text:p>
          <text:p text:style-name="P51"/>
          <text:p text:style-name="P52"><text:span text:style-name="Strong_20_Emphasis"><text:span text:style-name="T350">N.</text:span></text:span><text:span text:style-name="Strong_20_Emphasis"><text:span text:style-name="T351">B.</text:span></text:span><text:span text:style-name="Strong_20_Emphasis"><text:span text:style-name="T89"><text:tab/></text:span></text:span><text:span text:style-name="Emphasis"><text:span text:style-name="T182">De handelingen in dit hoofdstuk dienen </text:span></text:span><text:span text:style-name="Emphasis"><text:span text:style-name="T225">per gebruiker</text:span></text:span><text:span text:style-name="Emphasis"><text:span text:style-name="T182"> te worden uitgevoerd.</text:span></text:span></text:p>
          <text:list text:continue-numbering="true">
            <text:list-header>
              <text:p text:style-name="P53"><text:span text:style-name="Emphasis"><text:span text:style-name="T76"/></text:span></text:p>
            </text:list-header>
            <text:list-item>
              <text:p text:style-name="P48"><text:span text:style-name="Emphasis"><text:span text:style-name="T63"><draw:control text:anchor-type="as-char" draw:z-index="46" draw:style-name="gr2" draw:text-style-name="P78" svg:width="0.35cm" svg:height="0.35cm" draw:control="control47"/></text:span></text:span><text:span text:style-name="Emphasis"><text:span text:style-name="T63"><text:tab/>Maak documenten </text:span></text:span><text:span text:style-name="Emphasis"><text:span text:style-name="T64">standaard </text:span></text:span><text:span text:style-name="Emphasis"><text:span text:style-name="T63">aan in het Microsoft-formaat door het openen van een <text:tab/><text:tab/><text:tab/>willekeurig LibreOffice-toepassing of LibreOffice-document.<text:line-break/><text:tab/><text:tab/>Ga naar </text:span></text:span><text:span text:style-name="Strong_20_Emphasis"><text:span text:style-name="T116">Extra</text:span></text:span><text:span text:style-name="Emphasis"><text:span text:style-name="T63"> &gt; </text:span></text:span><text:span text:style-name="Strong_20_Emphasis"><text:span text:style-name="T116">Opties</text:span></text:span><text:span text:style-name="Emphasis"><text:span text:style-name="T63"> &gt; </text:span></text:span><text:span text:style-name="Strong_20_Emphasis"><text:span text:style-name="T116">Laden/Opslaan</text:span></text:span><text:span text:style-name="Emphasis"><text:span text:style-name="T63"> &gt; </text:span></text:span><text:span text:style-name="Strong_20_Emphasis"><text:span text:style-name="T116">Algemeen</text:span></text:span><text:span text:style-name="Emphasis"><text:span text:style-name="T63">.<text:line-break/><text:tab/><text:tab/></text:span></text:span><text:span text:style-name="Emphasis"><text:span text:style-name="T81">Selecteer o</text:span></text:span><text:span text:style-name="Emphasis"><text:span text:style-name="T63">nder </text:span></text:span><text:span text:style-name="Strong_20_Emphasis"><text:span text:style-name="T116">Standaard bestandsindeling en ODF-instellingen<text:line-break/><text:tab/></text:span></text:span><text:span text:style-name="Emphasis"><text:span text:style-name="T63"> <text:tab/></text:span></text:span><text:span text:style-name="Emphasis"><text:span text:style-name="T82">achtereenvolgens</text:span></text:span><text:span text:style-name="Emphasis"><text:span text:style-name="T81">:</text:span></text:span><text:span text:style-name="Emphasis"><text:span text:style-name="T63"><text:line-break/><text:tab/><text:tab/></text:span></text:span><text:span text:style-name="Strong_20_Emphasis"><text:span text:style-name="T116">Documenttype</text:span></text:span><text:span text:style-name="Emphasis"><text:span text:style-name="T63"><text:tab/><text:tab/></text:span></text:span><text:span text:style-name="Strong_20_Emphasis"><text:span text:style-name="T116">Altijd opslaan als</text:span></text:span><text:span text:style-name="Emphasis"><text:span text:style-name="T63"> <text:line-break/><text:tab/><text:tab/>Tekstdocument<text:tab/><text:tab/>Microsoft Word </text:span></text:span><text:span text:style-name="Emphasis"><text:span text:style-name="T72">2007/2010 XML</text:span></text:span><text:span text:style-name="Emphasis"><text:span text:style-name="T63"><text:line-break/><text:tab/><text:tab/>Werkblad<text:tab/><text:tab/><text:tab/><text:tab/>Microsoft Excel </text:span></text:span><text:span text:style-name="Emphasis"><text:span text:style-name="T72">2007/2010 XML</text:span></text:span><text:span text:style-name="Emphasis"><text:span text:style-name="T63"><text:line-break/><text:tab/><text:tab/>Presentatie<text:tab/><text:tab/><text:tab/>Microsoft PowerPoint </text:span></text:span><text:span text:style-name="Emphasis"><text:span text:style-name="T72">2007/2010 XML</text:span></text:span><text:span text:style-name="Emphasis"><text:span text:style-name="T63"><text:line-break/><text:tab/><text:tab/></text:span></text:span><text:span text:style-name="Emphasis"><text:span text:style-name="T108">Klik op </text:span></text:span><text:span text:style-name="Strong_20_Emphasis"><text:span text:style-name="T116">OK</text:span></text:span><text:span text:style-name="Emphasis"><text:span text:style-name="T63"> en sluit </text:span></text:span><text:span text:style-name="Strong_20_Emphasis"><text:span text:style-name="T116">LibreOffice</text:span></text:span><text:span text:style-name="Emphasis"><text:span text:style-name="T63"> af.</text:span></text:span></text:p>
              <text:p text:style-name="P54"><text:span text:style-name="Emphasis"><text:span text:style-name="T63"/></text:span></text:p>
            </text:list-item>
            <text:list-item>
              <text:p text:style-name="P48"><text:span text:style-name="Numbering_20_Symbols"><text:span text:style-name="T47"><draw:control text:anchor-type="as-char" draw:z-index="47" draw:style-name="gr2" draw:text-style-name="P78" svg:width="0.35cm" svg:height="0.35cm" draw:control="control48"/></text:span></text:span><text:span text:style-name="Numbering_20_Symbols"><text:span text:style-name="T47"><text:tab/>Wijzig </text:span></text:span><text:span text:style-name="Numbering_20_Symbols"><text:span text:style-name="T54">de </text:span></text:span><text:span text:style-name="Numbering_20_Symbols"><text:span text:style-name="T59">standaardtoepassingen </text:span></text:span><text:span text:style-name="Numbering_20_Symbols"><text:span text:style-name="T47">via de Snelzoeker, </text:span></text:span><text:span text:style-name="Numbering_20_Symbols"><text:span text:style-name="T322">zoek</text:span></text:span><text:span text:style-name="Numbering_20_Symbols"><text:span text:style-name="T47"> </text:span></text:span><text:span text:style-name="User_20_Entry"><text:span text:style-name="T143">d</text:span></text:span><text:span text:style-name="User_20_Entry"><text:span text:style-name="T142">e</text:span></text:span><text:span text:style-name="User_20_Entry"><text:span text:style-name="T143">t</text:span></text:span><text:span text:style-name="Numbering_20_Symbols"><text:span text:style-name="T47"> en klik op </text:span></text:span><text:span text:style-name="Strong_20_Emphasis"><text:span text:style-name="T115">Details <text:line-break/><text:tab/><text:tab/></text:span></text:span><text:span text:style-name="Emphasis"><text:span text:style-name="T59">(</text:span></text:span><text:span text:style-name="Emphasis"><text:span text:style-name="T80">of via de Starter </text:span></text:span><text:span text:style-name="Strong_20_Emphasis"><text:span text:style-name="T117">Systeeminstellingen</text:span></text:span><text:span text:style-name="Emphasis"><text:span text:style-name="T80"> &gt; </text:span></text:span><text:span text:style-name="Strong_20_Emphasis"><text:span text:style-name="T115">Details</text:span></text:span><text:span text:style-name="Emphasis"><text:span text:style-name="T80">,<text:line-break/><text:tab/><text:tab/> </text:span></text:span><text:span text:style-name="Emphasis"><text:span text:style-name="T47">of via het </text:span></text:span><text:span text:style-name="Emphasis"><text:span text:style-name="T66">Sessiemenu</text:span></text:span><text:span text:style-name="Emphasis"><text:span text:style-name="T47"> &gt; </text:span></text:span><text:span text:style-name="Strong_20_Emphasis"><text:span text:style-name="T112">Systeeminstellingen</text:span></text:span><text:span text:style-name="Emphasis"><text:span text:style-name="T47"> &gt; </text:span></text:span><text:span text:style-name="Strong_20_Emphasis"><text:span text:style-name="T115">Details</text:span></text:span><text:span text:style-name="Emphasis"><text:span text:style-name="T55">)</text:span></text:span><text:span text:style-name="Emphasis"><text:span text:style-name="T47">.<text:line-break/><text:tab/><text:tab/></text:span></text:span><text:span text:style-name="Numbering_20_Symbols"><text:span text:style-name="T47">Klik </text:span></text:span><text:span text:style-name="Numbering_20_Symbols"><text:span text:style-name="T59">links </text:span></text:span><text:span text:style-name="Numbering_20_Symbols"><text:span text:style-name="T60">op </text:span></text:span><text:span text:style-name="Strong_20_Emphasis"><text:span text:style-name="T136">Standaardtoepassingen</text:span></text:span><text:span text:style-name="Numbering_20_Symbols"><text:span text:style-name="T59">.<text:line-break/><text:tab/><text:tab/>Achter </text:span></text:span><text:span text:style-name="Strong_20_Emphasis"><text:span text:style-name="T136">Muziek</text:span></text:span><text:span text:style-name="Numbering_20_Symbols"><text:span text:style-name="T59"> selecteer </text:span></text:span><text:span text:style-name="Strong_20_Emphasis"><text:span text:style-name="T135">VLC Media Player </text:span></text:span><text:span text:style-name="Numbering_20_Symbols"><text:span text:style-name="T59">of </text:span></text:span><text:span text:style-name="Strong_20_Emphasis"><text:span text:style-name="T135">Video's</text:span></text:span><text:span text:style-name="Numbering_20_Symbols"><text:span text:style-name="T59"> </text:span></text:span><text:span text:style-name="Numbering_20_Symbols"><text:span text:style-name="T60">(= Totem)</text:span></text:span><text:span text:style-name="Numbering_20_Symbols"><text:span text:style-name="T59">, en achter <text:line-break/><text:tab/><text:tab/></text:span></text:span><text:span text:style-name="Strong_20_Emphasis"><text:span text:style-name="T136">Video</text:span></text:span><text:span text:style-name="Numbering_20_Symbols"><text:span text:style-name="T59"> selecteer </text:span></text:span><text:span text:style-name="Strong_20_Emphasis"><text:span text:style-name="T135">VLC Media Player </text:span></text:span><text:span text:style-name="Numbering_20_Symbols"><text:span text:style-name="T59">of </text:span></text:span><text:span text:style-name="Strong_20_Emphasis"><text:span text:style-name="T135">Video's</text:span></text:span><text:span text:style-name="Numbering_20_Symbols"><text:span text:style-name="T59">.</text:span></text:span><text:span text:style-name="Numbering_20_Symbols"><text:span text:style-name="T47"><text:line-break/><text:tab/><text:tab/></text:span></text:span><text:span text:style-name="Numbering_20_Symbols"><text:span text:style-name="T56">S</text:span></text:span><text:span text:style-name="Emphasis"><text:span text:style-name="T118">luit </text:span></text:span><text:span text:style-name="Strong_20_Emphasis"><text:span text:style-name="T115">Details</text:span></text:span><text:span text:style-name="Strong_20_Emphasis"><text:span text:style-name="T112"> </text:span></text:span><text:span text:style-name="Emphasis"><text:span text:style-name="T119">af</text:span></text:span><text:span text:style-name="Emphasis"><text:span text:style-name="T118">.</text:span></text:span></text:p>
              <text:p text:style-name="P55"><text:span text:style-name="Emphasis"><text:span text:style-name="T120"/></text:span></text:p>
              <text:p text:style-name="P55"><text:span text:style-name="Emphasis"><text:span text:style-name="T120"/></text:span></text:p>
              <text:p text:style-name="P55"><text:span text:style-name="Emphasis"><text:span text:style-name="T120"/></text:span></text:p>
            </text:list-item>
          </text:list>
        </text:list-item>
        <text:list-item>
          <text:p text:style-name="P35">Installatie afronden</text:p>
          <text:p text:style-name="P70"/>
          <text:list>
            <text:list-item>
              <text:p text:style-name="P75"><text:span text:style-name="Strong_20_Emphasis"><text:span text:style-name="T197"><draw:control text:anchor-type="as-char" draw:z-index="48" draw:style-name="gr2" draw:text-style-name="P78" svg:width="0.35cm" svg:height="0.35cm" draw:control="control49"/></text:span></text:span><text:span text:style-name="Strong_20_Emphasis"><text:span text:style-name="T197"><text:tab/>Controleer de </text:span></text:span><text:span text:style-name="Emphasis"><text:span text:style-name="T226">specifieke</text:span></text:span><text:span text:style-name="Strong_20_Emphasis"><text:span text:style-name="T197"> checklist </text:span></text:span><text:span text:style-name="Strong_20_Emphasis"><text:span text:style-name="T198">(indien aanwezig)</text:span></text:span><text:span text:style-name="Strong_20_Emphasis"><text:span text:style-name="T197">.</text:span></text:span></text:p>
            </text:list-item>
          </text:list>
        </text:list-item>
      </text:list>
      <text:p text:style-name="P13"/>
      <text:p text:style-name="P13"/>
      <text:p text:style-name="P13"/>
      <text:list xml:id="list131158471809502" text:continue-list="list6871144375852472380" text:style-name="L3">
        <text:list-header>
          <text:p text:style-name="P76"><text:span text:style-name="Strong_20_Emphasis"><text:span text:style-name="T344">NOTE</text:span></text:span><text:span text:style-name="Strong_20_Emphasis"><text:span text:style-name="T214"><text:tab/></text:span></text:span><text:span text:style-name="T217">De i</text:span><text:span text:style-name="Strong_20_Emphasis"><text:span text:style-name="T199">nstallatie </text:span></text:span><text:span text:style-name="Strong_20_Emphasis"><text:span text:style-name="T201">van </text:span></text:span><text:span text:style-name="Strong_20_Emphasis"><text:span text:style-name="T201"><text:reference-ref text:reference-format="text" text:ref-name="Versie">Ubuntu 13.10</text:reference-ref></text:span></text:span><text:span text:style-name="Strong_20_Emphasis"><text:span text:style-name="T199"> </text:span></text:span><text:span text:style-name="Strong_20_Emphasis"><text:span text:style-name="T199"><text:reference-ref text:reference-format="text" text:ref-name="Editie">desktop</text:reference-ref></text:span></text:span><text:span text:style-name="Strong_20_Emphasis"><text:span text:style-name="T199"> </text:span></text:span><text:span text:style-name="Strong_20_Emphasis"><text:span text:style-name="T202">is </text:span></text:span><text:span text:style-name="Strong_20_Emphasis"><text:span text:style-name="T200">voltooid.</text:span></text:span></text:p>
          <text:p text:style-name="P74"><text:span text:style-name="Strong_20_Emphasis"><text:span text:style-name="T229"><text:tab/><text:tab/><text:tab/></text:span></text:span><text:span text:style-name="T156">Checklist eindigt hier.</text:span></text:p>
        </text:list-header>
      </text:list>
      <text:p text:style-name="P14"/>
      <text:p text:style-name="P14"/>
      <text:p text:style-name="P14"/>
      <text:p text:style-name="P14">Dit werk is gelicenseerd onder een Creative Commons Naamsvermelding-GelijkDelen 3.0 Nederland licent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1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0.5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1" fo:font-family="Ubuntu" style:font-style-name="Cursief" style:font-pitch="variable" fo:font-size="11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Ubuntu 13.10 desktop algemeen</text:file-name></text:span><text:span text:style-name="MT1"><text:tab/></text:span><text:span text:style-name="MT1"><text:date style:data-style-name="N36" text:date-value="2014-04-15T13:11:56.935646021">15-04-2014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5</text:page-number>/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subject>Installatie PC software</dc:subject>
    <meta:initial-creator>Karel Zimmer</meta:initial-creator>
    <meta:creation-date>1995-11-21T17:41:00</meta:creation-date>
    <dc:date>2014-04-15T13:11:56.901247159</dc:date>
    <meta:printed-by>Karel Zimmer</meta:printed-by>
    <meta:print-date>2013-05-21T19:42:30</meta:print-date>
    <meta:keyword>Installatie</meta:keyword>
    <meta:keyword>Checklist</meta:keyword>
    <meta:keyword>Linux</meta:keyword>
    <meta:editing-cycles>3694</meta:editing-cycles>
    <meta:editing-duration>P7DT13H22M32S</meta:editing-duration>
    <meta:document-statistic meta:table-count="0" meta:image-count="0" meta:object-count="0" meta:page-count="6" meta:paragraph-count="91" meta:word-count="1505" meta:character-count="11075" meta:non-whitespace-character-count="9338"/>
    <meta:user-defined meta:name="Info 1"/>
    <meta:user-defined meta:name="Info 2"/>
    <meta:user-defined meta:name="Info 3"/>
    <meta:user-defined meta:name="Info 4"/>
  </office:meta>
</office:document-meta>
</file>